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90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877cm" svg:height="8.999cm" svg:x="17.937cm" svg:y="24.684cm">
            <draw:object draw:notify-on-update-of-ranges="Sheet1.D21:Sheet1.D21 Sheet1.E21:Sheet1.N21 Sheet1.D22:Sheet1.D22 Sheet1.E22:Sheet1.N22 Sheet1.D23:Sheet1.D23 Sheet1.E23:Sheet1.N2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2.862cm" svg:height="8.999cm" svg:x="30.848cm" svg:y="24.69cm">
            <draw:object draw:notify-on-update-of-ranges="Sheet1.D24:Sheet1.D24 Sheet1.E24:Sheet1.N24 Sheet1.D25:Sheet1.D25 Sheet1.E25:Sheet1.N25 Sheet1.D26:Sheet1.D26 Sheet1.E26:Sheet1.N2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2.906cm" svg:height="8.999cm" svg:x="43.742cm" svg:y="24.694cm">
            <draw:object draw:notify-on-update-of-ranges="Sheet1.D27:Sheet1.D27 Sheet1.E27:Sheet1.N27 Sheet1.D28:Sheet1.D28 Sheet1.E28:Sheet1.N28 Sheet1.D29:Sheet1.D29 Sheet1.E29:Sheet1.N2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2.878cm" svg:height="8.999cm" svg:x="5.097cm" svg:y="33.694cm">
            <draw:object draw:notify-on-update-of-ranges="Sheet1.D30:Sheet1.D30 Sheet1.E30:Sheet1.N30 Sheet1.D31:Sheet1.D31 Sheet1.E31:Sheet1.N31 Sheet1.D32:Sheet1.D32 Sheet1.E32:Sheet1.N3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2.868cm" svg:height="8.999cm" svg:x="17.946cm" svg:y="33.696cm">
            <draw:object draw:notify-on-update-of-ranges="Sheet1.D33:Sheet1.D33 Sheet1.E33:Sheet1.N33 Sheet1.D34:Sheet1.D34 Sheet1.E34:Sheet1.N34 Sheet1.D35:Sheet1.D35 Sheet1.E35:Sheet1.N3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12.856cm" svg:height="8.999cm" svg:x="30.858cm" svg:y="33.704cm">
            <draw:object draw:notify-on-update-of-ranges="Sheet1.D36:Sheet1.D36 Sheet1.E36:Sheet1.N36 Sheet1.D37:Sheet1.D37 Sheet1.E37:Sheet1.N37 Sheet1.D38:Sheet1.D38 Sheet1.E38:Sheet1.N3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draw:text-style-name="P1" svg:width="12.894cm" svg:height="8.999cm" svg:x="43.745cm" svg:y="33.706cm">
            <draw:object draw:notify-on-update-of-ranges="Sheet1.D39:Sheet1.D39 Sheet1.E39:Sheet1.N39 Sheet1.D40:Sheet1.D40 Sheet1.E40:Sheet1.N40 Sheet1.D41:Sheet1.D41 Sheet1.E41:Sheet1.N41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draw:text-style-name="P1" svg:width="12.875cm" svg:height="8.999cm" svg:x="5.099cm" svg:y="42.702cm">
            <draw:object draw:notify-on-update-of-ranges="Sheet1.D42:Sheet1.D42 Sheet1.E42:Sheet1.N42 Sheet1.D43:Sheet1.D43 Sheet1.E43:Sheet1.N43 Sheet1.D44:Sheet1.D44 Sheet1.E44:Sheet1.N44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8" draw:style-name="gr1" draw:text-style-name="P1" svg:width="12.877cm" svg:height="8.999cm" svg:x="17.937cm" svg:y="42.701cm">
            <draw:object draw:notify-on-update-of-ranges="Sheet1.D45:Sheet1.D45 Sheet1.E45:Sheet1.N45 Sheet1.D46:Sheet1.D46 Sheet1.E46:Sheet1.N46 Sheet1.D47:Sheet1.D47 Sheet1.E47:Sheet1.N47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9" draw:style-name="gr1" draw:text-style-name="P1" svg:width="12.843cm" svg:height="8.999cm" svg:x="30.871cm" svg:y="42.705cm">
            <draw:object draw:notify-on-update-of-ranges="Sheet1.D48:Sheet1.D48 Sheet1.E48:Sheet1.N48 Sheet1.D49:Sheet1.D49 Sheet1.E49:Sheet1.N49 Sheet1.D50:Sheet1.D50 Sheet1.E50:Sheet1.N50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0" draw:style-name="gr1" draw:text-style-name="P1" svg:width="12.888cm" svg:height="8.999cm" svg:x="43.75cm" svg:y="42.71cm">
            <draw:object draw:notify-on-update-of-ranges="Sheet1.D51:Sheet1.D51 Sheet1.E51:Sheet1.N51 Sheet1.D52:Sheet1.D52 Sheet1.E52:Sheet1.N52 Sheet1.D53:Sheet1.D53 Sheet1.E53:Sheet1.N53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1" draw:style-name="gr1" draw:text-style-name="P1" svg:width="12.875cm" svg:height="8.999cm" svg:x="5.094cm" svg:y="24.681cm">
            <draw:object draw:notify-on-update-of-ranges="Sheet1.D18:Sheet1.D18 Sheet1.E18:Sheet1.N18 Sheet1.D19:Sheet1.D19 Sheet1.E19:Sheet1.N19 Sheet1.D20:Sheet1.D20 Sheet1.E20:Sheet1.N20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number-columns-repeated="1022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Add</text:p>
          </table:table-cell>
          <table:table-cell table:style-name="ce1" office:value-type="string" calcext:value-type="string">
            <text:p>Move</text:p>
          </table:table-cell>
          <table:table-cell table:style-name="ce1" office:value-type="string" calcext:value-type="string">
            <text:p>Remove</text:p>
          </table:table-cell>
          <table:table-cell table:style-name="ce1" office:value-type="string" calcext:value-type="string">
            <text:p>Depth max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th node</text:p>
          </table:table-cell>
          <table:table-cell table:style-name="ce1" office:value-type="string" calcext:value-type="string">
            <text:p>Leaf travel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string" calcext:value-type="string">
            <text:p>Flat Tree</text:p>
          </table:table-cell>
          <table:table-cell office:value-type="float" office:value="0.2044" calcext:value-type="float">
            <text:p>0,2044</text:p>
          </table:table-cell>
          <table:table-cell office:value-type="float" office:value="0.1598" calcext:value-type="float">
            <text:p>0,1598</text:p>
          </table:table-cell>
          <table:table-cell office:value-type="float" office:value="0.0956" calcext:value-type="float">
            <text:p>0,0956</text:p>
          </table:table-cell>
          <table:table-cell office:value-type="float" office:value="0.0537" calcext:value-type="float">
            <text:p>0,0537</text:p>
          </table:table-cell>
          <table:table-cell office:value-type="float" office:value="0.0132" calcext:value-type="float">
            <text:p>0,0132</text:p>
          </table:table-cell>
          <table:table-cell office:value-type="float" office:value="0" calcext:value-type="float">
            <text:p>0</text:p>
          </table:table-cell>
          <table:table-cell office:value-type="float" office:value="1.2615" calcext:value-type="float">
            <text:p>1,261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lat Tree Cached</text:p>
          </table:table-cell>
          <table:table-cell office:value-type="float" office:value="0.181" calcext:value-type="float">
            <text:p>0,181</text:p>
          </table:table-cell>
          <table:table-cell office:value-type="float" office:value="0.1387" calcext:value-type="float">
            <text:p>0,1387</text:p>
          </table:table-cell>
          <table:table-cell office:value-type="float" office:value="0.0854" calcext:value-type="float">
            <text:p>0,0854</text:p>
          </table:table-cell>
          <table:table-cell office:value-type="float" office:value="0.0573" calcext:value-type="float">
            <text:p>0,0573</text:p>
          </table:table-cell>
          <table:table-cell office:value-type="float" office:value="0.0128" calcext:value-type="float">
            <text:p>0,0128</text:p>
          </table:table-cell>
          <table:table-cell office:value-type="float" office:value="0" calcext:value-type="float">
            <text:p>0</text:p>
          </table:table-cell>
          <table:table-cell office:value-type="float" office:value="0.1734" calcext:value-type="float">
            <text:p>0,173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lat Tree With Cold Cache</text:p>
          </table:table-cell>
          <table:table-cell office:value-type="float" office:value="3.8399" calcext:value-type="float">
            <text:p>3,8399</text:p>
          </table:table-cell>
          <table:table-cell office:value-type="float" office:value="3.8113" calcext:value-type="float">
            <text:p>3,8113</text:p>
          </table:table-cell>
          <table:table-cell office:value-type="float" office:value="4.1065" calcext:value-type="float">
            <text:p>4,1065</text:p>
          </table:table-cell>
          <table:table-cell office:value-type="float" office:value="0.0585" calcext:value-type="float">
            <text:p>0,0585</text:p>
          </table:table-cell>
          <table:table-cell office:value-type="float" office:value="0.0135" calcext:value-type="float">
            <text:p>0,0135</text:p>
          </table:table-cell>
          <table:table-cell office:value-type="float" office:value="0" calcext:value-type="float">
            <text:p>0</text:p>
          </table:table-cell>
          <table:table-cell office:value-type="float" office:value="1.6338" calcext:value-type="float">
            <text:p>1,63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aive Tree</text:p>
          </table:table-cell>
          <table:table-cell office:value-type="float" office:value="0.1225" calcext:value-type="float">
            <text:p>0,1225</text:p>
          </table:table-cell>
          <table:table-cell office:value-type="float" office:value="0.0584" calcext:value-type="float">
            <text:p>0,0584</text:p>
          </table:table-cell>
          <table:table-cell office:value-type="float" office:value="0.6561" calcext:value-type="float">
            <text:p>0,6561</text:p>
          </table:table-cell>
          <table:table-cell office:value-type="float" office:value="6.0589" calcext:value-type="float">
            <text:p>6,0589</text:p>
          </table:table-cell>
          <table:table-cell office:value-type="float" office:value="5.7926" calcext:value-type="float">
            <text:p>5,7926</text:p>
          </table:table-cell>
          <table:table-cell office:value-type="float" office:value="1.1813" calcext:value-type="float">
            <text:p>1,1813</text:p>
          </table:table-cell>
          <table:table-cell office:value-type="float" office:value="0.4065" calcext:value-type="float">
            <text:p>0,406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uffered Tree</text:p>
          </table:table-cell>
          <table:table-cell office:value-type="float" office:value="0.0361" calcext:value-type="float">
            <text:p>0,0361</text:p>
          </table:table-cell>
          <table:table-cell office:value-type="float" office:value="0.0422" calcext:value-type="float">
            <text:p>0,0422</text:p>
          </table:table-cell>
          <table:table-cell office:value-type="float" office:value="0.2573" calcext:value-type="float">
            <text:p>0,2573</text:p>
          </table:table-cell>
          <table:table-cell office:value-type="float" office:value="6.735" calcext:value-type="float">
            <text:p>6,735</text:p>
          </table:table-cell>
          <table:table-cell office:value-type="float" office:value="6.2878" calcext:value-type="float">
            <text:p>6,2878</text:p>
          </table:table-cell>
          <table:table-cell office:value-type="float" office:value="1.3191" calcext:value-type="float">
            <text:p>1,3191</text:p>
          </table:table-cell>
          <table:table-cell office:value-type="float" office:value="0.4094" calcext:value-type="float">
            <text:p>0,409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ax Count</text:p>
          </table:table-cell>
          <table:table-cell office:value-type="float" office:value="1941" calcext:value-type="float">
            <text:p>194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erage Count</text:p>
          </table:table-cell>
          <table:table-cell office:value-type="float" office:value="471.2143" calcext:value-type="float">
            <text:p>471,214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x Depth</text:p>
          </table:table-cell>
          <table:table-cell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erage Depth</text:p>
          </table:table-cell>
          <table:table-cell office:value-type="float" office:value="31.0183" calcext:value-type="float">
            <text:p>31,018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x Travel Depth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erage Travel Depth</text:p>
          </table:table-cell>
          <table:table-cell office:value-type="float" office:value="3.7201" calcext:value-type="float">
            <text:p>3,72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ransformation test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Tree</text:p>
          </table:table-cell>
          <table:table-cell table:style-name="ce1" office:value-type="string" calcext:value-type="string">
            <text:p>Size</text:p>
          </table:table-cell>
          <table:table-cell table:style-name="ce1"/>
          <table:table-cell table:style-name="ce1" office:value-type="string" calcext:value-type="string">
            <text:p>Iterations: 1</text:p>
          </table:table-cell>
          <table:table-cell table:style-name="ce1" office:value-type="string" calcext:value-type="string">
            <text:p>Iterations: 2</text:p>
          </table:table-cell>
          <table:table-cell table:style-name="ce1" office:value-type="string" calcext:value-type="string">
            <text:p>Iterations: 3</text:p>
          </table:table-cell>
          <table:table-cell table:style-name="ce1" office:value-type="string" calcext:value-type="string">
            <text:p>Iterations: 4</text:p>
          </table:table-cell>
          <table:table-cell table:style-name="ce1" office:value-type="string" calcext:value-type="string">
            <text:p>Iterations: 5</text:p>
          </table:table-cell>
          <table:table-cell table:style-name="ce1" office:value-type="string" calcext:value-type="string">
            <text:p>Iterations: 6</text:p>
          </table:table-cell>
          <table:table-cell table:style-name="ce1" office:value-type="string" calcext:value-type="string">
            <text:p>Iterations: 7</text:p>
          </table:table-cell>
          <table:table-cell table:style-name="ce1" office:value-type="string" calcext:value-type="string">
            <text:p>Iterations: 8</text:p>
          </table:table-cell>
          <table:table-cell table:style-name="ce1" office:value-type="string" calcext:value-type="string">
            <text:p>Iterations: 9</text:p>
          </table:table-cell>
          <table:table-cell table:style-name="ce1" office:value-type="string" calcext:value-type="string">
            <text:p>Iterations: 10</text:p>
          </table:table-cell>
          <table:table-cell table:style-name="ce1" table:number-columns-repeated="2"/>
          <table:table-cell table:style-name="ce1" office:value-type="string" calcext:value-type="string">
            <text:p>Flat Transform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024" calcext:value-type="float">
            <text:p>0,1024</text:p>
          </table:table-cell>
          <table:table-cell table:style-name="ce1" office:value-type="float" office:value="0.0667" calcext:value-type="float">
            <text:p>0,0667</text:p>
          </table:table-cell>
          <table:table-cell table:style-name="ce1" office:value-type="float" office:value="0.0827" calcext:value-type="float">
            <text:p>0,0827</text:p>
          </table:table-cell>
          <table:table-cell table:style-name="ce1" office:value-type="float" office:value="0.0853" calcext:value-type="float">
            <text:p>0,0853</text:p>
          </table:table-cell>
          <table:table-cell table:style-name="ce1" office:value-type="float" office:value="0.0838" calcext:value-type="float">
            <text:p>0,0838</text:p>
          </table:table-cell>
          <table:table-cell table:style-name="ce1" office:value-type="float" office:value="0.0853" calcext:value-type="float">
            <text:p>0,0853</text:p>
          </table:table-cell>
          <table:table-cell table:style-name="ce1" office:value-type="float" office:value="0.0953" calcext:value-type="float">
            <text:p>0,0953</text:p>
          </table:table-cell>
          <table:table-cell table:style-name="ce1" office:value-type="float" office:value="0.0923" calcext:value-type="float">
            <text:p>0,0923</text:p>
          </table:table-cell>
          <table:table-cell table:style-name="ce1" office:value-type="float" office:value="0.0924" calcext:value-type="float">
            <text:p>0,0924</text:p>
          </table:table-cell>
          <table:table-cell table:style-name="ce1" office:value-type="float" office:value="0.0835" calcext:value-type="float">
            <text:p>0,0835</text:p>
          </table:table-cell>
          <table:table-cell table:style-name="ce1" table:number-columns-repeated="996"/>
        </table:table-row>
        <table:table-row table:style-name="ro1">
          <table:table-cell/>
          <table:table-cell table:style-name="ce2" office:value-type="string" calcext:value-type="string">
            <text:p>Flat Transform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lat</text:p>
          </table:table-cell>
          <table:table-cell table:style-name="ce1" office:value-type="float" office:value="0.1024" calcext:value-type="float">
            <text:p>0,1024</text:p>
          </table:table-cell>
          <table:table-cell table:style-name="ce1" office:value-type="float" office:value="0.0667" calcext:value-type="float">
            <text:p>0,0667</text:p>
          </table:table-cell>
          <table:table-cell table:style-name="ce1" office:value-type="float" office:value="0.0827" calcext:value-type="float">
            <text:p>0,0827</text:p>
          </table:table-cell>
          <table:table-cell table:style-name="ce1" office:value-type="float" office:value="0.0853" calcext:value-type="float">
            <text:p>0,0853</text:p>
          </table:table-cell>
          <table:table-cell table:style-name="ce1" office:value-type="float" office:value="0.0838" calcext:value-type="float">
            <text:p>0,0838</text:p>
          </table:table-cell>
          <table:table-cell table:style-name="ce1" office:value-type="float" office:value="0.0853" calcext:value-type="float">
            <text:p>0,0853</text:p>
          </table:table-cell>
          <table:table-cell table:style-name="ce1" office:value-type="float" office:value="0.0953" calcext:value-type="float">
            <text:p>0,0953</text:p>
          </table:table-cell>
          <table:table-cell table:style-name="ce1" office:value-type="float" office:value="0.0923" calcext:value-type="float">
            <text:p>0,0923</text:p>
          </table:table-cell>
          <table:table-cell table:style-name="ce1" office:value-type="float" office:value="0.0924" calcext:value-type="float">
            <text:p>0,0924</text:p>
          </table:table-cell>
          <table:table-cell table:style-name="ce1" office:value-type="float" office:value="0.0835" calcext:value-type="float">
            <text:p>0,08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,18</text:p>
          </table:table-cell>
          <table:table-cell office:value-type="float" office:value="0.1334" calcext:value-type="float">
            <text:p>0,1334</text:p>
          </table:table-cell>
          <table:table-cell office:value-type="float" office:value="0.1345" calcext:value-type="float">
            <text:p>0,1345</text:p>
          </table:table-cell>
          <table:table-cell office:value-type="float" office:value="0.1202" calcext:value-type="float">
            <text:p>0,1202</text:p>
          </table:table-cell>
          <table:table-cell office:value-type="float" office:value="0.1129" calcext:value-type="float">
            <text:p>0,1129</text:p>
          </table:table-cell>
          <table:table-cell office:value-type="float" office:value="0.1096" calcext:value-type="float">
            <text:p>0,1096</text:p>
          </table:table-cell>
          <table:table-cell office:value-type="float" office:value="0.113" calcext:value-type="float">
            <text:p>0,113</text:p>
          </table:table-cell>
          <table:table-cell office:value-type="float" office:value="0.1105" calcext:value-type="float">
            <text:p>0,1105</text:p>
          </table:table-cell>
          <table:table-cell office:value-type="float" office:value="0.1103" calcext:value-type="float">
            <text:p>0,1103</text:p>
          </table:table-cell>
          <table:table-cell office:value-type="float" office:value="0.1148" calcext:value-type="float">
            <text:p>0,1148</text:p>
          </table:table-cell>
          <table:table-cell table:number-columns-repeated="996"/>
        </table:table-row>
        <table:table-row table:style-name="ro1">
          <table:table-cell/>
          <table:table-cell table:style-name="Default" office:value-type="string" calcext:value-type="string">
            <text:p>Buffered Tree Transfor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oled</text:p>
          </table:table-cell>
          <table:table-cell office:value-type="float" office:value="0.18" calcext:value-type="float">
            <text:p>0,18</text:p>
          </table:table-cell>
          <table:table-cell office:value-type="float" office:value="0.1334" calcext:value-type="float">
            <text:p>0,1334</text:p>
          </table:table-cell>
          <table:table-cell office:value-type="float" office:value="0.1345" calcext:value-type="float">
            <text:p>0,1345</text:p>
          </table:table-cell>
          <table:table-cell office:value-type="float" office:value="0.1202" calcext:value-type="float">
            <text:p>0,1202</text:p>
          </table:table-cell>
          <table:table-cell office:value-type="float" office:value="0.1129" calcext:value-type="float">
            <text:p>0,1129</text:p>
          </table:table-cell>
          <table:table-cell office:value-type="float" office:value="0.1096" calcext:value-type="float">
            <text:p>0,1096</text:p>
          </table:table-cell>
          <table:table-cell office:value-type="float" office:value="0.113" calcext:value-type="float">
            <text:p>0,113</text:p>
          </table:table-cell>
          <table:table-cell office:value-type="float" office:value="0.1105" calcext:value-type="float">
            <text:p>0,1105</text:p>
          </table:table-cell>
          <table:table-cell office:value-type="float" office:value="0.1103" calcext:value-type="float">
            <text:p>0,1103</text:p>
          </table:table-cell>
          <table:table-cell office:value-type="float" office:value="0.1148" calcext:value-type="float">
            <text:p>0,114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1551" calcext:value-type="float">
            <text:p>0,1551</text:p>
          </table:table-cell>
          <table:table-cell office:value-type="float" office:value="0.1505" calcext:value-type="float">
            <text:p>0,1505</text:p>
          </table:table-cell>
          <table:table-cell office:value-type="float" office:value="0.1655" calcext:value-type="float">
            <text:p>0,1655</text:p>
          </table:table-cell>
          <table:table-cell office:value-type="float" office:value="0.1257" calcext:value-type="float">
            <text:p>0,1257</text:p>
          </table:table-cell>
          <table:table-cell office:value-type="float" office:value="0.1229" calcext:value-type="float">
            <text:p>0,1229</text:p>
          </table:table-cell>
          <table:table-cell office:value-type="float" office:value="0.1158" calcext:value-type="float">
            <text:p>0,1158</text:p>
          </table:table-cell>
          <table:table-cell office:value-type="float" office:value="0.1122" calcext:value-type="float">
            <text:p>0,1122</text:p>
          </table:table-cell>
          <table:table-cell office:value-type="float" office:value="0.161" calcext:value-type="float">
            <text:p>0,161</text:p>
          </table:table-cell>
          <table:table-cell office:value-type="float" office:value="0.1127" calcext:value-type="float">
            <text:p>0,1127</text:p>
          </table:table-cell>
          <table:table-cell office:value-type="float" office:value="0.1061" calcext:value-type="float">
            <text:p>0,1061</text:p>
          </table:table-cell>
          <table:table-cell table:number-columns-repeated="996"/>
        </table:table-row>
        <table:table-row table:style-name="ro1">
          <table:table-cell/>
          <table:table-cell table:style-name="Default" office:value-type="string" calcext:value-type="string">
            <text:p>Naive Tree Transfor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ive</text:p>
          </table:table-cell>
          <table:table-cell office:value-type="float" office:value="0.1551" calcext:value-type="float">
            <text:p>0,1551</text:p>
          </table:table-cell>
          <table:table-cell office:value-type="float" office:value="0.1505" calcext:value-type="float">
            <text:p>0,1505</text:p>
          </table:table-cell>
          <table:table-cell office:value-type="float" office:value="0.1655" calcext:value-type="float">
            <text:p>0,1655</text:p>
          </table:table-cell>
          <table:table-cell office:value-type="float" office:value="0.1257" calcext:value-type="float">
            <text:p>0,1257</text:p>
          </table:table-cell>
          <table:table-cell office:value-type="float" office:value="0.1229" calcext:value-type="float">
            <text:p>0,1229</text:p>
          </table:table-cell>
          <table:table-cell office:value-type="float" office:value="0.1158" calcext:value-type="float">
            <text:p>0,1158</text:p>
          </table:table-cell>
          <table:table-cell office:value-type="float" office:value="0.1122" calcext:value-type="float">
            <text:p>0,1122</text:p>
          </table:table-cell>
          <table:table-cell office:value-type="float" office:value="0.161" calcext:value-type="float">
            <text:p>0,161</text:p>
          </table:table-cell>
          <table:table-cell office:value-type="float" office:value="0.1127" calcext:value-type="float">
            <text:p>0,1127</text:p>
          </table:table-cell>
          <table:table-cell office:value-type="float" office:value="0.1061" calcext:value-type="float">
            <text:p>0,106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1862" calcext:value-type="float">
            <text:p>0,1862</text:p>
          </table:table-cell>
          <table:table-cell office:value-type="float" office:value="0.211" calcext:value-type="float">
            <text:p>0,211</text:p>
          </table:table-cell>
          <table:table-cell office:value-type="float" office:value="0.1913" calcext:value-type="float">
            <text:p>0,1913</text:p>
          </table:table-cell>
          <table:table-cell office:value-type="float" office:value="0.1877" calcext:value-type="float">
            <text:p>0,1877</text:p>
          </table:table-cell>
          <table:table-cell office:value-type="float" office:value="0.1762" calcext:value-type="float">
            <text:p>0,1762</text:p>
          </table:table-cell>
          <table:table-cell office:value-type="float" office:value="0.1831" calcext:value-type="float">
            <text:p>0,1831</text:p>
          </table:table-cell>
          <table:table-cell office:value-type="float" office:value="0.1911" calcext:value-type="float">
            <text:p>0,1911</text:p>
          </table:table-cell>
          <table:table-cell office:value-type="float" office:value="0.2095" calcext:value-type="float">
            <text:p>0,2095</text:p>
          </table:table-cell>
          <table:table-cell office:value-type="float" office:value="0.1886" calcext:value-type="float">
            <text:p>0,1886</text:p>
          </table:table-cell>
          <table:table-cell office:value-type="float" office:value="0.1859" calcext:value-type="float">
            <text:p>0,1859</text:p>
          </table:table-cell>
          <table:table-cell table:number-columns-repeated="996"/>
        </table:table-row>
        <table:table-row table:style-name="ro1">
          <table:table-cell/>
          <table:table-cell table:style-name="ce2" office:value-type="string" calcext:value-type="string">
            <text:p>Flat Transform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Flat</text:p>
          </table:table-cell>
          <table:table-cell office:value-type="float" office:value="0.1862" calcext:value-type="float">
            <text:p>0,1862</text:p>
          </table:table-cell>
          <table:table-cell office:value-type="float" office:value="0.211" calcext:value-type="float">
            <text:p>0,211</text:p>
          </table:table-cell>
          <table:table-cell office:value-type="float" office:value="0.1913" calcext:value-type="float">
            <text:p>0,1913</text:p>
          </table:table-cell>
          <table:table-cell office:value-type="float" office:value="0.1877" calcext:value-type="float">
            <text:p>0,1877</text:p>
          </table:table-cell>
          <table:table-cell office:value-type="float" office:value="0.1762" calcext:value-type="float">
            <text:p>0,1762</text:p>
          </table:table-cell>
          <table:table-cell office:value-type="float" office:value="0.1831" calcext:value-type="float">
            <text:p>0,1831</text:p>
          </table:table-cell>
          <table:table-cell office:value-type="float" office:value="0.1911" calcext:value-type="float">
            <text:p>0,1911</text:p>
          </table:table-cell>
          <table:table-cell office:value-type="float" office:value="0.2095" calcext:value-type="float">
            <text:p>0,2095</text:p>
          </table:table-cell>
          <table:table-cell office:value-type="float" office:value="0.1886" calcext:value-type="float">
            <text:p>0,1886</text:p>
          </table:table-cell>
          <table:table-cell office:value-type="float" office:value="0.1859" calcext:value-type="float">
            <text:p>0,1859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301" calcext:value-type="float">
            <text:p>0,301</text:p>
          </table:table-cell>
          <table:table-cell office:value-type="float" office:value="0.2731" calcext:value-type="float">
            <text:p>0,2731</text:p>
          </table:table-cell>
          <table:table-cell office:value-type="float" office:value="0.2606" calcext:value-type="float">
            <text:p>0,2606</text:p>
          </table:table-cell>
          <table:table-cell office:value-type="float" office:value="0.2482" calcext:value-type="float">
            <text:p>0,2482</text:p>
          </table:table-cell>
          <table:table-cell office:value-type="float" office:value="0.2364" calcext:value-type="float">
            <text:p>0,2364</text:p>
          </table:table-cell>
          <table:table-cell office:value-type="float" office:value="0.2162" calcext:value-type="float">
            <text:p>0,2162</text:p>
          </table:table-cell>
          <table:table-cell office:value-type="float" office:value="0.2004" calcext:value-type="float">
            <text:p>0,2004</text:p>
          </table:table-cell>
          <table:table-cell office:value-type="float" office:value="0.2118" calcext:value-type="float">
            <text:p>0,2118</text:p>
          </table:table-cell>
          <table:table-cell office:value-type="float" office:value="0.2034" calcext:value-type="float">
            <text:p>0,2034</text:p>
          </table:table-cell>
          <table:table-cell office:value-type="float" office:value="0.2045" calcext:value-type="float">
            <text:p>0,2045</text:p>
          </table:table-cell>
          <table:table-cell table:number-columns-repeated="996"/>
        </table:table-row>
        <table:table-row table:style-name="ro1">
          <table:table-cell/>
          <table:table-cell table:style-name="Default" office:value-type="string" calcext:value-type="string">
            <text:p>Buffered Tree Transfor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ooled</text:p>
          </table:table-cell>
          <table:table-cell office:value-type="float" office:value="0.301" calcext:value-type="float">
            <text:p>0,301</text:p>
          </table:table-cell>
          <table:table-cell office:value-type="float" office:value="0.2731" calcext:value-type="float">
            <text:p>0,2731</text:p>
          </table:table-cell>
          <table:table-cell office:value-type="float" office:value="0.2606" calcext:value-type="float">
            <text:p>0,2606</text:p>
          </table:table-cell>
          <table:table-cell office:value-type="float" office:value="0.2482" calcext:value-type="float">
            <text:p>0,2482</text:p>
          </table:table-cell>
          <table:table-cell office:value-type="float" office:value="0.2364" calcext:value-type="float">
            <text:p>0,2364</text:p>
          </table:table-cell>
          <table:table-cell office:value-type="float" office:value="0.2162" calcext:value-type="float">
            <text:p>0,2162</text:p>
          </table:table-cell>
          <table:table-cell office:value-type="float" office:value="0.2004" calcext:value-type="float">
            <text:p>0,2004</text:p>
          </table:table-cell>
          <table:table-cell office:value-type="float" office:value="0.2118" calcext:value-type="float">
            <text:p>0,2118</text:p>
          </table:table-cell>
          <table:table-cell office:value-type="float" office:value="0.2034" calcext:value-type="float">
            <text:p>0,2034</text:p>
          </table:table-cell>
          <table:table-cell office:value-type="float" office:value="0.2045" calcext:value-type="float">
            <text:p>0,2045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3134" calcext:value-type="float">
            <text:p>0,3134</text:p>
          </table:table-cell>
          <table:table-cell office:value-type="float" office:value="0.2855" calcext:value-type="float">
            <text:p>0,2855</text:p>
          </table:table-cell>
          <table:table-cell office:value-type="float" office:value="0.2493" calcext:value-type="float">
            <text:p>0,2493</text:p>
          </table:table-cell>
          <table:table-cell office:value-type="float" office:value="0.2358" calcext:value-type="float">
            <text:p>0,2358</text:p>
          </table:table-cell>
          <table:table-cell office:value-type="float" office:value="0.2284" calcext:value-type="float">
            <text:p>0,2284</text:p>
          </table:table-cell>
          <table:table-cell office:value-type="float" office:value="0.2182" calcext:value-type="float">
            <text:p>0,2182</text:p>
          </table:table-cell>
          <table:table-cell office:value-type="float" office:value="0.2075" calcext:value-type="float">
            <text:p>0,2075</text:p>
          </table:table-cell>
          <table:table-cell office:value-type="float" office:value="0.2044" calcext:value-type="float">
            <text:p>0,2044</text:p>
          </table:table-cell>
          <table:table-cell office:value-type="float" office:value="0.22" calcext:value-type="float">
            <text:p>0,22</text:p>
          </table:table-cell>
          <table:table-cell office:value-type="float" office:value="0.2073" calcext:value-type="float">
            <text:p>0,2073</text:p>
          </table:table-cell>
          <table:table-cell table:number-columns-repeated="996"/>
        </table:table-row>
        <table:table-row table:style-name="ro1">
          <table:table-cell/>
          <table:table-cell table:style-name="Default" office:value-type="string" calcext:value-type="string">
            <text:p>Naive Tree Transfor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ive</text:p>
          </table:table-cell>
          <table:table-cell office:value-type="float" office:value="0.3134" calcext:value-type="float">
            <text:p>0,3134</text:p>
          </table:table-cell>
          <table:table-cell office:value-type="float" office:value="0.2855" calcext:value-type="float">
            <text:p>0,2855</text:p>
          </table:table-cell>
          <table:table-cell office:value-type="float" office:value="0.2493" calcext:value-type="float">
            <text:p>0,2493</text:p>
          </table:table-cell>
          <table:table-cell office:value-type="float" office:value="0.2358" calcext:value-type="float">
            <text:p>0,2358</text:p>
          </table:table-cell>
          <table:table-cell office:value-type="float" office:value="0.2284" calcext:value-type="float">
            <text:p>0,2284</text:p>
          </table:table-cell>
          <table:table-cell office:value-type="float" office:value="0.2182" calcext:value-type="float">
            <text:p>0,2182</text:p>
          </table:table-cell>
          <table:table-cell office:value-type="float" office:value="0.2075" calcext:value-type="float">
            <text:p>0,2075</text:p>
          </table:table-cell>
          <table:table-cell office:value-type="float" office:value="0.2044" calcext:value-type="float">
            <text:p>0,2044</text:p>
          </table:table-cell>
          <table:table-cell office:value-type="float" office:value="0.22" calcext:value-type="float">
            <text:p>0,22</text:p>
          </table:table-cell>
          <table:table-cell office:value-type="float" office:value="0.2073" calcext:value-type="float">
            <text:p>0,207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4841" calcext:value-type="float">
            <text:p>0,4841</text:p>
          </table:table-cell>
          <table:table-cell office:value-type="float" office:value="0.498" calcext:value-type="float">
            <text:p>0,498</text:p>
          </table:table-cell>
          <table:table-cell office:value-type="float" office:value="0.4954" calcext:value-type="float">
            <text:p>0,4954</text:p>
          </table:table-cell>
          <table:table-cell office:value-type="float" office:value="0.5019" calcext:value-type="float">
            <text:p>0,5019</text:p>
          </table:table-cell>
          <table:table-cell office:value-type="float" office:value="0.494" calcext:value-type="float">
            <text:p>0,494</text:p>
          </table:table-cell>
          <table:table-cell office:value-type="float" office:value="0.5001" calcext:value-type="float">
            <text:p>0,5001</text:p>
          </table:table-cell>
          <table:table-cell office:value-type="float" office:value="0.5448" calcext:value-type="float">
            <text:p>0,5448</text:p>
          </table:table-cell>
          <table:table-cell office:value-type="float" office:value="0.4992" calcext:value-type="float">
            <text:p>0,4992</text:p>
          </table:table-cell>
          <table:table-cell office:value-type="float" office:value="0.5006" calcext:value-type="float">
            <text:p>0,5006</text:p>
          </table:table-cell>
          <table:table-cell office:value-type="float" office:value="0.4924" calcext:value-type="float">
            <text:p>0,4924</text:p>
          </table:table-cell>
          <table:table-cell table:number-columns-repeated="996"/>
        </table:table-row>
        <table:table-row table:style-name="ro1">
          <table:table-cell/>
          <table:table-cell table:style-name="ce2" office:value-type="string" calcext:value-type="string">
            <text:p>Flat Transform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lat</text:p>
          </table:table-cell>
          <table:table-cell office:value-type="float" office:value="0.4841" calcext:value-type="float">
            <text:p>0,4841</text:p>
          </table:table-cell>
          <table:table-cell office:value-type="float" office:value="0.498" calcext:value-type="float">
            <text:p>0,498</text:p>
          </table:table-cell>
          <table:table-cell office:value-type="float" office:value="0.4954" calcext:value-type="float">
            <text:p>0,4954</text:p>
          </table:table-cell>
          <table:table-cell office:value-type="float" office:value="0.5019" calcext:value-type="float">
            <text:p>0,5019</text:p>
          </table:table-cell>
          <table:table-cell office:value-type="float" office:value="0.494" calcext:value-type="float">
            <text:p>0,494</text:p>
          </table:table-cell>
          <table:table-cell office:value-type="float" office:value="0.5001" calcext:value-type="float">
            <text:p>0,5001</text:p>
          </table:table-cell>
          <table:table-cell office:value-type="float" office:value="0.5448" calcext:value-type="float">
            <text:p>0,5448</text:p>
          </table:table-cell>
          <table:table-cell office:value-type="float" office:value="0.4992" calcext:value-type="float">
            <text:p>0,4992</text:p>
          </table:table-cell>
          <table:table-cell office:value-type="float" office:value="0.5006" calcext:value-type="float">
            <text:p>0,5006</text:p>
          </table:table-cell>
          <table:table-cell office:value-type="float" office:value="0.4924" calcext:value-type="float">
            <text:p>0,492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7944" calcext:value-type="float">
            <text:p>0,7944</text:p>
          </table:table-cell>
          <table:table-cell office:value-type="float" office:value="0.664" calcext:value-type="float">
            <text:p>0,664</text:p>
          </table:table-cell>
          <table:table-cell office:value-type="float" office:value="0.5916" calcext:value-type="float">
            <text:p>0,5916</text:p>
          </table:table-cell>
          <table:table-cell office:value-type="float" office:value="0.5655" calcext:value-type="float">
            <text:p>0,5655</text:p>
          </table:table-cell>
          <table:table-cell office:value-type="float" office:value="0.5498" calcext:value-type="float">
            <text:p>0,5498</text:p>
          </table:table-cell>
          <table:table-cell office:value-type="float" office:value="0.5394" calcext:value-type="float">
            <text:p>0,5394</text:p>
          </table:table-cell>
          <table:table-cell office:value-type="float" office:value="0.5124" calcext:value-type="float">
            <text:p>0,5124</text:p>
          </table:table-cell>
          <table:table-cell office:value-type="float" office:value="0.5085" calcext:value-type="float">
            <text:p>0,5085</text:p>
          </table:table-cell>
          <table:table-cell office:value-type="float" office:value="0.5047" calcext:value-type="float">
            <text:p>0,5047</text:p>
          </table:table-cell>
          <table:table-cell office:value-type="float" office:value="0.4949" calcext:value-type="float">
            <text:p>0,4949</text:p>
          </table:table-cell>
          <table:table-cell table:number-columns-repeated="996"/>
        </table:table-row>
        <table:table-row table:style-name="ro1">
          <table:table-cell/>
          <table:table-cell table:style-name="Default" office:value-type="string" calcext:value-type="string">
            <text:p>Buffered Tree Transfor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oled</text:p>
          </table:table-cell>
          <table:table-cell office:value-type="float" office:value="0.7944" calcext:value-type="float">
            <text:p>0,7944</text:p>
          </table:table-cell>
          <table:table-cell office:value-type="float" office:value="0.664" calcext:value-type="float">
            <text:p>0,664</text:p>
          </table:table-cell>
          <table:table-cell office:value-type="float" office:value="0.5916" calcext:value-type="float">
            <text:p>0,5916</text:p>
          </table:table-cell>
          <table:table-cell office:value-type="float" office:value="0.5655" calcext:value-type="float">
            <text:p>0,5655</text:p>
          </table:table-cell>
          <table:table-cell office:value-type="float" office:value="0.5498" calcext:value-type="float">
            <text:p>0,5498</text:p>
          </table:table-cell>
          <table:table-cell office:value-type="float" office:value="0.5394" calcext:value-type="float">
            <text:p>0,5394</text:p>
          </table:table-cell>
          <table:table-cell office:value-type="float" office:value="0.5124" calcext:value-type="float">
            <text:p>0,5124</text:p>
          </table:table-cell>
          <table:table-cell office:value-type="float" office:value="0.5085" calcext:value-type="float">
            <text:p>0,5085</text:p>
          </table:table-cell>
          <table:table-cell office:value-type="float" office:value="0.5047" calcext:value-type="float">
            <text:p>0,5047</text:p>
          </table:table-cell>
          <table:table-cell office:value-type="float" office:value="0.4949" calcext:value-type="float">
            <text:p>0,4949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7726" calcext:value-type="float">
            <text:p>0,7726</text:p>
          </table:table-cell>
          <table:table-cell office:value-type="float" office:value="0.6284" calcext:value-type="float">
            <text:p>0,6284</text:p>
          </table:table-cell>
          <table:table-cell office:value-type="float" office:value="0.5999" calcext:value-type="float">
            <text:p>0,5999</text:p>
          </table:table-cell>
          <table:table-cell office:value-type="float" office:value="0.5647" calcext:value-type="float">
            <text:p>0,5647</text:p>
          </table:table-cell>
          <table:table-cell office:value-type="float" office:value="0.543" calcext:value-type="float">
            <text:p>0,543</text:p>
          </table:table-cell>
          <table:table-cell office:value-type="float" office:value="0.5358" calcext:value-type="float">
            <text:p>0,5358</text:p>
          </table:table-cell>
          <table:table-cell office:value-type="float" office:value="0.5102" calcext:value-type="float">
            <text:p>0,5102</text:p>
          </table:table-cell>
          <table:table-cell office:value-type="float" office:value="0.5019" calcext:value-type="float">
            <text:p>0,5019</text:p>
          </table:table-cell>
          <table:table-cell office:value-type="float" office:value="0.4979" calcext:value-type="float">
            <text:p>0,4979</text:p>
          </table:table-cell>
          <table:table-cell office:value-type="float" office:value="0.5033" calcext:value-type="float">
            <text:p>0,5033</text:p>
          </table:table-cell>
          <table:table-cell table:number-columns-repeated="996"/>
        </table:table-row>
        <table:table-row table:style-name="ro1">
          <table:table-cell/>
          <table:table-cell table:style-name="Default" office:value-type="string" calcext:value-type="string">
            <text:p>Naive Tree Transfor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ive</text:p>
          </table:table-cell>
          <table:table-cell office:value-type="float" office:value="0.7726" calcext:value-type="float">
            <text:p>0,7726</text:p>
          </table:table-cell>
          <table:table-cell office:value-type="float" office:value="0.6284" calcext:value-type="float">
            <text:p>0,6284</text:p>
          </table:table-cell>
          <table:table-cell office:value-type="float" office:value="0.5999" calcext:value-type="float">
            <text:p>0,5999</text:p>
          </table:table-cell>
          <table:table-cell office:value-type="float" office:value="0.5647" calcext:value-type="float">
            <text:p>0,5647</text:p>
          </table:table-cell>
          <table:table-cell office:value-type="float" office:value="0.543" calcext:value-type="float">
            <text:p>0,543</text:p>
          </table:table-cell>
          <table:table-cell office:value-type="float" office:value="0.5358" calcext:value-type="float">
            <text:p>0,5358</text:p>
          </table:table-cell>
          <table:table-cell office:value-type="float" office:value="0.5102" calcext:value-type="float">
            <text:p>0,5102</text:p>
          </table:table-cell>
          <table:table-cell office:value-type="float" office:value="0.5019" calcext:value-type="float">
            <text:p>0,5019</text:p>
          </table:table-cell>
          <table:table-cell office:value-type="float" office:value="0.4979" calcext:value-type="float">
            <text:p>0,4979</text:p>
          </table:table-cell>
          <table:table-cell office:value-type="float" office:value="0.5033" calcext:value-type="float">
            <text:p>0,503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9805" calcext:value-type="float">
            <text:p>0,9805</text:p>
          </table:table-cell>
          <table:table-cell office:value-type="float" office:value="0.9898" calcext:value-type="float">
            <text:p>0,9898</text:p>
          </table:table-cell>
          <table:table-cell office:value-type="float" office:value="0.9919" calcext:value-type="float">
            <text:p>0,9919</text:p>
          </table:table-cell>
          <table:table-cell office:value-type="float" office:value="0.9821" calcext:value-type="float">
            <text:p>0,9821</text:p>
          </table:table-cell>
          <table:table-cell office:value-type="float" office:value="0.9923" calcext:value-type="float">
            <text:p>0,9923</text:p>
          </table:table-cell>
          <table:table-cell office:value-type="float" office:value="0.9862" calcext:value-type="float">
            <text:p>0,9862</text:p>
          </table:table-cell>
          <table:table-cell office:value-type="float" office:value="0.9881" calcext:value-type="float">
            <text:p>0,9881</text:p>
          </table:table-cell>
          <table:table-cell office:value-type="float" office:value="0.9875" calcext:value-type="float">
            <text:p>0,9875</text:p>
          </table:table-cell>
          <table:table-cell office:value-type="float" office:value="0.9888" calcext:value-type="float">
            <text:p>0,9888</text:p>
          </table:table-cell>
          <table:table-cell office:value-type="float" office:value="0.9886" calcext:value-type="float">
            <text:p>0,9886</text:p>
          </table:table-cell>
          <table:table-cell table:number-columns-repeated="996"/>
        </table:table-row>
        <table:table-row table:style-name="ro1">
          <table:table-cell/>
          <table:table-cell table:style-name="ce2" office:value-type="string" calcext:value-type="string">
            <text:p>Flat Transform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Flat</text:p>
          </table:table-cell>
          <table:table-cell office:value-type="float" office:value="0.9805" calcext:value-type="float">
            <text:p>0,9805</text:p>
          </table:table-cell>
          <table:table-cell office:value-type="float" office:value="0.9898" calcext:value-type="float">
            <text:p>0,9898</text:p>
          </table:table-cell>
          <table:table-cell office:value-type="float" office:value="0.9919" calcext:value-type="float">
            <text:p>0,9919</text:p>
          </table:table-cell>
          <table:table-cell office:value-type="float" office:value="0.9821" calcext:value-type="float">
            <text:p>0,9821</text:p>
          </table:table-cell>
          <table:table-cell office:value-type="float" office:value="0.9923" calcext:value-type="float">
            <text:p>0,9923</text:p>
          </table:table-cell>
          <table:table-cell office:value-type="float" office:value="0.9862" calcext:value-type="float">
            <text:p>0,9862</text:p>
          </table:table-cell>
          <table:table-cell office:value-type="float" office:value="0.9881" calcext:value-type="float">
            <text:p>0,9881</text:p>
          </table:table-cell>
          <table:table-cell office:value-type="float" office:value="0.9875" calcext:value-type="float">
            <text:p>0,9875</text:p>
          </table:table-cell>
          <table:table-cell office:value-type="float" office:value="0.9888" calcext:value-type="float">
            <text:p>0,9888</text:p>
          </table:table-cell>
          <table:table-cell office:value-type="float" office:value="0.9886" calcext:value-type="float">
            <text:p>0,988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.6384" calcext:value-type="float">
            <text:p>1,6384</text:p>
          </table:table-cell>
          <table:table-cell office:value-type="float" office:value="1.3436" calcext:value-type="float">
            <text:p>1,3436</text:p>
          </table:table-cell>
          <table:table-cell office:value-type="float" office:value="1.206" calcext:value-type="float">
            <text:p>1,206</text:p>
          </table:table-cell>
          <table:table-cell office:value-type="float" office:value="1.2016" calcext:value-type="float">
            <text:p>1,2016</text:p>
          </table:table-cell>
          <table:table-cell office:value-type="float" office:value="1.0736" calcext:value-type="float">
            <text:p>1,0736</text:p>
          </table:table-cell>
          <table:table-cell office:value-type="float" office:value="1.0855" calcext:value-type="float">
            <text:p>1,0855</text:p>
          </table:table-cell>
          <table:table-cell office:value-type="float" office:value="1.0408" calcext:value-type="float">
            <text:p>1,0408</text:p>
          </table:table-cell>
          <table:table-cell office:value-type="float" office:value="1.0407" calcext:value-type="float">
            <text:p>1,0407</text:p>
          </table:table-cell>
          <table:table-cell office:value-type="float" office:value="0.9878" calcext:value-type="float">
            <text:p>0,9878</text:p>
          </table:table-cell>
          <table:table-cell office:value-type="float" office:value="0.9836" calcext:value-type="float">
            <text:p>0,9836</text:p>
          </table:table-cell>
          <table:table-cell table:number-columns-repeated="996"/>
        </table:table-row>
        <table:table-row table:style-name="ro1">
          <table:table-cell/>
          <table:table-cell table:style-name="Default" office:value-type="string" calcext:value-type="string">
            <text:p>Buffered Tree Transfor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ooled</text:p>
          </table:table-cell>
          <table:table-cell office:value-type="float" office:value="1.6384" calcext:value-type="float">
            <text:p>1,6384</text:p>
          </table:table-cell>
          <table:table-cell office:value-type="float" office:value="1.3436" calcext:value-type="float">
            <text:p>1,3436</text:p>
          </table:table-cell>
          <table:table-cell office:value-type="float" office:value="1.206" calcext:value-type="float">
            <text:p>1,206</text:p>
          </table:table-cell>
          <table:table-cell office:value-type="float" office:value="1.2016" calcext:value-type="float">
            <text:p>1,2016</text:p>
          </table:table-cell>
          <table:table-cell office:value-type="float" office:value="1.0736" calcext:value-type="float">
            <text:p>1,0736</text:p>
          </table:table-cell>
          <table:table-cell office:value-type="float" office:value="1.0855" calcext:value-type="float">
            <text:p>1,0855</text:p>
          </table:table-cell>
          <table:table-cell office:value-type="float" office:value="1.0408" calcext:value-type="float">
            <text:p>1,0408</text:p>
          </table:table-cell>
          <table:table-cell office:value-type="float" office:value="1.0407" calcext:value-type="float">
            <text:p>1,0407</text:p>
          </table:table-cell>
          <table:table-cell office:value-type="float" office:value="0.9878" calcext:value-type="float">
            <text:p>0,9878</text:p>
          </table:table-cell>
          <table:table-cell office:value-type="float" office:value="0.9836" calcext:value-type="float">
            <text:p>0,983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.5949" calcext:value-type="float">
            <text:p>1,5949</text:p>
          </table:table-cell>
          <table:table-cell office:value-type="float" office:value="1.3653" calcext:value-type="float">
            <text:p>1,3653</text:p>
          </table:table-cell>
          <table:table-cell office:value-type="float" office:value="1.3632" calcext:value-type="float">
            <text:p>1,3632</text:p>
          </table:table-cell>
          <table:table-cell office:value-type="float" office:value="1.1171" calcext:value-type="float">
            <text:p>1,1171</text:p>
          </table:table-cell>
          <table:table-cell office:value-type="float" office:value="1.0749" calcext:value-type="float">
            <text:p>1,0749</text:p>
          </table:table-cell>
          <table:table-cell office:value-type="float" office:value="1.0654" calcext:value-type="float">
            <text:p>1,0654</text:p>
          </table:table-cell>
          <table:table-cell office:value-type="float" office:value="1.0266" calcext:value-type="float">
            <text:p>1,0266</text:p>
          </table:table-cell>
          <table:table-cell office:value-type="float" office:value="1.0162" calcext:value-type="float">
            <text:p>1,0162</text:p>
          </table:table-cell>
          <table:table-cell office:value-type="float" office:value="0.9781" calcext:value-type="float">
            <text:p>0,9781</text:p>
          </table:table-cell>
          <table:table-cell office:value-type="float" office:value="0.9765" calcext:value-type="float">
            <text:p>0,9765</text:p>
          </table:table-cell>
          <table:table-cell table:number-columns-repeated="996"/>
        </table:table-row>
        <table:table-row table:style-name="ro1">
          <table:table-cell/>
          <table:table-cell table:style-name="Default" office:value-type="string" calcext:value-type="string">
            <text:p>Naive Tree Transfor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ive</text:p>
          </table:table-cell>
          <table:table-cell office:value-type="float" office:value="1.5949" calcext:value-type="float">
            <text:p>1,5949</text:p>
          </table:table-cell>
          <table:table-cell office:value-type="float" office:value="1.3653" calcext:value-type="float">
            <text:p>1,3653</text:p>
          </table:table-cell>
          <table:table-cell office:value-type="float" office:value="1.3632" calcext:value-type="float">
            <text:p>1,3632</text:p>
          </table:table-cell>
          <table:table-cell office:value-type="float" office:value="1.1171" calcext:value-type="float">
            <text:p>1,1171</text:p>
          </table:table-cell>
          <table:table-cell office:value-type="float" office:value="1.0749" calcext:value-type="float">
            <text:p>1,0749</text:p>
          </table:table-cell>
          <table:table-cell office:value-type="float" office:value="1.0654" calcext:value-type="float">
            <text:p>1,0654</text:p>
          </table:table-cell>
          <table:table-cell office:value-type="float" office:value="1.0266" calcext:value-type="float">
            <text:p>1,0266</text:p>
          </table:table-cell>
          <table:table-cell office:value-type="float" office:value="1.0162" calcext:value-type="float">
            <text:p>1,0162</text:p>
          </table:table-cell>
          <table:table-cell office:value-type="float" office:value="0.9781" calcext:value-type="float">
            <text:p>0,9781</text:p>
          </table:table-cell>
          <table:table-cell office:value-type="float" office:value="0.9765" calcext:value-type="float">
            <text:p>0,9765</text:p>
          </table:table-cell>
          <table:table-cell table:number-columns-repeated="2"/>
          <table:table-cell office:value-type="string" calcext:value-type="string">
            <text:p>Buffered Tree Transform</text:p>
          </table:table-cell>
          <table:table-cell office:value-type="float" office:value="200" calcext:value-type="float">
            <text:p>200</text:p>
          </table:table-cell>
          <table:table-cell office:value-type="float" office:value="1.9704" calcext:value-type="float">
            <text:p>1,9704</text:p>
          </table:table-cell>
          <table:table-cell office:value-type="float" office:value="1.9533" calcext:value-type="float">
            <text:p>1,9533</text:p>
          </table:table-cell>
          <table:table-cell office:value-type="float" office:value="2.0759" calcext:value-type="float">
            <text:p>2,0759</text:p>
          </table:table-cell>
          <table:table-cell office:value-type="float" office:value="1.9952" calcext:value-type="float">
            <text:p>1,9952</text:p>
          </table:table-cell>
          <table:table-cell office:value-type="float" office:value="1.9536" calcext:value-type="float">
            <text:p>1,9536</text:p>
          </table:table-cell>
          <table:table-cell office:value-type="float" office:value="2.0081" calcext:value-type="float">
            <text:p>2,0081</text:p>
          </table:table-cell>
          <table:table-cell office:value-type="float" office:value="1.9429" calcext:value-type="float">
            <text:p>1,9429</text:p>
          </table:table-cell>
          <table:table-cell office:value-type="float" office:value="2.0584" calcext:value-type="float">
            <text:p>2,0584</text:p>
          </table:table-cell>
          <table:table-cell office:value-type="float" office:value="1.9428" calcext:value-type="float">
            <text:p>1,9428</text:p>
          </table:table-cell>
          <table:table-cell office:value-type="float" office:value="1.98" calcext:value-type="float">
            <text:p>1,98</text:p>
          </table:table-cell>
          <table:table-cell table:number-columns-repeated="996"/>
        </table:table-row>
        <table:table-row table:style-name="ro1">
          <table:table-cell/>
          <table:table-cell table:style-name="ce2" office:value-type="string" calcext:value-type="string">
            <text:p>Flat Transform</text:p>
          </table:table-cell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Flat</text:p>
          </table:table-cell>
          <table:table-cell office:value-type="float" office:value="1.9704" calcext:value-type="float">
            <text:p>1,9704</text:p>
          </table:table-cell>
          <table:table-cell office:value-type="float" office:value="1.9533" calcext:value-type="float">
            <text:p>1,9533</text:p>
          </table:table-cell>
          <table:table-cell office:value-type="float" office:value="2.0759" calcext:value-type="float">
            <text:p>2,0759</text:p>
          </table:table-cell>
          <table:table-cell office:value-type="float" office:value="1.9952" calcext:value-type="float">
            <text:p>1,9952</text:p>
          </table:table-cell>
          <table:table-cell office:value-type="float" office:value="1.9536" calcext:value-type="float">
            <text:p>1,9536</text:p>
          </table:table-cell>
          <table:table-cell office:value-type="float" office:value="2.0081" calcext:value-type="float">
            <text:p>2,0081</text:p>
          </table:table-cell>
          <table:table-cell office:value-type="float" office:value="1.9429" calcext:value-type="float">
            <text:p>1,9429</text:p>
          </table:table-cell>
          <table:table-cell office:value-type="float" office:value="2.0584" calcext:value-type="float">
            <text:p>2,0584</text:p>
          </table:table-cell>
          <table:table-cell office:value-type="float" office:value="1.9428" calcext:value-type="float">
            <text:p>1,9428</text:p>
          </table:table-cell>
          <table:table-cell office:value-type="float" office:value="1.98" calcext:value-type="float">
            <text:p>1,98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3.1216" calcext:value-type="float">
            <text:p>3,1216</text:p>
          </table:table-cell>
          <table:table-cell office:value-type="float" office:value="2.7772" calcext:value-type="float">
            <text:p>2,7772</text:p>
          </table:table-cell>
          <table:table-cell office:value-type="float" office:value="2.5537" calcext:value-type="float">
            <text:p>2,5537</text:p>
          </table:table-cell>
          <table:table-cell office:value-type="float" office:value="2.4032" calcext:value-type="float">
            <text:p>2,4032</text:p>
          </table:table-cell>
          <table:table-cell office:value-type="float" office:value="2.272" calcext:value-type="float">
            <text:p>2,272</text:p>
          </table:table-cell>
          <table:table-cell office:value-type="float" office:value="2.2476" calcext:value-type="float">
            <text:p>2,2476</text:p>
          </table:table-cell>
          <table:table-cell office:value-type="float" office:value="2.1614" calcext:value-type="float">
            <text:p>2,1614</text:p>
          </table:table-cell>
          <table:table-cell office:value-type="float" office:value="2.0918" calcext:value-type="float">
            <text:p>2,0918</text:p>
          </table:table-cell>
          <table:table-cell office:value-type="float" office:value="2.088" calcext:value-type="float">
            <text:p>2,088</text:p>
          </table:table-cell>
          <table:table-cell office:value-type="float" office:value="2.0371" calcext:value-type="float">
            <text:p>2,0371</text:p>
          </table:table-cell>
          <table:table-cell table:number-columns-repeated="996"/>
        </table:table-row>
        <table:table-row table:style-name="ro1">
          <table:table-cell/>
          <table:table-cell table:style-name="Default" office:value-type="string" calcext:value-type="string">
            <text:p>Buffered Tree Transfor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ooled</text:p>
          </table:table-cell>
          <table:table-cell office:value-type="float" office:value="3.1216" calcext:value-type="float">
            <text:p>3,1216</text:p>
          </table:table-cell>
          <table:table-cell office:value-type="float" office:value="2.7772" calcext:value-type="float">
            <text:p>2,7772</text:p>
          </table:table-cell>
          <table:table-cell office:value-type="float" office:value="2.5537" calcext:value-type="float">
            <text:p>2,5537</text:p>
          </table:table-cell>
          <table:table-cell office:value-type="float" office:value="2.4032" calcext:value-type="float">
            <text:p>2,4032</text:p>
          </table:table-cell>
          <table:table-cell office:value-type="float" office:value="2.272" calcext:value-type="float">
            <text:p>2,272</text:p>
          </table:table-cell>
          <table:table-cell office:value-type="float" office:value="2.2476" calcext:value-type="float">
            <text:p>2,2476</text:p>
          </table:table-cell>
          <table:table-cell office:value-type="float" office:value="2.1614" calcext:value-type="float">
            <text:p>2,1614</text:p>
          </table:table-cell>
          <table:table-cell office:value-type="float" office:value="2.0918" calcext:value-type="float">
            <text:p>2,0918</text:p>
          </table:table-cell>
          <table:table-cell office:value-type="float" office:value="2.088" calcext:value-type="float">
            <text:p>2,088</text:p>
          </table:table-cell>
          <table:table-cell office:value-type="float" office:value="2.0371" calcext:value-type="float">
            <text:p>2,0371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3.2085" calcext:value-type="float">
            <text:p>3,2085</text:p>
          </table:table-cell>
          <table:table-cell office:value-type="float" office:value="2.8299" calcext:value-type="float">
            <text:p>2,8299</text:p>
          </table:table-cell>
          <table:table-cell office:value-type="float" office:value="2.593" calcext:value-type="float">
            <text:p>2,593</text:p>
          </table:table-cell>
          <table:table-cell office:value-type="float" office:value="2.4118" calcext:value-type="float">
            <text:p>2,4118</text:p>
          </table:table-cell>
          <table:table-cell office:value-type="float" office:value="2.3216" calcext:value-type="float">
            <text:p>2,3216</text:p>
          </table:table-cell>
          <table:table-cell office:value-type="float" office:value="2.1845" calcext:value-type="float">
            <text:p>2,1845</text:p>
          </table:table-cell>
          <table:table-cell office:value-type="float" office:value="2.1996" calcext:value-type="float">
            <text:p>2,1996</text:p>
          </table:table-cell>
          <table:table-cell office:value-type="float" office:value="2.1185" calcext:value-type="float">
            <text:p>2,1185</text:p>
          </table:table-cell>
          <table:table-cell office:value-type="float" office:value="2.07" calcext:value-type="float">
            <text:p>2,07</text:p>
          </table:table-cell>
          <table:table-cell office:value-type="float" office:value="2.0172" calcext:value-type="float">
            <text:p>2,0172</text:p>
          </table:table-cell>
          <table:table-cell table:number-columns-repeated="996"/>
        </table:table-row>
        <table:table-row table:style-name="ro1">
          <table:table-cell/>
          <table:table-cell table:style-name="Default" office:value-type="string" calcext:value-type="string">
            <text:p>Naive Tree Transfor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aive</text:p>
          </table:table-cell>
          <table:table-cell office:value-type="float" office:value="3.2085" calcext:value-type="float">
            <text:p>3,2085</text:p>
          </table:table-cell>
          <table:table-cell office:value-type="float" office:value="2.8299" calcext:value-type="float">
            <text:p>2,8299</text:p>
          </table:table-cell>
          <table:table-cell office:value-type="float" office:value="2.593" calcext:value-type="float">
            <text:p>2,593</text:p>
          </table:table-cell>
          <table:table-cell office:value-type="float" office:value="2.4118" calcext:value-type="float">
            <text:p>2,4118</text:p>
          </table:table-cell>
          <table:table-cell office:value-type="float" office:value="2.3216" calcext:value-type="float">
            <text:p>2,3216</text:p>
          </table:table-cell>
          <table:table-cell office:value-type="float" office:value="2.1845" calcext:value-type="float">
            <text:p>2,1845</text:p>
          </table:table-cell>
          <table:table-cell office:value-type="float" office:value="2.1996" calcext:value-type="float">
            <text:p>2,1996</text:p>
          </table:table-cell>
          <table:table-cell office:value-type="float" office:value="2.1185" calcext:value-type="float">
            <text:p>2,1185</text:p>
          </table:table-cell>
          <table:table-cell office:value-type="float" office:value="2.07" calcext:value-type="float">
            <text:p>2,07</text:p>
          </table:table-cell>
          <table:table-cell office:value-type="float" office:value="2.0172" calcext:value-type="float">
            <text:p>2,0172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4.9275" calcext:value-type="float">
            <text:p>4,9275</text:p>
          </table:table-cell>
          <table:table-cell office:value-type="float" office:value="4.8499" calcext:value-type="float">
            <text:p>4,8499</text:p>
          </table:table-cell>
          <table:table-cell office:value-type="float" office:value="4.8365" calcext:value-type="float">
            <text:p>4,8365</text:p>
          </table:table-cell>
          <table:table-cell office:value-type="float" office:value="4.8158" calcext:value-type="float">
            <text:p>4,8158</text:p>
          </table:table-cell>
          <table:table-cell office:value-type="float" office:value="4.8313" calcext:value-type="float">
            <text:p>4,8313</text:p>
          </table:table-cell>
          <table:table-cell office:value-type="float" office:value="5.0077" calcext:value-type="float">
            <text:p>5,0077</text:p>
          </table:table-cell>
          <table:table-cell office:value-type="float" office:value="4.8872" calcext:value-type="float">
            <text:p>4,8872</text:p>
          </table:table-cell>
          <table:table-cell office:value-type="float" office:value="4.9236" calcext:value-type="float">
            <text:p>4,9236</text:p>
          </table:table-cell>
          <table:table-cell office:value-type="float" office:value="4.8668" calcext:value-type="float">
            <text:p>4,8668</text:p>
          </table:table-cell>
          <table:table-cell office:value-type="float" office:value="4.9058" calcext:value-type="float">
            <text:p>4,9058</text:p>
          </table:table-cell>
          <table:table-cell table:number-columns-repeated="996"/>
        </table:table-row>
        <table:table-row table:style-name="ro1">
          <table:table-cell/>
          <table:table-cell table:style-name="ce2" office:value-type="string" calcext:value-type="string">
            <text:p>Flat Transform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Flat</text:p>
          </table:table-cell>
          <table:table-cell office:value-type="float" office:value="4.9275" calcext:value-type="float">
            <text:p>4,9275</text:p>
          </table:table-cell>
          <table:table-cell office:value-type="float" office:value="4.8499" calcext:value-type="float">
            <text:p>4,8499</text:p>
          </table:table-cell>
          <table:table-cell office:value-type="float" office:value="4.8365" calcext:value-type="float">
            <text:p>4,8365</text:p>
          </table:table-cell>
          <table:table-cell office:value-type="float" office:value="4.8158" calcext:value-type="float">
            <text:p>4,8158</text:p>
          </table:table-cell>
          <table:table-cell office:value-type="float" office:value="4.8313" calcext:value-type="float">
            <text:p>4,8313</text:p>
          </table:table-cell>
          <table:table-cell office:value-type="float" office:value="5.0077" calcext:value-type="float">
            <text:p>5,0077</text:p>
          </table:table-cell>
          <table:table-cell office:value-type="float" office:value="4.8872" calcext:value-type="float">
            <text:p>4,8872</text:p>
          </table:table-cell>
          <table:table-cell office:value-type="float" office:value="4.9236" calcext:value-type="float">
            <text:p>4,9236</text:p>
          </table:table-cell>
          <table:table-cell office:value-type="float" office:value="4.8668" calcext:value-type="float">
            <text:p>4,8668</text:p>
          </table:table-cell>
          <table:table-cell office:value-type="float" office:value="4.9058" calcext:value-type="float">
            <text:p>4,9058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9.1382" calcext:value-type="float">
            <text:p>9,1382</text:p>
          </table:table-cell>
          <table:table-cell office:value-type="float" office:value="8.1112" calcext:value-type="float">
            <text:p>8,1112</text:p>
          </table:table-cell>
          <table:table-cell office:value-type="float" office:value="7.5443" calcext:value-type="float">
            <text:p>7,5443</text:p>
          </table:table-cell>
          <table:table-cell office:value-type="float" office:value="7.1601" calcext:value-type="float">
            <text:p>7,1601</text:p>
          </table:table-cell>
          <table:table-cell office:value-type="float" office:value="6.731" calcext:value-type="float">
            <text:p>6,731</text:p>
          </table:table-cell>
          <table:table-cell office:value-type="float" office:value="6.4966" calcext:value-type="float">
            <text:p>6,4966</text:p>
          </table:table-cell>
          <table:table-cell office:value-type="float" office:value="6.3079" calcext:value-type="float">
            <text:p>6,3079</text:p>
          </table:table-cell>
          <table:table-cell office:value-type="float" office:value="6.2463" calcext:value-type="float">
            <text:p>6,2463</text:p>
          </table:table-cell>
          <table:table-cell office:value-type="float" office:value="6.2466" calcext:value-type="float">
            <text:p>6,2466</text:p>
          </table:table-cell>
          <table:table-cell office:value-type="float" office:value="6.0694" calcext:value-type="float">
            <text:p>6,0694</text:p>
          </table:table-cell>
          <table:table-cell table:number-columns-repeated="996"/>
        </table:table-row>
        <table:table-row table:style-name="ro1">
          <table:table-cell/>
          <table:table-cell table:style-name="Default" office:value-type="string" calcext:value-type="string">
            <text:p>Buffered Tree Transform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ooled</text:p>
          </table:table-cell>
          <table:table-cell office:value-type="float" office:value="9.1382" calcext:value-type="float">
            <text:p>9,1382</text:p>
          </table:table-cell>
          <table:table-cell office:value-type="float" office:value="8.1112" calcext:value-type="float">
            <text:p>8,1112</text:p>
          </table:table-cell>
          <table:table-cell office:value-type="float" office:value="7.5443" calcext:value-type="float">
            <text:p>7,5443</text:p>
          </table:table-cell>
          <table:table-cell office:value-type="float" office:value="7.1601" calcext:value-type="float">
            <text:p>7,1601</text:p>
          </table:table-cell>
          <table:table-cell office:value-type="float" office:value="6.731" calcext:value-type="float">
            <text:p>6,731</text:p>
          </table:table-cell>
          <table:table-cell office:value-type="float" office:value="6.4966" calcext:value-type="float">
            <text:p>6,4966</text:p>
          </table:table-cell>
          <table:table-cell office:value-type="float" office:value="6.3079" calcext:value-type="float">
            <text:p>6,3079</text:p>
          </table:table-cell>
          <table:table-cell office:value-type="float" office:value="6.2463" calcext:value-type="float">
            <text:p>6,2463</text:p>
          </table:table-cell>
          <table:table-cell office:value-type="float" office:value="6.2466" calcext:value-type="float">
            <text:p>6,2466</text:p>
          </table:table-cell>
          <table:table-cell office:value-type="float" office:value="6.0694" calcext:value-type="float">
            <text:p>6,0694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8.9427" calcext:value-type="float">
            <text:p>8,9427</text:p>
          </table:table-cell>
          <table:table-cell office:value-type="float" office:value="8.0134" calcext:value-type="float">
            <text:p>8,0134</text:p>
          </table:table-cell>
          <table:table-cell office:value-type="float" office:value="7.3789" calcext:value-type="float">
            <text:p>7,3789</text:p>
          </table:table-cell>
          <table:table-cell office:value-type="float" office:value="6.9856" calcext:value-type="float">
            <text:p>6,9856</text:p>
          </table:table-cell>
          <table:table-cell office:value-type="float" office:value="6.9029" calcext:value-type="float">
            <text:p>6,9029</text:p>
          </table:table-cell>
          <table:table-cell office:value-type="float" office:value="6.5597" calcext:value-type="float">
            <text:p>6,5597</text:p>
          </table:table-cell>
          <table:table-cell office:value-type="float" office:value="6.3261" calcext:value-type="float">
            <text:p>6,3261</text:p>
          </table:table-cell>
          <table:table-cell office:value-type="float" office:value="6.2463" calcext:value-type="float">
            <text:p>6,2463</text:p>
          </table:table-cell>
          <table:table-cell office:value-type="float" office:value="6.1911" calcext:value-type="float">
            <text:p>6,1911</text:p>
          </table:table-cell>
          <table:table-cell office:value-type="float" office:value="6.0505" calcext:value-type="float">
            <text:p>6,0505</text:p>
          </table:table-cell>
          <table:table-cell table:number-columns-repeated="996"/>
        </table:table-row>
        <table:table-row table:style-name="ro1">
          <table:table-cell/>
          <table:table-cell table:style-name="Default" office:value-type="string" calcext:value-type="string">
            <text:p>Naive Tree Transform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aive</text:p>
          </table:table-cell>
          <table:table-cell office:value-type="float" office:value="8.9427" calcext:value-type="float">
            <text:p>8,9427</text:p>
          </table:table-cell>
          <table:table-cell office:value-type="float" office:value="8.0134" calcext:value-type="float">
            <text:p>8,0134</text:p>
          </table:table-cell>
          <table:table-cell office:value-type="float" office:value="7.3789" calcext:value-type="float">
            <text:p>7,3789</text:p>
          </table:table-cell>
          <table:table-cell office:value-type="float" office:value="6.9856" calcext:value-type="float">
            <text:p>6,9856</text:p>
          </table:table-cell>
          <table:table-cell office:value-type="float" office:value="6.9029" calcext:value-type="float">
            <text:p>6,9029</text:p>
          </table:table-cell>
          <table:table-cell office:value-type="float" office:value="6.5597" calcext:value-type="float">
            <text:p>6,5597</text:p>
          </table:table-cell>
          <table:table-cell office:value-type="float" office:value="6.3261" calcext:value-type="float">
            <text:p>6,3261</text:p>
          </table:table-cell>
          <table:table-cell office:value-type="float" office:value="6.2463" calcext:value-type="float">
            <text:p>6,2463</text:p>
          </table:table-cell>
          <table:table-cell office:value-type="float" office:value="6.1911" calcext:value-type="float">
            <text:p>6,1911</text:p>
          </table:table-cell>
          <table:table-cell office:value-type="float" office:value="6.0505" calcext:value-type="float">
            <text:p>6,050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9.9947" calcext:value-type="float">
            <text:p>9,9947</text:p>
          </table:table-cell>
          <table:table-cell office:value-type="float" office:value="9.5664" calcext:value-type="float">
            <text:p>9,5664</text:p>
          </table:table-cell>
          <table:table-cell office:value-type="float" office:value="9.8747" calcext:value-type="float">
            <text:p>9,8747</text:p>
          </table:table-cell>
          <table:table-cell office:value-type="float" office:value="9.6952" calcext:value-type="float">
            <text:p>9,6952</text:p>
          </table:table-cell>
          <table:table-cell office:value-type="float" office:value="10.0567" calcext:value-type="float">
            <text:p>10,0567</text:p>
          </table:table-cell>
          <table:table-cell office:value-type="float" office:value="9.6409" calcext:value-type="float">
            <text:p>9,6409</text:p>
          </table:table-cell>
          <table:table-cell office:value-type="float" office:value="9.7092" calcext:value-type="float">
            <text:p>9,7092</text:p>
          </table:table-cell>
          <table:table-cell office:value-type="float" office:value="9.6944" calcext:value-type="float">
            <text:p>9,6944</text:p>
          </table:table-cell>
          <table:table-cell office:value-type="float" office:value="9.6937" calcext:value-type="float">
            <text:p>9,6937</text:p>
          </table:table-cell>
          <table:table-cell office:value-type="float" office:value="9.9661" calcext:value-type="float">
            <text:p>9,9661</text:p>
          </table:table-cell>
          <table:table-cell table:number-columns-repeated="996"/>
        </table:table-row>
        <table:table-row table:style-name="ro1">
          <table:table-cell/>
          <table:table-cell table:style-name="ce2" office:value-type="string" calcext:value-type="string">
            <text:p>Flat Transform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Flat</text:p>
          </table:table-cell>
          <table:table-cell office:value-type="float" office:value="9.9947" calcext:value-type="float">
            <text:p>9,9947</text:p>
          </table:table-cell>
          <table:table-cell office:value-type="float" office:value="9.5664" calcext:value-type="float">
            <text:p>9,5664</text:p>
          </table:table-cell>
          <table:table-cell office:value-type="float" office:value="9.8747" calcext:value-type="float">
            <text:p>9,8747</text:p>
          </table:table-cell>
          <table:table-cell office:value-type="float" office:value="9.6952" calcext:value-type="float">
            <text:p>9,6952</text:p>
          </table:table-cell>
          <table:table-cell office:value-type="float" office:value="10.0567" calcext:value-type="float">
            <text:p>10,0567</text:p>
          </table:table-cell>
          <table:table-cell office:value-type="float" office:value="9.6409" calcext:value-type="float">
            <text:p>9,6409</text:p>
          </table:table-cell>
          <table:table-cell office:value-type="float" office:value="9.7092" calcext:value-type="float">
            <text:p>9,7092</text:p>
          </table:table-cell>
          <table:table-cell office:value-type="float" office:value="9.6944" calcext:value-type="float">
            <text:p>9,6944</text:p>
          </table:table-cell>
          <table:table-cell office:value-type="float" office:value="9.6937" calcext:value-type="float">
            <text:p>9,6937</text:p>
          </table:table-cell>
          <table:table-cell office:value-type="float" office:value="9.9661" calcext:value-type="float">
            <text:p>9,966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8.7481" calcext:value-type="float">
            <text:p>18,7481</text:p>
          </table:table-cell>
          <table:table-cell office:value-type="float" office:value="17.3595" calcext:value-type="float">
            <text:p>17,3595</text:p>
          </table:table-cell>
          <table:table-cell office:value-type="float" office:value="16.4819" calcext:value-type="float">
            <text:p>16,4819</text:p>
          </table:table-cell>
          <table:table-cell office:value-type="float" office:value="15.5272" calcext:value-type="float">
            <text:p>15,5272</text:p>
          </table:table-cell>
          <table:table-cell office:value-type="float" office:value="14.9395" calcext:value-type="float">
            <text:p>14,9395</text:p>
          </table:table-cell>
          <table:table-cell office:value-type="float" office:value="14.9253" calcext:value-type="float">
            <text:p>14,9253</text:p>
          </table:table-cell>
          <table:table-cell office:value-type="float" office:value="14.329" calcext:value-type="float">
            <text:p>14,329</text:p>
          </table:table-cell>
          <table:table-cell office:value-type="float" office:value="14.376" calcext:value-type="float">
            <text:p>14,376</text:p>
          </table:table-cell>
          <table:table-cell office:value-type="float" office:value="14.3047" calcext:value-type="float">
            <text:p>14,3047</text:p>
          </table:table-cell>
          <table:table-cell office:value-type="float" office:value="14.0257" calcext:value-type="float">
            <text:p>14,0257</text:p>
          </table:table-cell>
          <table:table-cell table:number-columns-repeated="996"/>
        </table:table-row>
        <table:table-row table:style-name="ro1">
          <table:table-cell/>
          <table:table-cell table:style-name="Default" office:value-type="string" calcext:value-type="string">
            <text:p>Buffered Tree Transfor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ooled</text:p>
          </table:table-cell>
          <table:table-cell office:value-type="float" office:value="18.7481" calcext:value-type="float">
            <text:p>18,7481</text:p>
          </table:table-cell>
          <table:table-cell office:value-type="float" office:value="17.3595" calcext:value-type="float">
            <text:p>17,3595</text:p>
          </table:table-cell>
          <table:table-cell office:value-type="float" office:value="16.4819" calcext:value-type="float">
            <text:p>16,4819</text:p>
          </table:table-cell>
          <table:table-cell office:value-type="float" office:value="15.5272" calcext:value-type="float">
            <text:p>15,5272</text:p>
          </table:table-cell>
          <table:table-cell office:value-type="float" office:value="14.9395" calcext:value-type="float">
            <text:p>14,9395</text:p>
          </table:table-cell>
          <table:table-cell office:value-type="float" office:value="14.9253" calcext:value-type="float">
            <text:p>14,9253</text:p>
          </table:table-cell>
          <table:table-cell office:value-type="float" office:value="14.329" calcext:value-type="float">
            <text:p>14,329</text:p>
          </table:table-cell>
          <table:table-cell office:value-type="float" office:value="14.376" calcext:value-type="float">
            <text:p>14,376</text:p>
          </table:table-cell>
          <table:table-cell office:value-type="float" office:value="14.3047" calcext:value-type="float">
            <text:p>14,3047</text:p>
          </table:table-cell>
          <table:table-cell office:value-type="float" office:value="14.0257" calcext:value-type="float">
            <text:p>14,0257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9.5859" calcext:value-type="float">
            <text:p>19,5859</text:p>
          </table:table-cell>
          <table:table-cell office:value-type="float" office:value="17.5705" calcext:value-type="float">
            <text:p>17,5705</text:p>
          </table:table-cell>
          <table:table-cell office:value-type="float" office:value="16.7591" calcext:value-type="float">
            <text:p>16,7591</text:p>
          </table:table-cell>
          <table:table-cell office:value-type="float" office:value="15.9322" calcext:value-type="float">
            <text:p>15,9322</text:p>
          </table:table-cell>
          <table:table-cell office:value-type="float" office:value="15.5167" calcext:value-type="float">
            <text:p>15,5167</text:p>
          </table:table-cell>
          <table:table-cell office:value-type="float" office:value="14.9015" calcext:value-type="float">
            <text:p>14,9015</text:p>
          </table:table-cell>
          <table:table-cell office:value-type="float" office:value="14.814" calcext:value-type="float">
            <text:p>14,814</text:p>
          </table:table-cell>
          <table:table-cell office:value-type="float" office:value="14.4102" calcext:value-type="float">
            <text:p>14,4102</text:p>
          </table:table-cell>
          <table:table-cell office:value-type="float" office:value="14.2112" calcext:value-type="float">
            <text:p>14,2112</text:p>
          </table:table-cell>
          <table:table-cell office:value-type="float" office:value="14.0859" calcext:value-type="float">
            <text:p>14,0859</text:p>
          </table:table-cell>
          <table:table-cell table:number-columns-repeated="996"/>
        </table:table-row>
        <table:table-row table:style-name="ro1">
          <table:table-cell/>
          <table:table-cell table:style-name="Default" office:value-type="string" calcext:value-type="string">
            <text:p>Naive Tree Transfor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aive</text:p>
          </table:table-cell>
          <table:table-cell office:value-type="float" office:value="19.5859" calcext:value-type="float">
            <text:p>19,5859</text:p>
          </table:table-cell>
          <table:table-cell office:value-type="float" office:value="17.5705" calcext:value-type="float">
            <text:p>17,5705</text:p>
          </table:table-cell>
          <table:table-cell office:value-type="float" office:value="16.7591" calcext:value-type="float">
            <text:p>16,7591</text:p>
          </table:table-cell>
          <table:table-cell office:value-type="float" office:value="15.9322" calcext:value-type="float">
            <text:p>15,9322</text:p>
          </table:table-cell>
          <table:table-cell office:value-type="float" office:value="15.5167" calcext:value-type="float">
            <text:p>15,5167</text:p>
          </table:table-cell>
          <table:table-cell office:value-type="float" office:value="14.9015" calcext:value-type="float">
            <text:p>14,9015</text:p>
          </table:table-cell>
          <table:table-cell office:value-type="float" office:value="14.814" calcext:value-type="float">
            <text:p>14,814</text:p>
          </table:table-cell>
          <table:table-cell office:value-type="float" office:value="14.4102" calcext:value-type="float">
            <text:p>14,4102</text:p>
          </table:table-cell>
          <table:table-cell office:value-type="float" office:value="14.2112" calcext:value-type="float">
            <text:p>14,2112</text:p>
          </table:table-cell>
          <table:table-cell office:value-type="float" office:value="14.0859" calcext:value-type="float">
            <text:p>14,0859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14.4567" calcext:value-type="float">
            <text:p>14,4567</text:p>
          </table:table-cell>
          <table:table-cell office:value-type="float" office:value="14.4753" calcext:value-type="float">
            <text:p>14,4753</text:p>
          </table:table-cell>
          <table:table-cell office:value-type="float" office:value="14.3967" calcext:value-type="float">
            <text:p>14,3967</text:p>
          </table:table-cell>
          <table:table-cell office:value-type="float" office:value="14.6227" calcext:value-type="float">
            <text:p>14,6227</text:p>
          </table:table-cell>
          <table:table-cell office:value-type="float" office:value="14.6162" calcext:value-type="float">
            <text:p>14,6162</text:p>
          </table:table-cell>
          <table:table-cell office:value-type="float" office:value="14.5989" calcext:value-type="float">
            <text:p>14,5989</text:p>
          </table:table-cell>
          <table:table-cell office:value-type="float" office:value="14.4979" calcext:value-type="float">
            <text:p>14,4979</text:p>
          </table:table-cell>
          <table:table-cell office:value-type="float" office:value="14.7364" calcext:value-type="float">
            <text:p>14,7364</text:p>
          </table:table-cell>
          <table:table-cell office:value-type="float" office:value="14.5084" calcext:value-type="float">
            <text:p>14,5084</text:p>
          </table:table-cell>
          <table:table-cell office:value-type="float" office:value="14.3072" calcext:value-type="float">
            <text:p>14,3072</text:p>
          </table:table-cell>
          <table:table-cell table:number-columns-repeated="996"/>
        </table:table-row>
        <table:table-row table:style-name="ro1">
          <table:table-cell/>
          <table:table-cell table:style-name="ce2" office:value-type="string" calcext:value-type="string">
            <text:p>Flat Transform</text:p>
          </table:table-cell>
          <table:table-cell office:value-type="float" office:value="1500" calcext:value-type="float">
            <text:p>1500</text:p>
          </table:table-cell>
          <table:table-cell table:style-name="ce2" office:value-type="string" calcext:value-type="string">
            <text:p>Flat</text:p>
          </table:table-cell>
          <table:table-cell office:value-type="float" office:value="14.4567" calcext:value-type="float">
            <text:p>14,4567</text:p>
          </table:table-cell>
          <table:table-cell office:value-type="float" office:value="14.4753" calcext:value-type="float">
            <text:p>14,4753</text:p>
          </table:table-cell>
          <table:table-cell office:value-type="float" office:value="14.3967" calcext:value-type="float">
            <text:p>14,3967</text:p>
          </table:table-cell>
          <table:table-cell office:value-type="float" office:value="14.6227" calcext:value-type="float">
            <text:p>14,6227</text:p>
          </table:table-cell>
          <table:table-cell office:value-type="float" office:value="14.6162" calcext:value-type="float">
            <text:p>14,6162</text:p>
          </table:table-cell>
          <table:table-cell office:value-type="float" office:value="14.5989" calcext:value-type="float">
            <text:p>14,5989</text:p>
          </table:table-cell>
          <table:table-cell office:value-type="float" office:value="14.4979" calcext:value-type="float">
            <text:p>14,4979</text:p>
          </table:table-cell>
          <table:table-cell office:value-type="float" office:value="14.7364" calcext:value-type="float">
            <text:p>14,7364</text:p>
          </table:table-cell>
          <table:table-cell office:value-type="float" office:value="14.5084" calcext:value-type="float">
            <text:p>14,5084</text:p>
          </table:table-cell>
          <table:table-cell office:value-type="float" office:value="14.3072" calcext:value-type="float">
            <text:p>14,3072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29.0593" calcext:value-type="float">
            <text:p>29,0593</text:p>
          </table:table-cell>
          <table:table-cell office:value-type="float" office:value="27.9872" calcext:value-type="float">
            <text:p>27,9872</text:p>
          </table:table-cell>
          <table:table-cell office:value-type="float" office:value="26.489" calcext:value-type="float">
            <text:p>26,489</text:p>
          </table:table-cell>
          <table:table-cell office:value-type="float" office:value="25.2038" calcext:value-type="float">
            <text:p>25,2038</text:p>
          </table:table-cell>
          <table:table-cell office:value-type="float" office:value="24.429" calcext:value-type="float">
            <text:p>24,429</text:p>
          </table:table-cell>
          <table:table-cell office:value-type="float" office:value="24.0795" calcext:value-type="float">
            <text:p>24,0795</text:p>
          </table:table-cell>
          <table:table-cell office:value-type="float" office:value="23.778" calcext:value-type="float">
            <text:p>23,778</text:p>
          </table:table-cell>
          <table:table-cell office:value-type="float" office:value="23.2854" calcext:value-type="float">
            <text:p>23,2854</text:p>
          </table:table-cell>
          <table:table-cell office:value-type="float" office:value="22.8795" calcext:value-type="float">
            <text:p>22,8795</text:p>
          </table:table-cell>
          <table:table-cell office:value-type="float" office:value="22.8689" calcext:value-type="float">
            <text:p>22,8689</text:p>
          </table:table-cell>
          <table:table-cell table:number-columns-repeated="996"/>
        </table:table-row>
        <table:table-row table:style-name="ro1">
          <table:table-cell/>
          <table:table-cell table:style-name="Default" office:value-type="string" calcext:value-type="string">
            <text:p>Buffered Tree Transform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ooled</text:p>
          </table:table-cell>
          <table:table-cell office:value-type="float" office:value="29.0593" calcext:value-type="float">
            <text:p>29,0593</text:p>
          </table:table-cell>
          <table:table-cell office:value-type="float" office:value="27.9872" calcext:value-type="float">
            <text:p>27,9872</text:p>
          </table:table-cell>
          <table:table-cell office:value-type="float" office:value="26.489" calcext:value-type="float">
            <text:p>26,489</text:p>
          </table:table-cell>
          <table:table-cell office:value-type="float" office:value="25.2038" calcext:value-type="float">
            <text:p>25,2038</text:p>
          </table:table-cell>
          <table:table-cell office:value-type="float" office:value="24.429" calcext:value-type="float">
            <text:p>24,429</text:p>
          </table:table-cell>
          <table:table-cell office:value-type="float" office:value="24.0795" calcext:value-type="float">
            <text:p>24,0795</text:p>
          </table:table-cell>
          <table:table-cell office:value-type="float" office:value="23.778" calcext:value-type="float">
            <text:p>23,778</text:p>
          </table:table-cell>
          <table:table-cell office:value-type="float" office:value="23.2854" calcext:value-type="float">
            <text:p>23,2854</text:p>
          </table:table-cell>
          <table:table-cell office:value-type="float" office:value="22.8795" calcext:value-type="float">
            <text:p>22,8795</text:p>
          </table:table-cell>
          <table:table-cell office:value-type="float" office:value="22.8689" calcext:value-type="float">
            <text:p>22,8689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29.8567" calcext:value-type="float">
            <text:p>29,8567</text:p>
          </table:table-cell>
          <table:table-cell office:value-type="float" office:value="27.2782" calcext:value-type="float">
            <text:p>27,2782</text:p>
          </table:table-cell>
          <table:table-cell office:value-type="float" office:value="26.3121" calcext:value-type="float">
            <text:p>26,3121</text:p>
          </table:table-cell>
          <table:table-cell office:value-type="float" office:value="25.7918" calcext:value-type="float">
            <text:p>25,7918</text:p>
          </table:table-cell>
          <table:table-cell office:value-type="float" office:value="25.1719" calcext:value-type="float">
            <text:p>25,1719</text:p>
          </table:table-cell>
          <table:table-cell office:value-type="float" office:value="24.2161" calcext:value-type="float">
            <text:p>24,2161</text:p>
          </table:table-cell>
          <table:table-cell office:value-type="float" office:value="23.9194" calcext:value-type="float">
            <text:p>23,9194</text:p>
          </table:table-cell>
          <table:table-cell office:value-type="float" office:value="24.0488" calcext:value-type="float">
            <text:p>24,0488</text:p>
          </table:table-cell>
          <table:table-cell office:value-type="float" office:value="23.3167" calcext:value-type="float">
            <text:p>23,3167</text:p>
          </table:table-cell>
          <table:table-cell office:value-type="float" office:value="23.145" calcext:value-type="float">
            <text:p>23,145</text:p>
          </table:table-cell>
          <table:table-cell table:number-columns-repeated="996"/>
        </table:table-row>
        <table:table-row table:style-name="ro1">
          <table:table-cell/>
          <table:table-cell table:style-name="Default" office:value-type="string" calcext:value-type="string">
            <text:p>Naive Tree Transform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Naive</text:p>
          </table:table-cell>
          <table:table-cell office:value-type="float" office:value="29.8567" calcext:value-type="float">
            <text:p>29,8567</text:p>
          </table:table-cell>
          <table:table-cell office:value-type="float" office:value="27.2782" calcext:value-type="float">
            <text:p>27,2782</text:p>
          </table:table-cell>
          <table:table-cell office:value-type="float" office:value="26.3121" calcext:value-type="float">
            <text:p>26,3121</text:p>
          </table:table-cell>
          <table:table-cell office:value-type="float" office:value="25.7918" calcext:value-type="float">
            <text:p>25,7918</text:p>
          </table:table-cell>
          <table:table-cell office:value-type="float" office:value="25.1719" calcext:value-type="float">
            <text:p>25,1719</text:p>
          </table:table-cell>
          <table:table-cell office:value-type="float" office:value="24.2161" calcext:value-type="float">
            <text:p>24,2161</text:p>
          </table:table-cell>
          <table:table-cell office:value-type="float" office:value="23.9194" calcext:value-type="float">
            <text:p>23,9194</text:p>
          </table:table-cell>
          <table:table-cell office:value-type="float" office:value="24.0488" calcext:value-type="float">
            <text:p>24,0488</text:p>
          </table:table-cell>
          <table:table-cell office:value-type="float" office:value="23.3167" calcext:value-type="float">
            <text:p>23,3167</text:p>
          </table:table-cell>
          <table:table-cell office:value-type="float" office:value="23.145" calcext:value-type="float">
            <text:p>23,145</text:p>
          </table:table-cell>
          <table:table-cell table:number-columns-repeated="2"/>
          <table:table-cell office:value-type="string" calcext:value-type="string">
            <text:p>Naive Tree Transform</text:p>
          </table:table-cell>
          <table:table-cell office:value-type="float" office:value="2000" calcext:value-type="float">
            <text:p>2000</text:p>
          </table:table-cell>
          <table:table-cell office:value-type="float" office:value="23.7067" calcext:value-type="float">
            <text:p>23,7067</text:p>
          </table:table-cell>
          <table:table-cell office:value-type="float" office:value="21.7533" calcext:value-type="float">
            <text:p>21,7533</text:p>
          </table:table-cell>
          <table:table-cell office:value-type="float" office:value="20.8685" calcext:value-type="float">
            <text:p>20,8685</text:p>
          </table:table-cell>
          <table:table-cell office:value-type="float" office:value="20.5587" calcext:value-type="float">
            <text:p>20,5587</text:p>
          </table:table-cell>
          <table:table-cell office:value-type="float" office:value="20.2493" calcext:value-type="float">
            <text:p>20,2493</text:p>
          </table:table-cell>
          <table:table-cell office:value-type="float" office:value="20.3146" calcext:value-type="float">
            <text:p>20,3146</text:p>
          </table:table-cell>
          <table:table-cell office:value-type="float" office:value="20.2708" calcext:value-type="float">
            <text:p>20,2708</text:p>
          </table:table-cell>
          <table:table-cell office:value-type="float" office:value="20.4354" calcext:value-type="float">
            <text:p>20,4354</text:p>
          </table:table-cell>
          <table:table-cell office:value-type="float" office:value="20.181" calcext:value-type="float">
            <text:p>20,181</text:p>
          </table:table-cell>
          <table:table-cell office:value-type="float" office:value="20.7058" calcext:value-type="float">
            <text:p>20,7058</text:p>
          </table:table-cell>
          <table:table-cell table:number-columns-repeated="996"/>
        </table:table-row>
        <table:table-row table:style-name="ro1">
          <table:table-cell/>
          <table:table-cell table:style-name="ce2" office:value-type="string" calcext:value-type="string">
            <text:p>Flat Transform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Flat</text:p>
          </table:table-cell>
          <table:table-cell office:value-type="float" office:value="23.7067" calcext:value-type="float">
            <text:p>23,7067</text:p>
          </table:table-cell>
          <table:table-cell office:value-type="float" office:value="21.7533" calcext:value-type="float">
            <text:p>21,7533</text:p>
          </table:table-cell>
          <table:table-cell office:value-type="float" office:value="20.8685" calcext:value-type="float">
            <text:p>20,8685</text:p>
          </table:table-cell>
          <table:table-cell office:value-type="float" office:value="20.5587" calcext:value-type="float">
            <text:p>20,5587</text:p>
          </table:table-cell>
          <table:table-cell office:value-type="float" office:value="20.2493" calcext:value-type="float">
            <text:p>20,2493</text:p>
          </table:table-cell>
          <table:table-cell office:value-type="float" office:value="20.3146" calcext:value-type="float">
            <text:p>20,3146</text:p>
          </table:table-cell>
          <table:table-cell office:value-type="float" office:value="20.2708" calcext:value-type="float">
            <text:p>20,2708</text:p>
          </table:table-cell>
          <table:table-cell office:value-type="float" office:value="20.4354" calcext:value-type="float">
            <text:p>20,4354</text:p>
          </table:table-cell>
          <table:table-cell office:value-type="float" office:value="20.181" calcext:value-type="float">
            <text:p>20,181</text:p>
          </table:table-cell>
          <table:table-cell office:value-type="float" office:value="20.7058" calcext:value-type="float">
            <text:p>20,7058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39.0632" calcext:value-type="float">
            <text:p>39,0632</text:p>
          </table:table-cell>
          <table:table-cell office:value-type="float" office:value="35.3955" calcext:value-type="float">
            <text:p>35,3955</text:p>
          </table:table-cell>
          <table:table-cell office:value-type="float" office:value="35.2486" calcext:value-type="float">
            <text:p>35,2486</text:p>
          </table:table-cell>
          <table:table-cell office:value-type="float" office:value="34.4367" calcext:value-type="float">
            <text:p>34,4367</text:p>
          </table:table-cell>
          <table:table-cell office:value-type="float" office:value="34.1258" calcext:value-type="float">
            <text:p>34,1258</text:p>
          </table:table-cell>
          <table:table-cell office:value-type="float" office:value="33.6899" calcext:value-type="float">
            <text:p>33,6899</text:p>
          </table:table-cell>
          <table:table-cell office:value-type="float" office:value="32.8981" calcext:value-type="float">
            <text:p>32,8981</text:p>
          </table:table-cell>
          <table:table-cell office:value-type="float" office:value="33.0726" calcext:value-type="float">
            <text:p>33,0726</text:p>
          </table:table-cell>
          <table:table-cell office:value-type="float" office:value="33.0669" calcext:value-type="float">
            <text:p>33,0669</text:p>
          </table:table-cell>
          <table:table-cell office:value-type="float" office:value="32.3196" calcext:value-type="float">
            <text:p>32,3196</text:p>
          </table:table-cell>
          <table:table-cell table:number-columns-repeated="996"/>
        </table:table-row>
        <table:table-row table:style-name="ro1">
          <table:table-cell/>
          <table:table-cell table:style-name="Default" office:value-type="string" calcext:value-type="string">
            <text:p>Buffered Tree Transfor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ooled</text:p>
          </table:table-cell>
          <table:table-cell office:value-type="float" office:value="39.0632" calcext:value-type="float">
            <text:p>39,0632</text:p>
          </table:table-cell>
          <table:table-cell office:value-type="float" office:value="35.3955" calcext:value-type="float">
            <text:p>35,3955</text:p>
          </table:table-cell>
          <table:table-cell office:value-type="float" office:value="35.2486" calcext:value-type="float">
            <text:p>35,2486</text:p>
          </table:table-cell>
          <table:table-cell office:value-type="float" office:value="34.4367" calcext:value-type="float">
            <text:p>34,4367</text:p>
          </table:table-cell>
          <table:table-cell office:value-type="float" office:value="34.1258" calcext:value-type="float">
            <text:p>34,1258</text:p>
          </table:table-cell>
          <table:table-cell office:value-type="float" office:value="33.6899" calcext:value-type="float">
            <text:p>33,6899</text:p>
          </table:table-cell>
          <table:table-cell office:value-type="float" office:value="32.8981" calcext:value-type="float">
            <text:p>32,8981</text:p>
          </table:table-cell>
          <table:table-cell office:value-type="float" office:value="33.0726" calcext:value-type="float">
            <text:p>33,0726</text:p>
          </table:table-cell>
          <table:table-cell office:value-type="float" office:value="33.0669" calcext:value-type="float">
            <text:p>33,0669</text:p>
          </table:table-cell>
          <table:table-cell office:value-type="float" office:value="32.3196" calcext:value-type="float">
            <text:p>32,3196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40.7947" calcext:value-type="float">
            <text:p>40,7947</text:p>
          </table:table-cell>
          <table:table-cell office:value-type="float" office:value="37.1844" calcext:value-type="float">
            <text:p>37,1844</text:p>
          </table:table-cell>
          <table:table-cell office:value-type="float" office:value="35.6758" calcext:value-type="float">
            <text:p>35,6758</text:p>
          </table:table-cell>
          <table:table-cell office:value-type="float" office:value="35.3699" calcext:value-type="float">
            <text:p>35,3699</text:p>
          </table:table-cell>
          <table:table-cell office:value-type="float" office:value="33.9514" calcext:value-type="float">
            <text:p>33,9514</text:p>
          </table:table-cell>
          <table:table-cell office:value-type="float" office:value="34.2252" calcext:value-type="float">
            <text:p>34,2252</text:p>
          </table:table-cell>
          <table:table-cell office:value-type="float" office:value="34.0129" calcext:value-type="float">
            <text:p>34,0129</text:p>
          </table:table-cell>
          <table:table-cell office:value-type="float" office:value="33.7323" calcext:value-type="float">
            <text:p>33,7323</text:p>
          </table:table-cell>
          <table:table-cell office:value-type="float" office:value="33.149" calcext:value-type="float">
            <text:p>33,149</text:p>
          </table:table-cell>
          <table:table-cell office:value-type="float" office:value="32.9194" calcext:value-type="float">
            <text:p>32,9194</text:p>
          </table:table-cell>
          <table:table-cell table:number-columns-repeated="996"/>
        </table:table-row>
        <table:table-row table:style-name="ro1">
          <table:table-cell/>
          <table:table-cell table:style-name="Default" office:value-type="string" calcext:value-type="string">
            <text:p>Naive Tree Transfor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aive</text:p>
          </table:table-cell>
          <table:table-cell office:value-type="float" office:value="40.7947" calcext:value-type="float">
            <text:p>40,7947</text:p>
          </table:table-cell>
          <table:table-cell office:value-type="float" office:value="37.1844" calcext:value-type="float">
            <text:p>37,1844</text:p>
          </table:table-cell>
          <table:table-cell office:value-type="float" office:value="35.6758" calcext:value-type="float">
            <text:p>35,6758</text:p>
          </table:table-cell>
          <table:table-cell office:value-type="float" office:value="35.3699" calcext:value-type="float">
            <text:p>35,3699</text:p>
          </table:table-cell>
          <table:table-cell office:value-type="float" office:value="33.9514" calcext:value-type="float">
            <text:p>33,9514</text:p>
          </table:table-cell>
          <table:table-cell office:value-type="float" office:value="34.2252" calcext:value-type="float">
            <text:p>34,2252</text:p>
          </table:table-cell>
          <table:table-cell office:value-type="float" office:value="34.0129" calcext:value-type="float">
            <text:p>34,0129</text:p>
          </table:table-cell>
          <table:table-cell office:value-type="float" office:value="33.7323" calcext:value-type="float">
            <text:p>33,7323</text:p>
          </table:table-cell>
          <table:table-cell office:value-type="float" office:value="33.149" calcext:value-type="float">
            <text:p>33,149</text:p>
          </table:table-cell>
          <table:table-cell office:value-type="float" office:value="32.9194" calcext:value-type="float">
            <text:p>32,9194</text:p>
          </table:table-cell>
          <table:table-cell table:number-columns-repeated="3"/>
          <table:table-cell office:value-type="float" office:value="2500" calcext:value-type="float">
            <text:p>2500</text:p>
          </table:table-cell>
          <table:table-cell office:value-type="float" office:value="32.727" calcext:value-type="float">
            <text:p>32,727</text:p>
          </table:table-cell>
          <table:table-cell office:value-type="float" office:value="27.2052" calcext:value-type="float">
            <text:p>27,2052</text:p>
          </table:table-cell>
          <table:table-cell office:value-type="float" office:value="26.5955" calcext:value-type="float">
            <text:p>26,5955</text:p>
          </table:table-cell>
          <table:table-cell office:value-type="float" office:value="25.7484" calcext:value-type="float">
            <text:p>25,7484</text:p>
          </table:table-cell>
          <table:table-cell office:value-type="float" office:value="25.3978" calcext:value-type="float">
            <text:p>25,3978</text:p>
          </table:table-cell>
          <table:table-cell office:value-type="float" office:value="25.4847" calcext:value-type="float">
            <text:p>25,4847</text:p>
          </table:table-cell>
          <table:table-cell office:value-type="float" office:value="25.662" calcext:value-type="float">
            <text:p>25,662</text:p>
          </table:table-cell>
          <table:table-cell office:value-type="float" office:value="25.1864" calcext:value-type="float">
            <text:p>25,1864</text:p>
          </table:table-cell>
          <table:table-cell office:value-type="float" office:value="25.0616" calcext:value-type="float">
            <text:p>25,0616</text:p>
          </table:table-cell>
          <table:table-cell office:value-type="float" office:value="25.2051" calcext:value-type="float">
            <text:p>25,2051</text:p>
          </table:table-cell>
          <table:table-cell table:number-columns-repeated="996"/>
        </table:table-row>
        <table:table-row table:style-name="ro1">
          <table:table-cell/>
          <table:table-cell table:style-name="ce2" office:value-type="string" calcext:value-type="string">
            <text:p>Flat Transform</text:p>
          </table:table-cell>
          <table:table-cell office:value-type="float" office:value="2500" calcext:value-type="float">
            <text:p>2500</text:p>
          </table:table-cell>
          <table:table-cell table:style-name="ce2" office:value-type="string" calcext:value-type="string">
            <text:p>Flat</text:p>
          </table:table-cell>
          <table:table-cell office:value-type="float" office:value="32.727" calcext:value-type="float">
            <text:p>32,727</text:p>
          </table:table-cell>
          <table:table-cell office:value-type="float" office:value="27.2052" calcext:value-type="float">
            <text:p>27,2052</text:p>
          </table:table-cell>
          <table:table-cell office:value-type="float" office:value="26.5955" calcext:value-type="float">
            <text:p>26,5955</text:p>
          </table:table-cell>
          <table:table-cell office:value-type="float" office:value="25.7484" calcext:value-type="float">
            <text:p>25,7484</text:p>
          </table:table-cell>
          <table:table-cell office:value-type="float" office:value="25.3978" calcext:value-type="float">
            <text:p>25,3978</text:p>
          </table:table-cell>
          <table:table-cell office:value-type="float" office:value="25.4847" calcext:value-type="float">
            <text:p>25,4847</text:p>
          </table:table-cell>
          <table:table-cell office:value-type="float" office:value="25.662" calcext:value-type="float">
            <text:p>25,662</text:p>
          </table:table-cell>
          <table:table-cell office:value-type="float" office:value="25.1864" calcext:value-type="float">
            <text:p>25,1864</text:p>
          </table:table-cell>
          <table:table-cell office:value-type="float" office:value="25.0616" calcext:value-type="float">
            <text:p>25,0616</text:p>
          </table:table-cell>
          <table:table-cell office:value-type="float" office:value="25.2051" calcext:value-type="float">
            <text:p>25,2051</text:p>
          </table:table-cell>
          <table:table-cell table:number-columns-repeated="3"/>
          <table:table-cell office:value-type="float" office:value="2500" calcext:value-type="float">
            <text:p>2500</text:p>
          </table:table-cell>
          <table:table-cell office:value-type="float" office:value="52.5797" calcext:value-type="float">
            <text:p>52,5797</text:p>
          </table:table-cell>
          <table:table-cell office:value-type="float" office:value="46.5243" calcext:value-type="float">
            <text:p>46,5243</text:p>
          </table:table-cell>
          <table:table-cell office:value-type="float" office:value="45.8298" calcext:value-type="float">
            <text:p>45,8298</text:p>
          </table:table-cell>
          <table:table-cell office:value-type="float" office:value="44.1118" calcext:value-type="float">
            <text:p>44,1118</text:p>
          </table:table-cell>
          <table:table-cell office:value-type="float" office:value="43.3193" calcext:value-type="float">
            <text:p>43,3193</text:p>
          </table:table-cell>
          <table:table-cell office:value-type="float" office:value="42.8256" calcext:value-type="float">
            <text:p>42,8256</text:p>
          </table:table-cell>
          <table:table-cell office:value-type="float" office:value="42.4242" calcext:value-type="float">
            <text:p>42,4242</text:p>
          </table:table-cell>
          <table:table-cell office:value-type="float" office:value="42.1162" calcext:value-type="float">
            <text:p>42,1162</text:p>
          </table:table-cell>
          <table:table-cell office:value-type="float" office:value="42.0748" calcext:value-type="float">
            <text:p>42,0748</text:p>
          </table:table-cell>
          <table:table-cell office:value-type="float" office:value="41.6976" calcext:value-type="float">
            <text:p>41,6976</text:p>
          </table:table-cell>
          <table:table-cell table:number-columns-repeated="996"/>
        </table:table-row>
        <table:table-row table:style-name="ro1">
          <table:table-cell/>
          <table:table-cell table:style-name="Default" office:value-type="string" calcext:value-type="string">
            <text:p>Buffered Tree Transform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ooled</text:p>
          </table:table-cell>
          <table:table-cell office:value-type="float" office:value="52.5797" calcext:value-type="float">
            <text:p>52,5797</text:p>
          </table:table-cell>
          <table:table-cell office:value-type="float" office:value="46.5243" calcext:value-type="float">
            <text:p>46,5243</text:p>
          </table:table-cell>
          <table:table-cell office:value-type="float" office:value="45.8298" calcext:value-type="float">
            <text:p>45,8298</text:p>
          </table:table-cell>
          <table:table-cell office:value-type="float" office:value="44.1118" calcext:value-type="float">
            <text:p>44,1118</text:p>
          </table:table-cell>
          <table:table-cell office:value-type="float" office:value="43.3193" calcext:value-type="float">
            <text:p>43,3193</text:p>
          </table:table-cell>
          <table:table-cell office:value-type="float" office:value="42.8256" calcext:value-type="float">
            <text:p>42,8256</text:p>
          </table:table-cell>
          <table:table-cell office:value-type="float" office:value="42.4242" calcext:value-type="float">
            <text:p>42,4242</text:p>
          </table:table-cell>
          <table:table-cell office:value-type="float" office:value="42.1162" calcext:value-type="float">
            <text:p>42,1162</text:p>
          </table:table-cell>
          <table:table-cell office:value-type="float" office:value="42.0748" calcext:value-type="float">
            <text:p>42,0748</text:p>
          </table:table-cell>
          <table:table-cell office:value-type="float" office:value="41.6976" calcext:value-type="float">
            <text:p>41,6976</text:p>
          </table:table-cell>
          <table:table-cell table:number-columns-repeated="3"/>
          <table:table-cell office:value-type="float" office:value="2500" calcext:value-type="float">
            <text:p>2500</text:p>
          </table:table-cell>
          <table:table-cell office:value-type="float" office:value="52.6294" calcext:value-type="float">
            <text:p>52,6294</text:p>
          </table:table-cell>
          <table:table-cell office:value-type="float" office:value="48.2232" calcext:value-type="float">
            <text:p>48,2232</text:p>
          </table:table-cell>
          <table:table-cell office:value-type="float" office:value="46.5228" calcext:value-type="float">
            <text:p>46,5228</text:p>
          </table:table-cell>
          <table:table-cell office:value-type="float" office:value="45.9665" calcext:value-type="float">
            <text:p>45,9665</text:p>
          </table:table-cell>
          <table:table-cell office:value-type="float" office:value="45.1612" calcext:value-type="float">
            <text:p>45,1612</text:p>
          </table:table-cell>
          <table:table-cell office:value-type="float" office:value="44.1681" calcext:value-type="float">
            <text:p>44,1681</text:p>
          </table:table-cell>
          <table:table-cell office:value-type="float" office:value="44.262" calcext:value-type="float">
            <text:p>44,262</text:p>
          </table:table-cell>
          <table:table-cell office:value-type="float" office:value="43.8848" calcext:value-type="float">
            <text:p>43,8848</text:p>
          </table:table-cell>
          <table:table-cell office:value-type="float" office:value="43.807" calcext:value-type="float">
            <text:p>43,807</text:p>
          </table:table-cell>
          <table:table-cell office:value-type="float" office:value="43.0924" calcext:value-type="float">
            <text:p>43,0924</text:p>
          </table:table-cell>
          <table:table-cell table:number-columns-repeated="996"/>
        </table:table-row>
        <table:table-row table:style-name="ro1">
          <table:table-cell/>
          <table:table-cell table:style-name="Default" office:value-type="string" calcext:value-type="string">
            <text:p>Naive Tree Transform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aive</text:p>
          </table:table-cell>
          <table:table-cell office:value-type="float" office:value="52.6294" calcext:value-type="float">
            <text:p>52,6294</text:p>
          </table:table-cell>
          <table:table-cell office:value-type="float" office:value="48.2232" calcext:value-type="float">
            <text:p>48,2232</text:p>
          </table:table-cell>
          <table:table-cell office:value-type="float" office:value="46.5228" calcext:value-type="float">
            <text:p>46,5228</text:p>
          </table:table-cell>
          <table:table-cell office:value-type="float" office:value="45.9665" calcext:value-type="float">
            <text:p>45,9665</text:p>
          </table:table-cell>
          <table:table-cell office:value-type="float" office:value="45.1612" calcext:value-type="float">
            <text:p>45,1612</text:p>
          </table:table-cell>
          <table:table-cell office:value-type="float" office:value="44.1681" calcext:value-type="float">
            <text:p>44,1681</text:p>
          </table:table-cell>
          <table:table-cell office:value-type="float" office:value="44.262" calcext:value-type="float">
            <text:p>44,262</text:p>
          </table:table-cell>
          <table:table-cell office:value-type="float" office:value="43.8848" calcext:value-type="float">
            <text:p>43,8848</text:p>
          </table:table-cell>
          <table:table-cell office:value-type="float" office:value="43.807" calcext:value-type="float">
            <text:p>43,807</text:p>
          </table:table-cell>
          <table:table-cell office:value-type="float" office:value="43.0924" calcext:value-type="float">
            <text:p>43,0924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29.2113" calcext:value-type="float">
            <text:p>29,2113</text:p>
          </table:table-cell>
          <table:table-cell office:value-type="float" office:value="29.1136" calcext:value-type="float">
            <text:p>29,1136</text:p>
          </table:table-cell>
          <table:table-cell office:value-type="float" office:value="28.9827" calcext:value-type="float">
            <text:p>28,9827</text:p>
          </table:table-cell>
          <table:table-cell office:value-type="float" office:value="29.4386" calcext:value-type="float">
            <text:p>29,4386</text:p>
          </table:table-cell>
          <table:table-cell office:value-type="float" office:value="29.2082" calcext:value-type="float">
            <text:p>29,2082</text:p>
          </table:table-cell>
          <table:table-cell office:value-type="float" office:value="29.5252" calcext:value-type="float">
            <text:p>29,5252</text:p>
          </table:table-cell>
          <table:table-cell office:value-type="float" office:value="28.9205" calcext:value-type="float">
            <text:p>28,9205</text:p>
          </table:table-cell>
          <table:table-cell office:value-type="float" office:value="29.0631" calcext:value-type="float">
            <text:p>29,0631</text:p>
          </table:table-cell>
          <table:table-cell office:value-type="float" office:value="29.5288" calcext:value-type="float">
            <text:p>29,5288</text:p>
          </table:table-cell>
          <table:table-cell office:value-type="float" office:value="29.3494" calcext:value-type="float">
            <text:p>29,3494</text:p>
          </table:table-cell>
          <table:table-cell table:number-columns-repeated="996"/>
        </table:table-row>
        <table:table-row table:style-name="ro1">
          <table:table-cell/>
          <table:table-cell table:style-name="ce2" office:value-type="string" calcext:value-type="string">
            <text:p>Flat Transform</text:p>
          </table:table-cell>
          <table:table-cell office:value-type="float" office:value="3000" calcext:value-type="float">
            <text:p>3000</text:p>
          </table:table-cell>
          <table:table-cell table:style-name="ce2" office:value-type="string" calcext:value-type="string">
            <text:p>Flat</text:p>
          </table:table-cell>
          <table:table-cell office:value-type="float" office:value="29.2113" calcext:value-type="float">
            <text:p>29,2113</text:p>
          </table:table-cell>
          <table:table-cell office:value-type="float" office:value="29.1136" calcext:value-type="float">
            <text:p>29,1136</text:p>
          </table:table-cell>
          <table:table-cell office:value-type="float" office:value="28.9827" calcext:value-type="float">
            <text:p>28,9827</text:p>
          </table:table-cell>
          <table:table-cell office:value-type="float" office:value="29.4386" calcext:value-type="float">
            <text:p>29,4386</text:p>
          </table:table-cell>
          <table:table-cell office:value-type="float" office:value="29.2082" calcext:value-type="float">
            <text:p>29,2082</text:p>
          </table:table-cell>
          <table:table-cell office:value-type="float" office:value="29.5252" calcext:value-type="float">
            <text:p>29,5252</text:p>
          </table:table-cell>
          <table:table-cell office:value-type="float" office:value="28.9205" calcext:value-type="float">
            <text:p>28,9205</text:p>
          </table:table-cell>
          <table:table-cell office:value-type="float" office:value="29.0631" calcext:value-type="float">
            <text:p>29,0631</text:p>
          </table:table-cell>
          <table:table-cell office:value-type="float" office:value="29.5288" calcext:value-type="float">
            <text:p>29,5288</text:p>
          </table:table-cell>
          <table:table-cell office:value-type="float" office:value="29.3494" calcext:value-type="float">
            <text:p>29,3494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62.261" calcext:value-type="float">
            <text:p>62,261</text:p>
          </table:table-cell>
          <table:table-cell office:value-type="float" office:value="57.2559" calcext:value-type="float">
            <text:p>57,2559</text:p>
          </table:table-cell>
          <table:table-cell office:value-type="float" office:value="55.782" calcext:value-type="float">
            <text:p>55,782</text:p>
          </table:table-cell>
          <table:table-cell office:value-type="float" office:value="54.1785" calcext:value-type="float">
            <text:p>54,1785</text:p>
          </table:table-cell>
          <table:table-cell office:value-type="float" office:value="53.6372" calcext:value-type="float">
            <text:p>53,6372</text:p>
          </table:table-cell>
          <table:table-cell office:value-type="float" office:value="53.312" calcext:value-type="float">
            <text:p>53,312</text:p>
          </table:table-cell>
          <table:table-cell office:value-type="float" office:value="52.7739" calcext:value-type="float">
            <text:p>52,7739</text:p>
          </table:table-cell>
          <table:table-cell office:value-type="float" office:value="52.4548" calcext:value-type="float">
            <text:p>52,4548</text:p>
          </table:table-cell>
          <table:table-cell office:value-type="float" office:value="52.9969" calcext:value-type="float">
            <text:p>52,9969</text:p>
          </table:table-cell>
          <table:table-cell office:value-type="float" office:value="52.6297" calcext:value-type="float">
            <text:p>52,6297</text:p>
          </table:table-cell>
          <table:table-cell table:number-columns-repeated="996"/>
        </table:table-row>
        <table:table-row table:style-name="ro1">
          <table:table-cell/>
          <table:table-cell table:style-name="Default" office:value-type="string" calcext:value-type="string">
            <text:p>Buffered Tree Transform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Pooled</text:p>
          </table:table-cell>
          <table:table-cell office:value-type="float" office:value="62.261" calcext:value-type="float">
            <text:p>62,261</text:p>
          </table:table-cell>
          <table:table-cell office:value-type="float" office:value="57.2559" calcext:value-type="float">
            <text:p>57,2559</text:p>
          </table:table-cell>
          <table:table-cell office:value-type="float" office:value="55.782" calcext:value-type="float">
            <text:p>55,782</text:p>
          </table:table-cell>
          <table:table-cell office:value-type="float" office:value="54.1785" calcext:value-type="float">
            <text:p>54,1785</text:p>
          </table:table-cell>
          <table:table-cell office:value-type="float" office:value="53.6372" calcext:value-type="float">
            <text:p>53,6372</text:p>
          </table:table-cell>
          <table:table-cell office:value-type="float" office:value="53.312" calcext:value-type="float">
            <text:p>53,312</text:p>
          </table:table-cell>
          <table:table-cell office:value-type="float" office:value="52.7739" calcext:value-type="float">
            <text:p>52,7739</text:p>
          </table:table-cell>
          <table:table-cell office:value-type="float" office:value="52.4548" calcext:value-type="float">
            <text:p>52,4548</text:p>
          </table:table-cell>
          <table:table-cell office:value-type="float" office:value="52.9969" calcext:value-type="float">
            <text:p>52,9969</text:p>
          </table:table-cell>
          <table:table-cell office:value-type="float" office:value="52.6297" calcext:value-type="float">
            <text:p>52,6297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64.2779" calcext:value-type="float">
            <text:p>64,2779</text:p>
          </table:table-cell>
          <table:table-cell office:value-type="float" office:value="60.3325" calcext:value-type="float">
            <text:p>60,3325</text:p>
          </table:table-cell>
          <table:table-cell office:value-type="float" office:value="58.705" calcext:value-type="float">
            <text:p>58,705</text:p>
          </table:table-cell>
          <table:table-cell office:value-type="float" office:value="57.5817" calcext:value-type="float">
            <text:p>57,5817</text:p>
          </table:table-cell>
          <table:table-cell office:value-type="float" office:value="56.7352" calcext:value-type="float">
            <text:p>56,7352</text:p>
          </table:table-cell>
          <table:table-cell office:value-type="float" office:value="55.8089" calcext:value-type="float">
            <text:p>55,8089</text:p>
          </table:table-cell>
          <table:table-cell office:value-type="float" office:value="55.8605" calcext:value-type="float">
            <text:p>55,8605</text:p>
          </table:table-cell>
          <table:table-cell office:value-type="float" office:value="55.384" calcext:value-type="float">
            <text:p>55,384</text:p>
          </table:table-cell>
          <table:table-cell office:value-type="float" office:value="54.9487" calcext:value-type="float">
            <text:p>54,9487</text:p>
          </table:table-cell>
          <table:table-cell office:value-type="float" office:value="56.0728" calcext:value-type="float">
            <text:p>56,0728</text:p>
          </table:table-cell>
          <table:table-cell table:number-columns-repeated="996"/>
        </table:table-row>
        <table:table-row table:style-name="ro1">
          <table:table-cell/>
          <table:table-cell table:style-name="Default" office:value-type="string" calcext:value-type="string">
            <text:p>Naive Tree Transform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Naive</text:p>
          </table:table-cell>
          <table:table-cell office:value-type="float" office:value="64.2779" calcext:value-type="float">
            <text:p>64,2779</text:p>
          </table:table-cell>
          <table:table-cell office:value-type="float" office:value="60.3325" calcext:value-type="float">
            <text:p>60,3325</text:p>
          </table:table-cell>
          <table:table-cell office:value-type="float" office:value="58.705" calcext:value-type="float">
            <text:p>58,705</text:p>
          </table:table-cell>
          <table:table-cell office:value-type="float" office:value="57.5817" calcext:value-type="float">
            <text:p>57,5817</text:p>
          </table:table-cell>
          <table:table-cell office:value-type="float" office:value="56.7352" calcext:value-type="float">
            <text:p>56,7352</text:p>
          </table:table-cell>
          <table:table-cell office:value-type="float" office:value="55.8089" calcext:value-type="float">
            <text:p>55,8089</text:p>
          </table:table-cell>
          <table:table-cell office:value-type="float" office:value="55.8605" calcext:value-type="float">
            <text:p>55,8605</text:p>
          </table:table-cell>
          <table:table-cell office:value-type="float" office:value="55.384" calcext:value-type="float">
            <text:p>55,384</text:p>
          </table:table-cell>
          <table:table-cell office:value-type="float" office:value="54.9487" calcext:value-type="float">
            <text:p>54,9487</text:p>
          </table:table-cell>
          <table:table-cell office:value-type="float" office:value="56.0728" calcext:value-type="float">
            <text:p>56,0728</text:p>
          </table:table-cell>
          <table:table-cell table:number-columns-repeated="3"/>
          <table:table-cell office:value-type="float" office:value="3500" calcext:value-type="float">
            <text:p>3500</text:p>
          </table:table-cell>
          <table:table-cell office:value-type="float" office:value="33.9495" calcext:value-type="float">
            <text:p>33,9495</text:p>
          </table:table-cell>
          <table:table-cell office:value-type="float" office:value="34.37" calcext:value-type="float">
            <text:p>34,37</text:p>
          </table:table-cell>
          <table:table-cell office:value-type="float" office:value="34.3074" calcext:value-type="float">
            <text:p>34,3074</text:p>
          </table:table-cell>
          <table:table-cell office:value-type="float" office:value="33.7959" calcext:value-type="float">
            <text:p>33,7959</text:p>
          </table:table-cell>
          <table:table-cell office:value-type="float" office:value="34.4448" calcext:value-type="float">
            <text:p>34,4448</text:p>
          </table:table-cell>
          <table:table-cell office:value-type="float" office:value="33.9366" calcext:value-type="float">
            <text:p>33,9366</text:p>
          </table:table-cell>
          <table:table-cell office:value-type="float" office:value="34.0231" calcext:value-type="float">
            <text:p>34,0231</text:p>
          </table:table-cell>
          <table:table-cell office:value-type="float" office:value="33.9263" calcext:value-type="float">
            <text:p>33,9263</text:p>
          </table:table-cell>
          <table:table-cell office:value-type="float" office:value="34.1326" calcext:value-type="float">
            <text:p>34,1326</text:p>
          </table:table-cell>
          <table:table-cell office:value-type="float" office:value="34.0454" calcext:value-type="float">
            <text:p>34,0454</text:p>
          </table:table-cell>
          <table:table-cell table:number-columns-repeated="996"/>
        </table:table-row>
        <table:table-row table:style-name="ro1">
          <table:table-cell/>
          <table:table-cell table:style-name="ce2" office:value-type="string" calcext:value-type="string">
            <text:p>Flat Transform</text:p>
          </table:table-cell>
          <table:table-cell office:value-type="float" office:value="3500" calcext:value-type="float">
            <text:p>3500</text:p>
          </table:table-cell>
          <table:table-cell table:style-name="ce2" office:value-type="string" calcext:value-type="string">
            <text:p>Flat</text:p>
          </table:table-cell>
          <table:table-cell office:value-type="float" office:value="33.9495" calcext:value-type="float">
            <text:p>33,9495</text:p>
          </table:table-cell>
          <table:table-cell office:value-type="float" office:value="34.37" calcext:value-type="float">
            <text:p>34,37</text:p>
          </table:table-cell>
          <table:table-cell office:value-type="float" office:value="34.3074" calcext:value-type="float">
            <text:p>34,3074</text:p>
          </table:table-cell>
          <table:table-cell office:value-type="float" office:value="33.7959" calcext:value-type="float">
            <text:p>33,7959</text:p>
          </table:table-cell>
          <table:table-cell office:value-type="float" office:value="34.4448" calcext:value-type="float">
            <text:p>34,4448</text:p>
          </table:table-cell>
          <table:table-cell office:value-type="float" office:value="33.9366" calcext:value-type="float">
            <text:p>33,9366</text:p>
          </table:table-cell>
          <table:table-cell office:value-type="float" office:value="34.0231" calcext:value-type="float">
            <text:p>34,0231</text:p>
          </table:table-cell>
          <table:table-cell office:value-type="float" office:value="33.9263" calcext:value-type="float">
            <text:p>33,9263</text:p>
          </table:table-cell>
          <table:table-cell office:value-type="float" office:value="34.1326" calcext:value-type="float">
            <text:p>34,1326</text:p>
          </table:table-cell>
          <table:table-cell office:value-type="float" office:value="34.0454" calcext:value-type="float">
            <text:p>34,0454</text:p>
          </table:table-cell>
          <table:table-cell table:number-columns-repeated="3"/>
          <table:table-cell office:value-type="float" office:value="3500" calcext:value-type="float">
            <text:p>3500</text:p>
          </table:table-cell>
          <table:table-cell office:value-type="float" office:value="75.5013" calcext:value-type="float">
            <text:p>75,5013</text:p>
          </table:table-cell>
          <table:table-cell office:value-type="float" office:value="68.847" calcext:value-type="float">
            <text:p>68,847</text:p>
          </table:table-cell>
          <table:table-cell office:value-type="float" office:value="68.1122" calcext:value-type="float">
            <text:p>68,1122</text:p>
          </table:table-cell>
          <table:table-cell office:value-type="float" office:value="65.8488" calcext:value-type="float">
            <text:p>65,8488</text:p>
          </table:table-cell>
          <table:table-cell office:value-type="float" office:value="65.9324" calcext:value-type="float">
            <text:p>65,9324</text:p>
          </table:table-cell>
          <table:table-cell office:value-type="float" office:value="64.9414" calcext:value-type="float">
            <text:p>64,9414</text:p>
          </table:table-cell>
          <table:table-cell office:value-type="float" office:value="64.504" calcext:value-type="float">
            <text:p>64,504</text:p>
          </table:table-cell>
          <table:table-cell office:value-type="float" office:value="63.7167" calcext:value-type="float">
            <text:p>63,7167</text:p>
          </table:table-cell>
          <table:table-cell office:value-type="float" office:value="63.5063" calcext:value-type="float">
            <text:p>63,5063</text:p>
          </table:table-cell>
          <table:table-cell office:value-type="float" office:value="63.3635" calcext:value-type="float">
            <text:p>63,3635</text:p>
          </table:table-cell>
          <table:table-cell table:number-columns-repeated="996"/>
        </table:table-row>
        <table:table-row table:style-name="ro1">
          <table:table-cell/>
          <table:table-cell table:style-name="Default" office:value-type="string" calcext:value-type="string">
            <text:p>Buffered Tree Transform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Pooled</text:p>
          </table:table-cell>
          <table:table-cell office:value-type="float" office:value="75.5013" calcext:value-type="float">
            <text:p>75,5013</text:p>
          </table:table-cell>
          <table:table-cell office:value-type="float" office:value="68.847" calcext:value-type="float">
            <text:p>68,847</text:p>
          </table:table-cell>
          <table:table-cell office:value-type="float" office:value="68.1122" calcext:value-type="float">
            <text:p>68,1122</text:p>
          </table:table-cell>
          <table:table-cell office:value-type="float" office:value="65.8488" calcext:value-type="float">
            <text:p>65,8488</text:p>
          </table:table-cell>
          <table:table-cell office:value-type="float" office:value="65.9324" calcext:value-type="float">
            <text:p>65,9324</text:p>
          </table:table-cell>
          <table:table-cell office:value-type="float" office:value="64.9414" calcext:value-type="float">
            <text:p>64,9414</text:p>
          </table:table-cell>
          <table:table-cell office:value-type="float" office:value="64.504" calcext:value-type="float">
            <text:p>64,504</text:p>
          </table:table-cell>
          <table:table-cell office:value-type="float" office:value="63.7167" calcext:value-type="float">
            <text:p>63,7167</text:p>
          </table:table-cell>
          <table:table-cell office:value-type="float" office:value="63.5063" calcext:value-type="float">
            <text:p>63,5063</text:p>
          </table:table-cell>
          <table:table-cell office:value-type="float" office:value="63.3635" calcext:value-type="float">
            <text:p>63,3635</text:p>
          </table:table-cell>
          <table:table-cell table:number-columns-repeated="3"/>
          <table:table-cell office:value-type="float" office:value="3500" calcext:value-type="float">
            <text:p>3500</text:p>
          </table:table-cell>
          <table:table-cell office:value-type="float" office:value="81.5738" calcext:value-type="float">
            <text:p>81,5738</text:p>
          </table:table-cell>
          <table:table-cell office:value-type="float" office:value="74.1624" calcext:value-type="float">
            <text:p>74,1624</text:p>
          </table:table-cell>
          <table:table-cell office:value-type="float" office:value="71.4882" calcext:value-type="float">
            <text:p>71,4882</text:p>
          </table:table-cell>
          <table:table-cell office:value-type="float" office:value="69.5949" calcext:value-type="float">
            <text:p>69,5949</text:p>
          </table:table-cell>
          <table:table-cell office:value-type="float" office:value="69.1589" calcext:value-type="float">
            <text:p>69,1589</text:p>
          </table:table-cell>
          <table:table-cell office:value-type="float" office:value="67.5324" calcext:value-type="float">
            <text:p>67,5324</text:p>
          </table:table-cell>
          <table:table-cell office:value-type="float" office:value="67.1703" calcext:value-type="float">
            <text:p>67,1703</text:p>
          </table:table-cell>
          <table:table-cell office:value-type="float" office:value="67.3568" calcext:value-type="float">
            <text:p>67,3568</text:p>
          </table:table-cell>
          <table:table-cell office:value-type="float" office:value="67.6422" calcext:value-type="float">
            <text:p>67,6422</text:p>
          </table:table-cell>
          <table:table-cell office:value-type="float" office:value="67.2869" calcext:value-type="float">
            <text:p>67,2869</text:p>
          </table:table-cell>
          <table:table-cell table:number-columns-repeated="996"/>
        </table:table-row>
        <table:table-row table:style-name="ro1">
          <table:table-cell/>
          <table:table-cell table:style-name="Default" office:value-type="string" calcext:value-type="string">
            <text:p>Naive Tree Transform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Naive</text:p>
          </table:table-cell>
          <table:table-cell office:value-type="float" office:value="81.5738" calcext:value-type="float">
            <text:p>81,5738</text:p>
          </table:table-cell>
          <table:table-cell office:value-type="float" office:value="74.1624" calcext:value-type="float">
            <text:p>74,1624</text:p>
          </table:table-cell>
          <table:table-cell office:value-type="float" office:value="71.4882" calcext:value-type="float">
            <text:p>71,4882</text:p>
          </table:table-cell>
          <table:table-cell office:value-type="float" office:value="69.5949" calcext:value-type="float">
            <text:p>69,5949</text:p>
          </table:table-cell>
          <table:table-cell office:value-type="float" office:value="69.1589" calcext:value-type="float">
            <text:p>69,1589</text:p>
          </table:table-cell>
          <table:table-cell office:value-type="float" office:value="67.5324" calcext:value-type="float">
            <text:p>67,5324</text:p>
          </table:table-cell>
          <table:table-cell office:value-type="float" office:value="67.1703" calcext:value-type="float">
            <text:p>67,1703</text:p>
          </table:table-cell>
          <table:table-cell office:value-type="float" office:value="67.3568" calcext:value-type="float">
            <text:p>67,3568</text:p>
          </table:table-cell>
          <table:table-cell office:value-type="float" office:value="67.6422" calcext:value-type="float">
            <text:p>67,6422</text:p>
          </table:table-cell>
          <table:table-cell office:value-type="float" office:value="67.2869" calcext:value-type="float">
            <text:p>67,2869</text:p>
          </table:table-cell>
          <table:table-cell table:number-columns-repeated="1010"/>
        </table:table-row>
        <table:table-row table:style-name="ro1" table:number-rows-repeated="3">
          <table:table-cell/>
          <table:table-cell table:style-name="ce3" table:number-columns-repeated="23"/>
          <table:table-cell table:style-name="ce6" table:number-columns-repeated="6"/>
          <table:table-cell table:number-columns-repeated="994"/>
        </table:table-row>
        <table:table-row table:style-name="ro1" table:number-rows-repeated="61">
          <table:table-cell/>
          <table:table-cell table:style-name="ce4"/>
          <table:table-cell table:style-name="ce3" table:number-columns-repeated="22"/>
          <table:table-cell table:style-name="ce6" table:number-columns-repeated="6"/>
          <table:table-cell table:number-columns-repeated="994"/>
        </table:table-row>
        <table:table-row table:style-name="ro1" table:number-rows-repeated="9">
          <table:table-cell/>
          <table:table-cell table:style-name="ce5"/>
          <table:table-cell table:style-name="ce6" table:number-columns-repeated="28"/>
          <table:table-cell table:number-columns-repeated="994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R17:Sheet1.AB5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i" fo:country="FI" style:letter-kerning="true" style:font-name-asian="Segoe UI" style:font-size-asian="24pt" style:language-asian="ja" style:country-asian="JP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2T16:43:39.210000000</meta:creation-date>
    <dc:date>2016-07-22T23:14:30.538000000</dc:date>
    <meta:editing-duration>PT4H58M14S</meta:editing-duration>
    <meta:editing-cycles>1</meta:editing-cycles>
    <meta:document-statistic meta:table-count="1" meta:cell-count="939" meta:object-count="12"/>
    <meta:generator>LibreOffice/4.1.4.2$Windows_x86 LibreOffice_project/0a0440ccc0227ad9829de5f46be37cfb6edcf72</meta:generator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78cm" svg:height="9cm" xlink:href=".." xlink:type="simple" chart:class="chart:line" chart:style-name="ch1">
        <chart:title svg:x="5.205cm" svg:y="0.316cm" chart:style-name="ch2">
          <text:p>2500 Nodes</text:p>
        </chart:title>
        <chart:plot-area chart:style-name="ch3" table:cell-range-address="Sheet1.D45:Sheet1.N47" chart:data-source-has-labels="column" svg:x="0.707cm" svg:y="1.635cm" svg:width="11.657cm" svg:height="6.765cm">
          <chartooo:coordinate-region svg:x="1.328cm" svg:y="1.847cm" svg:width="10.849cm" svg:height="5.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45:Sheet1.N45" chart:label-cell-address="Sheet1.D45:Sheet1.D45" chart:class="chart:line">
            <chart:data-point chart:repeated="10"/>
          </chart:series>
          <chart:series chart:style-name="ch7" chart:values-cell-range-address="Sheet1.E46:Sheet1.N46" chart:label-cell-address="Sheet1.D46:Sheet1.D46" chart:class="chart:line">
            <chart:data-point chart:repeated="10"/>
          </chart:series>
          <chart:series chart:style-name="ch8" chart:values-cell-range-address="Sheet1.E47:Sheet1.N47" chart:label-cell-address="Sheet1.D47:Sheet1.D47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Sheet1.D45:Sheet1.D45</svg:desc>
                </draw:g>
              </table:table-cell>
              <table:table-cell office:value-type="float" office:value="32.727">
                <text:p>32.727</text:p>
                <draw:g>
                  <svg:desc>Sheet1.E45:Sheet1.N45</svg:desc>
                </draw:g>
              </table:table-cell>
              <table:table-cell office:value-type="float" office:value="27.2052">
                <text:p>27.2052</text:p>
              </table:table-cell>
              <table:table-cell office:value-type="float" office:value="26.5955">
                <text:p>26.5955</text:p>
              </table:table-cell>
              <table:table-cell office:value-type="float" office:value="25.7484">
                <text:p>25.7484</text:p>
              </table:table-cell>
              <table:table-cell office:value-type="float" office:value="25.3978">
                <text:p>25.3978</text:p>
              </table:table-cell>
              <table:table-cell office:value-type="float" office:value="25.4847">
                <text:p>25.4847</text:p>
              </table:table-cell>
              <table:table-cell office:value-type="float" office:value="25.662">
                <text:p>25.662</text:p>
              </table:table-cell>
              <table:table-cell office:value-type="float" office:value="25.1864">
                <text:p>25.1864</text:p>
              </table:table-cell>
              <table:table-cell office:value-type="float" office:value="25.0616">
                <text:p>25.0616</text:p>
              </table:table-cell>
              <table:table-cell office:value-type="float" office:value="25.2051">
                <text:p>25.2051</text:p>
              </table:table-cell>
            </table:table-row>
            <table:table-row>
              <table:table-cell office:value-type="string">
                <text:p>Pooled</text:p>
                <draw:g>
                  <svg:desc>Sheet1.D46:Sheet1.D46</svg:desc>
                </draw:g>
              </table:table-cell>
              <table:table-cell office:value-type="float" office:value="52.5797">
                <text:p>52.5797</text:p>
                <draw:g>
                  <svg:desc>Sheet1.E46:Sheet1.N46</svg:desc>
                </draw:g>
              </table:table-cell>
              <table:table-cell office:value-type="float" office:value="46.5243">
                <text:p>46.5243</text:p>
              </table:table-cell>
              <table:table-cell office:value-type="float" office:value="45.8298">
                <text:p>45.8298</text:p>
              </table:table-cell>
              <table:table-cell office:value-type="float" office:value="44.1118">
                <text:p>44.1118</text:p>
              </table:table-cell>
              <table:table-cell office:value-type="float" office:value="43.3193">
                <text:p>43.3193</text:p>
              </table:table-cell>
              <table:table-cell office:value-type="float" office:value="42.8256">
                <text:p>42.8256</text:p>
              </table:table-cell>
              <table:table-cell office:value-type="float" office:value="42.4242">
                <text:p>42.4242</text:p>
              </table:table-cell>
              <table:table-cell office:value-type="float" office:value="42.1162">
                <text:p>42.1162</text:p>
              </table:table-cell>
              <table:table-cell office:value-type="float" office:value="42.0748">
                <text:p>42.0748</text:p>
              </table:table-cell>
              <table:table-cell office:value-type="float" office:value="41.6976">
                <text:p>41.6976</text:p>
              </table:table-cell>
            </table:table-row>
            <table:table-row>
              <table:table-cell office:value-type="string">
                <text:p>Naive</text:p>
                <draw:g>
                  <svg:desc>Sheet1.D47:Sheet1.D47</svg:desc>
                </draw:g>
              </table:table-cell>
              <table:table-cell office:value-type="float" office:value="52.6294">
                <text:p>52.6294</text:p>
                <draw:g>
                  <svg:desc>Sheet1.E47:Sheet1.N47</svg:desc>
                </draw:g>
              </table:table-cell>
              <table:table-cell office:value-type="float" office:value="48.2232">
                <text:p>48.2232</text:p>
              </table:table-cell>
              <table:table-cell office:value-type="float" office:value="46.5228">
                <text:p>46.5228</text:p>
              </table:table-cell>
              <table:table-cell office:value-type="float" office:value="45.9665">
                <text:p>45.9665</text:p>
              </table:table-cell>
              <table:table-cell office:value-type="float" office:value="45.1612">
                <text:p>45.1612</text:p>
              </table:table-cell>
              <table:table-cell office:value-type="float" office:value="44.1681">
                <text:p>44.1681</text:p>
              </table:table-cell>
              <table:table-cell office:value-type="float" office:value="44.262">
                <text:p>44.262</text:p>
              </table:table-cell>
              <table:table-cell office:value-type="float" office:value="43.8848">
                <text:p>43.8848</text:p>
              </table:table-cell>
              <table:table-cell office:value-type="float" office:value="43.807">
                <text:p>43.807</text:p>
              </table:table-cell>
              <table:table-cell office:value-type="float" office:value="43.0924">
                <text:p>43.092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44cm" svg:height="9cm" xlink:href=".." xlink:type="simple" chart:class="chart:line" chart:style-name="ch1">
        <chart:title svg:x="5.188cm" svg:y="0.316cm" chart:style-name="ch2">
          <text:p>3000 Nodes</text:p>
        </chart:title>
        <chart:plot-area chart:style-name="ch3" table:cell-range-address="Sheet1.D48:Sheet1.N50" chart:data-source-has-labels="column" svg:x="0.706cm" svg:y="1.635cm" svg:width="11.626cm" svg:height="6.765cm">
          <chartooo:coordinate-region svg:x="1.327cm" svg:y="1.847cm" svg:width="10.818cm" svg:height="5.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48:Sheet1.N48" chart:label-cell-address="Sheet1.D48:Sheet1.D48" chart:class="chart:line">
            <chart:data-point chart:repeated="10"/>
          </chart:series>
          <chart:series chart:style-name="ch7" chart:values-cell-range-address="Sheet1.E49:Sheet1.N49" chart:label-cell-address="Sheet1.D49:Sheet1.D49" chart:class="chart:line">
            <chart:data-point chart:repeated="10"/>
          </chart:series>
          <chart:series chart:style-name="ch8" chart:values-cell-range-address="Sheet1.E50:Sheet1.N50" chart:label-cell-address="Sheet1.D50:Sheet1.D50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Sheet1.D48:Sheet1.D48</svg:desc>
                </draw:g>
              </table:table-cell>
              <table:table-cell office:value-type="float" office:value="29.2113">
                <text:p>29.2113</text:p>
                <draw:g>
                  <svg:desc>Sheet1.E48:Sheet1.N48</svg:desc>
                </draw:g>
              </table:table-cell>
              <table:table-cell office:value-type="float" office:value="29.1136">
                <text:p>29.1136</text:p>
              </table:table-cell>
              <table:table-cell office:value-type="float" office:value="28.9827">
                <text:p>28.9827</text:p>
              </table:table-cell>
              <table:table-cell office:value-type="float" office:value="29.4386">
                <text:p>29.4386</text:p>
              </table:table-cell>
              <table:table-cell office:value-type="float" office:value="29.2082">
                <text:p>29.2082</text:p>
              </table:table-cell>
              <table:table-cell office:value-type="float" office:value="29.5252">
                <text:p>29.5252</text:p>
              </table:table-cell>
              <table:table-cell office:value-type="float" office:value="28.9205">
                <text:p>28.9205</text:p>
              </table:table-cell>
              <table:table-cell office:value-type="float" office:value="29.0631">
                <text:p>29.0631</text:p>
              </table:table-cell>
              <table:table-cell office:value-type="float" office:value="29.5288">
                <text:p>29.5288</text:p>
              </table:table-cell>
              <table:table-cell office:value-type="float" office:value="29.3494">
                <text:p>29.3494</text:p>
              </table:table-cell>
            </table:table-row>
            <table:table-row>
              <table:table-cell office:value-type="string">
                <text:p>Pooled</text:p>
                <draw:g>
                  <svg:desc>Sheet1.D49:Sheet1.D49</svg:desc>
                </draw:g>
              </table:table-cell>
              <table:table-cell office:value-type="float" office:value="62.261">
                <text:p>62.261</text:p>
                <draw:g>
                  <svg:desc>Sheet1.E49:Sheet1.N49</svg:desc>
                </draw:g>
              </table:table-cell>
              <table:table-cell office:value-type="float" office:value="57.2559">
                <text:p>57.2559</text:p>
              </table:table-cell>
              <table:table-cell office:value-type="float" office:value="55.782">
                <text:p>55.782</text:p>
              </table:table-cell>
              <table:table-cell office:value-type="float" office:value="54.1785">
                <text:p>54.1785</text:p>
              </table:table-cell>
              <table:table-cell office:value-type="float" office:value="53.6372">
                <text:p>53.6372</text:p>
              </table:table-cell>
              <table:table-cell office:value-type="float" office:value="53.312">
                <text:p>53.312</text:p>
              </table:table-cell>
              <table:table-cell office:value-type="float" office:value="52.7739">
                <text:p>52.7739</text:p>
              </table:table-cell>
              <table:table-cell office:value-type="float" office:value="52.4548">
                <text:p>52.4548</text:p>
              </table:table-cell>
              <table:table-cell office:value-type="float" office:value="52.9969">
                <text:p>52.9969</text:p>
              </table:table-cell>
              <table:table-cell office:value-type="float" office:value="52.6297">
                <text:p>52.6297</text:p>
              </table:table-cell>
            </table:table-row>
            <table:table-row>
              <table:table-cell office:value-type="string">
                <text:p>Naive</text:p>
                <draw:g>
                  <svg:desc>Sheet1.D50:Sheet1.D50</svg:desc>
                </draw:g>
              </table:table-cell>
              <table:table-cell office:value-type="float" office:value="64.2779">
                <text:p>64.2779</text:p>
                <draw:g>
                  <svg:desc>Sheet1.E50:Sheet1.N50</svg:desc>
                </draw:g>
              </table:table-cell>
              <table:table-cell office:value-type="float" office:value="60.3325">
                <text:p>60.3325</text:p>
              </table:table-cell>
              <table:table-cell office:value-type="float" office:value="58.705">
                <text:p>58.705</text:p>
              </table:table-cell>
              <table:table-cell office:value-type="float" office:value="57.5817">
                <text:p>57.5817</text:p>
              </table:table-cell>
              <table:table-cell office:value-type="float" office:value="56.7352">
                <text:p>56.7352</text:p>
              </table:table-cell>
              <table:table-cell office:value-type="float" office:value="55.8089">
                <text:p>55.8089</text:p>
              </table:table-cell>
              <table:table-cell office:value-type="float" office:value="55.8605">
                <text:p>55.8605</text:p>
              </table:table-cell>
              <table:table-cell office:value-type="float" office:value="55.384">
                <text:p>55.384</text:p>
              </table:table-cell>
              <table:table-cell office:value-type="float" office:value="54.9487">
                <text:p>54.9487</text:p>
              </table:table-cell>
              <table:table-cell office:value-type="float" office:value="56.0728">
                <text:p>56.072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89cm" svg:height="9cm" xlink:href=".." xlink:type="simple" chart:class="chart:line" chart:style-name="ch1">
        <chart:title svg:x="5.21cm" svg:y="0.316cm" chart:style-name="ch2">
          <text:p>3500 Nodes</text:p>
        </chart:title>
        <chart:plot-area chart:style-name="ch3" table:cell-range-address="Sheet1.D51:Sheet1.N53" chart:data-source-has-labels="column" svg:x="0.707cm" svg:y="1.635cm" svg:width="11.668cm" svg:height="6.765cm">
          <chartooo:coordinate-region svg:x="1.328cm" svg:y="1.847cm" svg:width="10.86cm" svg:height="5.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51:Sheet1.N51" chart:label-cell-address="Sheet1.D51:Sheet1.D51" chart:class="chart:line">
            <chart:data-point chart:repeated="10"/>
          </chart:series>
          <chart:series chart:style-name="ch7" chart:values-cell-range-address="Sheet1.E52:Sheet1.N52" chart:label-cell-address="Sheet1.D52:Sheet1.D52" chart:class="chart:line">
            <chart:data-point chart:repeated="10"/>
          </chart:series>
          <chart:series chart:style-name="ch8" chart:values-cell-range-address="Sheet1.E53:Sheet1.N53" chart:label-cell-address="Sheet1.D53:Sheet1.D53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Sheet1.D51:Sheet1.D51</svg:desc>
                </draw:g>
              </table:table-cell>
              <table:table-cell office:value-type="float" office:value="33.9495">
                <text:p>33.9495</text:p>
                <draw:g>
                  <svg:desc>Sheet1.E51:Sheet1.N51</svg:desc>
                </draw:g>
              </table:table-cell>
              <table:table-cell office:value-type="float" office:value="34.37">
                <text:p>34.37</text:p>
              </table:table-cell>
              <table:table-cell office:value-type="float" office:value="34.3074">
                <text:p>34.3074</text:p>
              </table:table-cell>
              <table:table-cell office:value-type="float" office:value="33.7959">
                <text:p>33.7959</text:p>
              </table:table-cell>
              <table:table-cell office:value-type="float" office:value="34.4448">
                <text:p>34.4448</text:p>
              </table:table-cell>
              <table:table-cell office:value-type="float" office:value="33.9366">
                <text:p>33.9366</text:p>
              </table:table-cell>
              <table:table-cell office:value-type="float" office:value="34.0231">
                <text:p>34.0231</text:p>
              </table:table-cell>
              <table:table-cell office:value-type="float" office:value="33.9263">
                <text:p>33.9263</text:p>
              </table:table-cell>
              <table:table-cell office:value-type="float" office:value="34.1326">
                <text:p>34.1326</text:p>
              </table:table-cell>
              <table:table-cell office:value-type="float" office:value="34.0454">
                <text:p>34.0454</text:p>
              </table:table-cell>
            </table:table-row>
            <table:table-row>
              <table:table-cell office:value-type="string">
                <text:p>Pooled</text:p>
                <draw:g>
                  <svg:desc>Sheet1.D52:Sheet1.D52</svg:desc>
                </draw:g>
              </table:table-cell>
              <table:table-cell office:value-type="float" office:value="75.5013">
                <text:p>75.5013</text:p>
                <draw:g>
                  <svg:desc>Sheet1.E52:Sheet1.N52</svg:desc>
                </draw:g>
              </table:table-cell>
              <table:table-cell office:value-type="float" office:value="68.847">
                <text:p>68.847</text:p>
              </table:table-cell>
              <table:table-cell office:value-type="float" office:value="68.1122">
                <text:p>68.1122</text:p>
              </table:table-cell>
              <table:table-cell office:value-type="float" office:value="65.8488">
                <text:p>65.8488</text:p>
              </table:table-cell>
              <table:table-cell office:value-type="float" office:value="65.9324">
                <text:p>65.9324</text:p>
              </table:table-cell>
              <table:table-cell office:value-type="float" office:value="64.9414">
                <text:p>64.9414</text:p>
              </table:table-cell>
              <table:table-cell office:value-type="float" office:value="64.504">
                <text:p>64.504</text:p>
              </table:table-cell>
              <table:table-cell office:value-type="float" office:value="63.7167">
                <text:p>63.7167</text:p>
              </table:table-cell>
              <table:table-cell office:value-type="float" office:value="63.5063">
                <text:p>63.5063</text:p>
              </table:table-cell>
              <table:table-cell office:value-type="float" office:value="63.3635">
                <text:p>63.3635</text:p>
              </table:table-cell>
            </table:table-row>
            <table:table-row>
              <table:table-cell office:value-type="string">
                <text:p>Naive</text:p>
                <draw:g>
                  <svg:desc>Sheet1.D53:Sheet1.D53</svg:desc>
                </draw:g>
              </table:table-cell>
              <table:table-cell office:value-type="float" office:value="81.5738">
                <text:p>81.5738</text:p>
                <draw:g>
                  <svg:desc>Sheet1.E53:Sheet1.N53</svg:desc>
                </draw:g>
              </table:table-cell>
              <table:table-cell office:value-type="float" office:value="74.1624">
                <text:p>74.1624</text:p>
              </table:table-cell>
              <table:table-cell office:value-type="float" office:value="71.4882">
                <text:p>71.4882</text:p>
              </table:table-cell>
              <table:table-cell office:value-type="float" office:value="69.5949">
                <text:p>69.5949</text:p>
              </table:table-cell>
              <table:table-cell office:value-type="float" office:value="69.1589">
                <text:p>69.1589</text:p>
              </table:table-cell>
              <table:table-cell office:value-type="float" office:value="67.5324">
                <text:p>67.5324</text:p>
              </table:table-cell>
              <table:table-cell office:value-type="float" office:value="67.1703">
                <text:p>67.1703</text:p>
              </table:table-cell>
              <table:table-cell office:value-type="float" office:value="67.3568">
                <text:p>67.3568</text:p>
              </table:table-cell>
              <table:table-cell office:value-type="float" office:value="67.6422">
                <text:p>67.6422</text:p>
              </table:table-cell>
              <table:table-cell office:value-type="float" office:value="67.2869">
                <text:p>67.286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876cm" svg:height="9cm" xlink:href=".." xlink:type="simple" chart:class="chart:line" chart:style-name="ch1">
        <chart:title svg:x="5.442cm" svg:y="0.316cm" chart:style-name="ch2">
          <text:p>10 Nodes</text:p>
        </chart:title>
        <chart:legend chart:legend-position="start" svg:x="0.209cm" svg:y="3.664cm" style:legend-expansion="high" chart:style-name="ch3"/>
        <chart:plot-area chart:style-name="ch4" table:cell-range-address="Sheet1.D18:Sheet1.N20" chart:data-source-has-labels="column" svg:x="3.697cm" svg:y="1.635cm" svg:width="8.665cm" svg:height="6.177cm">
          <chartooo:coordinate-region svg:x="4.609cm" svg:y="1.847cm" svg:width="7.566cm" svg:height="5.292cm"/>
          <chart:axis chart:dimension="x" chart:name="primary-x" chart:style-name="ch5">
            <chart:title svg:x="7.416cm" svg:y="7.993cm" chart:style-name="ch6">
              <text:p>repeats</text:p>
            </chart:title>
          </chart:axis>
          <chart:axis chart:dimension="y" chart:name="primary-y" chart:style-name="ch5">
            <chart:title svg:x="2.853cm" svg:y="5.693cm" chart:style-name="ch7">
              <text:p>duration (µs]</text:p>
            </chart:title>
            <chart:grid chart:style-name="ch8" chart:class="major"/>
          </chart:axis>
          <chart:series chart:style-name="ch9" chart:values-cell-range-address="Sheet1.E18:Sheet1.N18" chart:label-cell-address="Sheet1.D18:Sheet1.D18" chart:class="chart:line">
            <chart:data-point chart:repeated="10"/>
          </chart:series>
          <chart:series chart:style-name="ch10" chart:values-cell-range-address="Sheet1.E19:Sheet1.N19" chart:label-cell-address="Sheet1.D19:Sheet1.D19" chart:class="chart:line">
            <chart:data-point chart:repeated="10"/>
          </chart:series>
          <chart:series chart:style-name="ch11" chart:values-cell-range-address="Sheet1.E20:Sheet1.N20" chart:label-cell-address="Sheet1.D20:Sheet1.D2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Sheet1.D18:Sheet1.D18</svg:desc>
                </draw:g>
              </table:table-cell>
              <table:table-cell office:value-type="float" office:value="0.1024">
                <text:p>0.1024</text:p>
                <draw:g>
                  <svg:desc>Sheet1.E18:Sheet1.N18</svg:desc>
                </draw:g>
              </table:table-cell>
              <table:table-cell office:value-type="float" office:value="0.0667">
                <text:p>0.0667</text:p>
              </table:table-cell>
              <table:table-cell office:value-type="float" office:value="0.0827">
                <text:p>0.0827</text:p>
              </table:table-cell>
              <table:table-cell office:value-type="float" office:value="0.0853">
                <text:p>0.0853</text:p>
              </table:table-cell>
              <table:table-cell office:value-type="float" office:value="0.0838">
                <text:p>0.0838</text:p>
              </table:table-cell>
              <table:table-cell office:value-type="float" office:value="0.0853">
                <text:p>0.0853</text:p>
              </table:table-cell>
              <table:table-cell office:value-type="float" office:value="0.0953">
                <text:p>0.0953</text:p>
              </table:table-cell>
              <table:table-cell office:value-type="float" office:value="0.0923">
                <text:p>0.0923</text:p>
              </table:table-cell>
              <table:table-cell office:value-type="float" office:value="0.0924">
                <text:p>0.0924</text:p>
              </table:table-cell>
              <table:table-cell office:value-type="float" office:value="0.0835">
                <text:p>0.0835</text:p>
              </table:table-cell>
            </table:table-row>
            <table:table-row>
              <table:table-cell office:value-type="string">
                <text:p>Pooled</text:p>
                <draw:g>
                  <svg:desc>Sheet1.D19:Sheet1.D19</svg:desc>
                </draw:g>
              </table:table-cell>
              <table:table-cell office:value-type="float" office:value="0.18">
                <text:p>0.18</text:p>
                <draw:g>
                  <svg:desc>Sheet1.E19:Sheet1.N19</svg:desc>
                </draw:g>
              </table:table-cell>
              <table:table-cell office:value-type="float" office:value="0.1334">
                <text:p>0.1334</text:p>
              </table:table-cell>
              <table:table-cell office:value-type="float" office:value="0.1345">
                <text:p>0.1345</text:p>
              </table:table-cell>
              <table:table-cell office:value-type="float" office:value="0.1202">
                <text:p>0.1202</text:p>
              </table:table-cell>
              <table:table-cell office:value-type="float" office:value="0.1129">
                <text:p>0.1129</text:p>
              </table:table-cell>
              <table:table-cell office:value-type="float" office:value="0.1096">
                <text:p>0.1096</text:p>
              </table:table-cell>
              <table:table-cell office:value-type="float" office:value="0.113">
                <text:p>0.113</text:p>
              </table:table-cell>
              <table:table-cell office:value-type="float" office:value="0.1105">
                <text:p>0.1105</text:p>
              </table:table-cell>
              <table:table-cell office:value-type="float" office:value="0.1103">
                <text:p>0.1103</text:p>
              </table:table-cell>
              <table:table-cell office:value-type="float" office:value="0.1148">
                <text:p>0.1148</text:p>
              </table:table-cell>
            </table:table-row>
            <table:table-row>
              <table:table-cell office:value-type="string">
                <text:p>Naive</text:p>
                <draw:g>
                  <svg:desc>Sheet1.D20:Sheet1.D20</svg:desc>
                </draw:g>
              </table:table-cell>
              <table:table-cell office:value-type="float" office:value="0.1551">
                <text:p>0.1551</text:p>
                <draw:g>
                  <svg:desc>Sheet1.E20:Sheet1.N20</svg:desc>
                </draw:g>
              </table:table-cell>
              <table:table-cell office:value-type="float" office:value="0.1505">
                <text:p>0.1505</text:p>
              </table:table-cell>
              <table:table-cell office:value-type="float" office:value="0.1655">
                <text:p>0.1655</text:p>
              </table:table-cell>
              <table:table-cell office:value-type="float" office:value="0.1257">
                <text:p>0.1257</text:p>
              </table:table-cell>
              <table:table-cell office:value-type="float" office:value="0.1229">
                <text:p>0.1229</text:p>
              </table:table-cell>
              <table:table-cell office:value-type="float" office:value="0.1158">
                <text:p>0.1158</text:p>
              </table:table-cell>
              <table:table-cell office:value-type="float" office:value="0.1122">
                <text:p>0.1122</text:p>
              </table:table-cell>
              <table:table-cell office:value-type="float" office:value="0.161">
                <text:p>0.161</text:p>
              </table:table-cell>
              <table:table-cell office:value-type="float" office:value="0.1127">
                <text:p>0.1127</text:p>
              </table:table-cell>
              <table:table-cell office:value-type="float" office:value="0.1061">
                <text:p>0.106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78cm" svg:height="9cm" xlink:href=".." xlink:type="simple" chart:class="chart:line" chart:style-name="ch1">
        <chart:title svg:x="5.443cm" svg:y="0.316cm" chart:style-name="ch2">
          <text:p>20 Nodes</text:p>
        </chart:title>
        <chart:plot-area chart:style-name="ch3" table:cell-range-address="Sheet1.D21:Sheet1.N23" chart:data-source-has-labels="column" svg:x="0.707cm" svg:y="1.635cm" svg:width="11.657cm" svg:height="6.765cm">
          <chartooo:coordinate-region svg:x="1.619cm" svg:y="1.847cm" svg:width="10.558cm" svg:height="5.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1:Sheet1.N21" chart:label-cell-address="Sheet1.D21:Sheet1.D21" chart:class="chart:line">
            <chart:data-point chart:repeated="10"/>
          </chart:series>
          <chart:series chart:style-name="ch7" chart:values-cell-range-address="Sheet1.E22:Sheet1.N22" chart:label-cell-address="Sheet1.D22:Sheet1.D22" chart:class="chart:line">
            <chart:data-point chart:repeated="10"/>
          </chart:series>
          <chart:series chart:style-name="ch8" chart:values-cell-range-address="Sheet1.E23:Sheet1.N23" chart:label-cell-address="Sheet1.D23:Sheet1.D23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Sheet1.D21:Sheet1.D21</svg:desc>
                </draw:g>
              </table:table-cell>
              <table:table-cell office:value-type="float" office:value="0.1862">
                <text:p>0.1862</text:p>
                <draw:g>
                  <svg:desc>Sheet1.E21:Sheet1.N21</svg:desc>
                </draw:g>
              </table:table-cell>
              <table:table-cell office:value-type="float" office:value="0.211">
                <text:p>0.211</text:p>
              </table:table-cell>
              <table:table-cell office:value-type="float" office:value="0.1913">
                <text:p>0.1913</text:p>
              </table:table-cell>
              <table:table-cell office:value-type="float" office:value="0.1877">
                <text:p>0.1877</text:p>
              </table:table-cell>
              <table:table-cell office:value-type="float" office:value="0.1762">
                <text:p>0.1762</text:p>
              </table:table-cell>
              <table:table-cell office:value-type="float" office:value="0.1831">
                <text:p>0.1831</text:p>
              </table:table-cell>
              <table:table-cell office:value-type="float" office:value="0.1911">
                <text:p>0.1911</text:p>
              </table:table-cell>
              <table:table-cell office:value-type="float" office:value="0.2095">
                <text:p>0.2095</text:p>
              </table:table-cell>
              <table:table-cell office:value-type="float" office:value="0.1886">
                <text:p>0.1886</text:p>
              </table:table-cell>
              <table:table-cell office:value-type="float" office:value="0.1859">
                <text:p>0.1859</text:p>
              </table:table-cell>
            </table:table-row>
            <table:table-row>
              <table:table-cell office:value-type="string">
                <text:p>Pooled</text:p>
                <draw:g>
                  <svg:desc>Sheet1.D22:Sheet1.D22</svg:desc>
                </draw:g>
              </table:table-cell>
              <table:table-cell office:value-type="float" office:value="0.301">
                <text:p>0.301</text:p>
                <draw:g>
                  <svg:desc>Sheet1.E22:Sheet1.N22</svg:desc>
                </draw:g>
              </table:table-cell>
              <table:table-cell office:value-type="float" office:value="0.2731">
                <text:p>0.2731</text:p>
              </table:table-cell>
              <table:table-cell office:value-type="float" office:value="0.2606">
                <text:p>0.2606</text:p>
              </table:table-cell>
              <table:table-cell office:value-type="float" office:value="0.2482">
                <text:p>0.2482</text:p>
              </table:table-cell>
              <table:table-cell office:value-type="float" office:value="0.2364">
                <text:p>0.2364</text:p>
              </table:table-cell>
              <table:table-cell office:value-type="float" office:value="0.2162">
                <text:p>0.2162</text:p>
              </table:table-cell>
              <table:table-cell office:value-type="float" office:value="0.2004">
                <text:p>0.2004</text:p>
              </table:table-cell>
              <table:table-cell office:value-type="float" office:value="0.2118">
                <text:p>0.2118</text:p>
              </table:table-cell>
              <table:table-cell office:value-type="float" office:value="0.2034">
                <text:p>0.2034</text:p>
              </table:table-cell>
              <table:table-cell office:value-type="float" office:value="0.2045">
                <text:p>0.2045</text:p>
              </table:table-cell>
            </table:table-row>
            <table:table-row>
              <table:table-cell office:value-type="string">
                <text:p>Naive</text:p>
                <draw:g>
                  <svg:desc>Sheet1.D23:Sheet1.D23</svg:desc>
                </draw:g>
              </table:table-cell>
              <table:table-cell office:value-type="float" office:value="0.3134">
                <text:p>0.3134</text:p>
                <draw:g>
                  <svg:desc>Sheet1.E23:Sheet1.N23</svg:desc>
                </draw:g>
              </table:table-cell>
              <table:table-cell office:value-type="float" office:value="0.2855">
                <text:p>0.2855</text:p>
              </table:table-cell>
              <table:table-cell office:value-type="float" office:value="0.2493">
                <text:p>0.2493</text:p>
              </table:table-cell>
              <table:table-cell office:value-type="float" office:value="0.2358">
                <text:p>0.2358</text:p>
              </table:table-cell>
              <table:table-cell office:value-type="float" office:value="0.2284">
                <text:p>0.2284</text:p>
              </table:table-cell>
              <table:table-cell office:value-type="float" office:value="0.2182">
                <text:p>0.2182</text:p>
              </table:table-cell>
              <table:table-cell office:value-type="float" office:value="0.2075">
                <text:p>0.2075</text:p>
              </table:table-cell>
              <table:table-cell office:value-type="float" office:value="0.2044">
                <text:p>0.2044</text:p>
              </table:table-cell>
              <table:table-cell office:value-type="float" office:value="0.22">
                <text:p>0.22</text:p>
              </table:table-cell>
              <table:table-cell office:value-type="float" office:value="0.2073">
                <text:p>0.20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63cm" svg:height="9cm" xlink:href=".." xlink:type="simple" chart:class="chart:line" chart:style-name="ch1">
        <chart:title svg:x="5.435cm" svg:y="0.316cm" chart:style-name="ch2">
          <text:p>50 Nodes</text:p>
        </chart:title>
        <chart:plot-area chart:style-name="ch3" table:cell-range-address="Sheet1.D24:Sheet1.N26" chart:data-source-has-labels="column" svg:x="0.707cm" svg:y="1.635cm" svg:width="11.642cm" svg:height="6.765cm">
          <chartooo:coordinate-region svg:x="1.434cm" svg:y="1.847cm" svg:width="10.728cm" svg:height="5.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4:Sheet1.N24" chart:label-cell-address="Sheet1.D24:Sheet1.D24" chart:class="chart:line">
            <chart:data-point chart:repeated="10"/>
          </chart:series>
          <chart:series chart:style-name="ch7" chart:values-cell-range-address="Sheet1.E25:Sheet1.N25" chart:label-cell-address="Sheet1.D25:Sheet1.D25" chart:class="chart:line">
            <chart:data-point chart:repeated="10"/>
          </chart:series>
          <chart:series chart:style-name="ch8" chart:values-cell-range-address="Sheet1.E26:Sheet1.N26" chart:label-cell-address="Sheet1.D26:Sheet1.D26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Sheet1.D24:Sheet1.D24</svg:desc>
                </draw:g>
              </table:table-cell>
              <table:table-cell office:value-type="float" office:value="0.4841">
                <text:p>0.4841</text:p>
                <draw:g>
                  <svg:desc>Sheet1.E24:Sheet1.N24</svg:desc>
                </draw:g>
              </table:table-cell>
              <table:table-cell office:value-type="float" office:value="0.498">
                <text:p>0.498</text:p>
              </table:table-cell>
              <table:table-cell office:value-type="float" office:value="0.4954">
                <text:p>0.4954</text:p>
              </table:table-cell>
              <table:table-cell office:value-type="float" office:value="0.5019">
                <text:p>0.5019</text:p>
              </table:table-cell>
              <table:table-cell office:value-type="float" office:value="0.494">
                <text:p>0.494</text:p>
              </table:table-cell>
              <table:table-cell office:value-type="float" office:value="0.5001">
                <text:p>0.5001</text:p>
              </table:table-cell>
              <table:table-cell office:value-type="float" office:value="0.5448">
                <text:p>0.5448</text:p>
              </table:table-cell>
              <table:table-cell office:value-type="float" office:value="0.4992">
                <text:p>0.4992</text:p>
              </table:table-cell>
              <table:table-cell office:value-type="float" office:value="0.5006">
                <text:p>0.5006</text:p>
              </table:table-cell>
              <table:table-cell office:value-type="float" office:value="0.4924">
                <text:p>0.4924</text:p>
              </table:table-cell>
            </table:table-row>
            <table:table-row>
              <table:table-cell office:value-type="string">
                <text:p>Pooled</text:p>
                <draw:g>
                  <svg:desc>Sheet1.D25:Sheet1.D25</svg:desc>
                </draw:g>
              </table:table-cell>
              <table:table-cell office:value-type="float" office:value="0.7944">
                <text:p>0.7944</text:p>
                <draw:g>
                  <svg:desc>Sheet1.E25:Sheet1.N25</svg:desc>
                </draw:g>
              </table:table-cell>
              <table:table-cell office:value-type="float" office:value="0.664">
                <text:p>0.664</text:p>
              </table:table-cell>
              <table:table-cell office:value-type="float" office:value="0.5916">
                <text:p>0.5916</text:p>
              </table:table-cell>
              <table:table-cell office:value-type="float" office:value="0.5655">
                <text:p>0.5655</text:p>
              </table:table-cell>
              <table:table-cell office:value-type="float" office:value="0.5498">
                <text:p>0.5498</text:p>
              </table:table-cell>
              <table:table-cell office:value-type="float" office:value="0.5394">
                <text:p>0.5394</text:p>
              </table:table-cell>
              <table:table-cell office:value-type="float" office:value="0.5124">
                <text:p>0.5124</text:p>
              </table:table-cell>
              <table:table-cell office:value-type="float" office:value="0.5085">
                <text:p>0.5085</text:p>
              </table:table-cell>
              <table:table-cell office:value-type="float" office:value="0.5047">
                <text:p>0.5047</text:p>
              </table:table-cell>
              <table:table-cell office:value-type="float" office:value="0.4949">
                <text:p>0.4949</text:p>
              </table:table-cell>
            </table:table-row>
            <table:table-row>
              <table:table-cell office:value-type="string">
                <text:p>Naive</text:p>
                <draw:g>
                  <svg:desc>Sheet1.D26:Sheet1.D26</svg:desc>
                </draw:g>
              </table:table-cell>
              <table:table-cell office:value-type="float" office:value="0.7726">
                <text:p>0.7726</text:p>
                <draw:g>
                  <svg:desc>Sheet1.E26:Sheet1.N26</svg:desc>
                </draw:g>
              </table:table-cell>
              <table:table-cell office:value-type="float" office:value="0.6284">
                <text:p>0.6284</text:p>
              </table:table-cell>
              <table:table-cell office:value-type="float" office:value="0.5999">
                <text:p>0.5999</text:p>
              </table:table-cell>
              <table:table-cell office:value-type="float" office:value="0.5647">
                <text:p>0.5647</text:p>
              </table:table-cell>
              <table:table-cell office:value-type="float" office:value="0.543">
                <text:p>0.543</text:p>
              </table:table-cell>
              <table:table-cell office:value-type="float" office:value="0.5358">
                <text:p>0.5358</text:p>
              </table:table-cell>
              <table:table-cell office:value-type="float" office:value="0.5102">
                <text:p>0.5102</text:p>
              </table:table-cell>
              <table:table-cell office:value-type="float" office:value="0.5019">
                <text:p>0.5019</text:p>
              </table:table-cell>
              <table:table-cell office:value-type="float" office:value="0.4979">
                <text:p>0.4979</text:p>
              </table:table-cell>
              <table:table-cell office:value-type="float" office:value="0.5033">
                <text:p>0.50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907cm" svg:height="9cm" xlink:href=".." xlink:type="simple" chart:class="chart:line" chart:style-name="ch1">
        <chart:title svg:x="5.338cm" svg:y="0.316cm" chart:style-name="ch2">
          <text:p>100 Nodes</text:p>
        </chart:title>
        <chart:plot-area chart:style-name="ch3" table:cell-range-address="Sheet1.D27:Sheet1.N29" chart:data-source-has-labels="column" svg:x="0.708cm" svg:y="1.635cm" svg:width="11.683cm" svg:height="6.765cm">
          <chartooo:coordinate-region svg:x="1.435cm" svg:y="1.847cm" svg:width="10.769cm" svg:height="5.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7:Sheet1.N27" chart:label-cell-address="Sheet1.D27:Sheet1.D27" chart:class="chart:line">
            <chart:data-point chart:repeated="10"/>
          </chart:series>
          <chart:series chart:style-name="ch7" chart:values-cell-range-address="Sheet1.E28:Sheet1.N28" chart:label-cell-address="Sheet1.D28:Sheet1.D28" chart:class="chart:line">
            <chart:data-point chart:repeated="10"/>
          </chart:series>
          <chart:series chart:style-name="ch8" chart:values-cell-range-address="Sheet1.E29:Sheet1.N29" chart:label-cell-address="Sheet1.D29:Sheet1.D29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Sheet1.D27:Sheet1.D27</svg:desc>
                </draw:g>
              </table:table-cell>
              <table:table-cell office:value-type="float" office:value="0.9805">
                <text:p>0.9805</text:p>
                <draw:g>
                  <svg:desc>Sheet1.E27:Sheet1.N27</svg:desc>
                </draw:g>
              </table:table-cell>
              <table:table-cell office:value-type="float" office:value="0.9898">
                <text:p>0.9898</text:p>
              </table:table-cell>
              <table:table-cell office:value-type="float" office:value="0.9919">
                <text:p>0.9919</text:p>
              </table:table-cell>
              <table:table-cell office:value-type="float" office:value="0.9821">
                <text:p>0.9821</text:p>
              </table:table-cell>
              <table:table-cell office:value-type="float" office:value="0.9923">
                <text:p>0.9923</text:p>
              </table:table-cell>
              <table:table-cell office:value-type="float" office:value="0.9862">
                <text:p>0.9862</text:p>
              </table:table-cell>
              <table:table-cell office:value-type="float" office:value="0.9881">
                <text:p>0.9881</text:p>
              </table:table-cell>
              <table:table-cell office:value-type="float" office:value="0.9875">
                <text:p>0.9875</text:p>
              </table:table-cell>
              <table:table-cell office:value-type="float" office:value="0.9888">
                <text:p>0.9888</text:p>
              </table:table-cell>
              <table:table-cell office:value-type="float" office:value="0.9886">
                <text:p>0.9886</text:p>
              </table:table-cell>
            </table:table-row>
            <table:table-row>
              <table:table-cell office:value-type="string">
                <text:p>Pooled</text:p>
                <draw:g>
                  <svg:desc>Sheet1.D28:Sheet1.D28</svg:desc>
                </draw:g>
              </table:table-cell>
              <table:table-cell office:value-type="float" office:value="1.6384">
                <text:p>1.6384</text:p>
                <draw:g>
                  <svg:desc>Sheet1.E28:Sheet1.N28</svg:desc>
                </draw:g>
              </table:table-cell>
              <table:table-cell office:value-type="float" office:value="1.3436">
                <text:p>1.3436</text:p>
              </table:table-cell>
              <table:table-cell office:value-type="float" office:value="1.206">
                <text:p>1.206</text:p>
              </table:table-cell>
              <table:table-cell office:value-type="float" office:value="1.2016">
                <text:p>1.2016</text:p>
              </table:table-cell>
              <table:table-cell office:value-type="float" office:value="1.0736">
                <text:p>1.0736</text:p>
              </table:table-cell>
              <table:table-cell office:value-type="float" office:value="1.0855">
                <text:p>1.0855</text:p>
              </table:table-cell>
              <table:table-cell office:value-type="float" office:value="1.0408">
                <text:p>1.0408</text:p>
              </table:table-cell>
              <table:table-cell office:value-type="float" office:value="1.0407">
                <text:p>1.0407</text:p>
              </table:table-cell>
              <table:table-cell office:value-type="float" office:value="0.9878">
                <text:p>0.9878</text:p>
              </table:table-cell>
              <table:table-cell office:value-type="float" office:value="0.9836">
                <text:p>0.9836</text:p>
              </table:table-cell>
            </table:table-row>
            <table:table-row>
              <table:table-cell office:value-type="string">
                <text:p>Naive</text:p>
                <draw:g>
                  <svg:desc>Sheet1.D29:Sheet1.D29</svg:desc>
                </draw:g>
              </table:table-cell>
              <table:table-cell office:value-type="float" office:value="1.5949">
                <text:p>1.5949</text:p>
                <draw:g>
                  <svg:desc>Sheet1.E29:Sheet1.N29</svg:desc>
                </draw:g>
              </table:table-cell>
              <table:table-cell office:value-type="float" office:value="1.3653">
                <text:p>1.3653</text:p>
              </table:table-cell>
              <table:table-cell office:value-type="float" office:value="1.3632">
                <text:p>1.3632</text:p>
              </table:table-cell>
              <table:table-cell office:value-type="float" office:value="1.1171">
                <text:p>1.1171</text:p>
              </table:table-cell>
              <table:table-cell office:value-type="float" office:value="1.0749">
                <text:p>1.0749</text:p>
              </table:table-cell>
              <table:table-cell office:value-type="float" office:value="1.0654">
                <text:p>1.0654</text:p>
              </table:table-cell>
              <table:table-cell office:value-type="float" office:value="1.0266">
                <text:p>1.0266</text:p>
              </table:table-cell>
              <table:table-cell office:value-type="float" office:value="1.0162">
                <text:p>1.0162</text:p>
              </table:table-cell>
              <table:table-cell office:value-type="float" office:value="0.9781">
                <text:p>0.9781</text:p>
              </table:table-cell>
              <table:table-cell office:value-type="float" office:value="0.9765">
                <text:p>0.97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79cm" svg:height="9cm" xlink:href=".." xlink:type="simple" chart:class="chart:line" chart:style-name="ch1">
        <chart:title svg:x="5.324cm" svg:y="0.316cm" chart:style-name="ch2">
          <text:p>200 Nodes</text:p>
        </chart:title>
        <chart:plot-area chart:style-name="ch3" table:cell-range-address="Sheet1.D30:Sheet1.N32" chart:data-source-has-labels="column" svg:x="0.707cm" svg:y="1.635cm" svg:width="11.658cm" svg:height="6.765cm">
          <chartooo:coordinate-region svg:x="1.434cm" svg:y="1.847cm" svg:width="10.744cm" svg:height="5.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30:Sheet1.N30" chart:label-cell-address="Sheet1.D30:Sheet1.D30" chart:class="chart:line">
            <chart:data-point chart:repeated="10"/>
          </chart:series>
          <chart:series chart:style-name="ch7" chart:values-cell-range-address="Sheet1.E31:Sheet1.N31" chart:label-cell-address="Sheet1.D31:Sheet1.D31" chart:class="chart:line">
            <chart:data-point chart:repeated="10"/>
          </chart:series>
          <chart:series chart:style-name="ch8" chart:values-cell-range-address="Sheet1.E32:Sheet1.N32" chart:label-cell-address="Sheet1.D32:Sheet1.D32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Sheet1.D30:Sheet1.D30</svg:desc>
                </draw:g>
              </table:table-cell>
              <table:table-cell office:value-type="float" office:value="1.9704">
                <text:p>1.9704</text:p>
                <draw:g>
                  <svg:desc>Sheet1.E30:Sheet1.N30</svg:desc>
                </draw:g>
              </table:table-cell>
              <table:table-cell office:value-type="float" office:value="1.9533">
                <text:p>1.9533</text:p>
              </table:table-cell>
              <table:table-cell office:value-type="float" office:value="2.0759">
                <text:p>2.0759</text:p>
              </table:table-cell>
              <table:table-cell office:value-type="float" office:value="1.9952">
                <text:p>1.9952</text:p>
              </table:table-cell>
              <table:table-cell office:value-type="float" office:value="1.9536">
                <text:p>1.9536</text:p>
              </table:table-cell>
              <table:table-cell office:value-type="float" office:value="2.0081">
                <text:p>2.0081</text:p>
              </table:table-cell>
              <table:table-cell office:value-type="float" office:value="1.9429">
                <text:p>1.9429</text:p>
              </table:table-cell>
              <table:table-cell office:value-type="float" office:value="2.0584">
                <text:p>2.0584</text:p>
              </table:table-cell>
              <table:table-cell office:value-type="float" office:value="1.9428">
                <text:p>1.9428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Pooled</text:p>
                <draw:g>
                  <svg:desc>Sheet1.D31:Sheet1.D31</svg:desc>
                </draw:g>
              </table:table-cell>
              <table:table-cell office:value-type="float" office:value="3.1216">
                <text:p>3.1216</text:p>
                <draw:g>
                  <svg:desc>Sheet1.E31:Sheet1.N31</svg:desc>
                </draw:g>
              </table:table-cell>
              <table:table-cell office:value-type="float" office:value="2.7772">
                <text:p>2.7772</text:p>
              </table:table-cell>
              <table:table-cell office:value-type="float" office:value="2.5537">
                <text:p>2.5537</text:p>
              </table:table-cell>
              <table:table-cell office:value-type="float" office:value="2.4032">
                <text:p>2.4032</text:p>
              </table:table-cell>
              <table:table-cell office:value-type="float" office:value="2.272">
                <text:p>2.272</text:p>
              </table:table-cell>
              <table:table-cell office:value-type="float" office:value="2.2476">
                <text:p>2.2476</text:p>
              </table:table-cell>
              <table:table-cell office:value-type="float" office:value="2.1614">
                <text:p>2.1614</text:p>
              </table:table-cell>
              <table:table-cell office:value-type="float" office:value="2.0918">
                <text:p>2.0918</text:p>
              </table:table-cell>
              <table:table-cell office:value-type="float" office:value="2.088">
                <text:p>2.088</text:p>
              </table:table-cell>
              <table:table-cell office:value-type="float" office:value="2.0371">
                <text:p>2.0371</text:p>
              </table:table-cell>
            </table:table-row>
            <table:table-row>
              <table:table-cell office:value-type="string">
                <text:p>Naive</text:p>
                <draw:g>
                  <svg:desc>Sheet1.D32:Sheet1.D32</svg:desc>
                </draw:g>
              </table:table-cell>
              <table:table-cell office:value-type="float" office:value="3.2085">
                <text:p>3.2085</text:p>
                <draw:g>
                  <svg:desc>Sheet1.E32:Sheet1.N32</svg:desc>
                </draw:g>
              </table:table-cell>
              <table:table-cell office:value-type="float" office:value="2.8299">
                <text:p>2.8299</text:p>
              </table:table-cell>
              <table:table-cell office:value-type="float" office:value="2.593">
                <text:p>2.593</text:p>
              </table:table-cell>
              <table:table-cell office:value-type="float" office:value="2.4118">
                <text:p>2.4118</text:p>
              </table:table-cell>
              <table:table-cell office:value-type="float" office:value="2.3216">
                <text:p>2.3216</text:p>
              </table:table-cell>
              <table:table-cell office:value-type="float" office:value="2.1845">
                <text:p>2.1845</text:p>
              </table:table-cell>
              <table:table-cell office:value-type="float" office:value="2.1996">
                <text:p>2.1996</text:p>
              </table:table-cell>
              <table:table-cell office:value-type="float" office:value="2.1185">
                <text:p>2.1185</text:p>
              </table:table-cell>
              <table:table-cell office:value-type="float" office:value="2.07">
                <text:p>2.07</text:p>
              </table:table-cell>
              <table:table-cell office:value-type="float" office:value="2.0172">
                <text:p>2.01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69cm" svg:height="9cm" xlink:href=".." xlink:type="simple" chart:class="chart:line" chart:style-name="ch1">
        <chart:title svg:x="5.319cm" svg:y="0.316cm" chart:style-name="ch2">
          <text:p>500 Nodes</text:p>
        </chart:title>
        <chart:plot-area chart:style-name="ch3" table:cell-range-address="Sheet1.D33:Sheet1.N35" chart:data-source-has-labels="column" svg:x="0.707cm" svg:y="1.635cm" svg:width="11.648cm" svg:height="6.765cm">
          <chartooo:coordinate-region svg:x="1.328cm" svg:y="1.847cm" svg:width="10.84cm" svg:height="5.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33:Sheet1.N33" chart:label-cell-address="Sheet1.D33:Sheet1.D33" chart:class="chart:line">
            <chart:data-point chart:repeated="10"/>
          </chart:series>
          <chart:series chart:style-name="ch7" chart:values-cell-range-address="Sheet1.E34:Sheet1.N34" chart:label-cell-address="Sheet1.D34:Sheet1.D34" chart:class="chart:line">
            <chart:data-point chart:repeated="10"/>
          </chart:series>
          <chart:series chart:style-name="ch8" chart:values-cell-range-address="Sheet1.E35:Sheet1.N35" chart:label-cell-address="Sheet1.D35:Sheet1.D35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Sheet1.D33:Sheet1.D33</svg:desc>
                </draw:g>
              </table:table-cell>
              <table:table-cell office:value-type="float" office:value="4.9275">
                <text:p>4.9275</text:p>
                <draw:g>
                  <svg:desc>Sheet1.E33:Sheet1.N33</svg:desc>
                </draw:g>
              </table:table-cell>
              <table:table-cell office:value-type="float" office:value="4.8499">
                <text:p>4.8499</text:p>
              </table:table-cell>
              <table:table-cell office:value-type="float" office:value="4.8365">
                <text:p>4.8365</text:p>
              </table:table-cell>
              <table:table-cell office:value-type="float" office:value="4.8158">
                <text:p>4.8158</text:p>
              </table:table-cell>
              <table:table-cell office:value-type="float" office:value="4.8313">
                <text:p>4.8313</text:p>
              </table:table-cell>
              <table:table-cell office:value-type="float" office:value="5.0077">
                <text:p>5.0077</text:p>
              </table:table-cell>
              <table:table-cell office:value-type="float" office:value="4.8872">
                <text:p>4.8872</text:p>
              </table:table-cell>
              <table:table-cell office:value-type="float" office:value="4.9236">
                <text:p>4.9236</text:p>
              </table:table-cell>
              <table:table-cell office:value-type="float" office:value="4.8668">
                <text:p>4.8668</text:p>
              </table:table-cell>
              <table:table-cell office:value-type="float" office:value="4.9058">
                <text:p>4.9058</text:p>
              </table:table-cell>
            </table:table-row>
            <table:table-row>
              <table:table-cell office:value-type="string">
                <text:p>Pooled</text:p>
                <draw:g>
                  <svg:desc>Sheet1.D34:Sheet1.D34</svg:desc>
                </draw:g>
              </table:table-cell>
              <table:table-cell office:value-type="float" office:value="9.1382">
                <text:p>9.1382</text:p>
                <draw:g>
                  <svg:desc>Sheet1.E34:Sheet1.N34</svg:desc>
                </draw:g>
              </table:table-cell>
              <table:table-cell office:value-type="float" office:value="8.1112">
                <text:p>8.1112</text:p>
              </table:table-cell>
              <table:table-cell office:value-type="float" office:value="7.5443">
                <text:p>7.5443</text:p>
              </table:table-cell>
              <table:table-cell office:value-type="float" office:value="7.1601">
                <text:p>7.1601</text:p>
              </table:table-cell>
              <table:table-cell office:value-type="float" office:value="6.731">
                <text:p>6.731</text:p>
              </table:table-cell>
              <table:table-cell office:value-type="float" office:value="6.4966">
                <text:p>6.4966</text:p>
              </table:table-cell>
              <table:table-cell office:value-type="float" office:value="6.3079">
                <text:p>6.3079</text:p>
              </table:table-cell>
              <table:table-cell office:value-type="float" office:value="6.2463">
                <text:p>6.2463</text:p>
              </table:table-cell>
              <table:table-cell office:value-type="float" office:value="6.2466">
                <text:p>6.2466</text:p>
              </table:table-cell>
              <table:table-cell office:value-type="float" office:value="6.0694">
                <text:p>6.0694</text:p>
              </table:table-cell>
            </table:table-row>
            <table:table-row>
              <table:table-cell office:value-type="string">
                <text:p>Naive</text:p>
                <draw:g>
                  <svg:desc>Sheet1.D35:Sheet1.D35</svg:desc>
                </draw:g>
              </table:table-cell>
              <table:table-cell office:value-type="float" office:value="8.9427">
                <text:p>8.9427</text:p>
                <draw:g>
                  <svg:desc>Sheet1.E35:Sheet1.N35</svg:desc>
                </draw:g>
              </table:table-cell>
              <table:table-cell office:value-type="float" office:value="8.0134">
                <text:p>8.0134</text:p>
              </table:table-cell>
              <table:table-cell office:value-type="float" office:value="7.3789">
                <text:p>7.3789</text:p>
              </table:table-cell>
              <table:table-cell office:value-type="float" office:value="6.9856">
                <text:p>6.9856</text:p>
              </table:table-cell>
              <table:table-cell office:value-type="float" office:value="6.9029">
                <text:p>6.9029</text:p>
              </table:table-cell>
              <table:table-cell office:value-type="float" office:value="6.5597">
                <text:p>6.5597</text:p>
              </table:table-cell>
              <table:table-cell office:value-type="float" office:value="6.3261">
                <text:p>6.3261</text:p>
              </table:table-cell>
              <table:table-cell office:value-type="float" office:value="6.2463">
                <text:p>6.2463</text:p>
              </table:table-cell>
              <table:table-cell office:value-type="float" office:value="6.1911">
                <text:p>6.1911</text:p>
              </table:table-cell>
              <table:table-cell office:value-type="float" office:value="6.0505">
                <text:p>6.050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57cm" svg:height="9cm" xlink:href=".." xlink:type="simple" chart:class="chart:line" chart:style-name="ch1">
        <chart:title svg:x="5.194cm" svg:y="0.316cm" chart:style-name="ch2">
          <text:p>1000 Nodes</text:p>
        </chart:title>
        <chart:plot-area chart:style-name="ch3" table:cell-range-address="Sheet1.D36:Sheet1.N38" chart:data-source-has-labels="column" svg:x="0.707cm" svg:y="1.635cm" svg:width="11.636cm" svg:height="6.765cm">
          <chartooo:coordinate-region svg:x="1.328cm" svg:y="1.847cm" svg:width="10.828cm" svg:height="5.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36:Sheet1.N36" chart:label-cell-address="Sheet1.D36:Sheet1.D36" chart:class="chart:line">
            <chart:data-point chart:repeated="10"/>
          </chart:series>
          <chart:series chart:style-name="ch7" chart:values-cell-range-address="Sheet1.E37:Sheet1.N37" chart:label-cell-address="Sheet1.D37:Sheet1.D37" chart:class="chart:line">
            <chart:data-point chart:repeated="10"/>
          </chart:series>
          <chart:series chart:style-name="ch8" chart:values-cell-range-address="Sheet1.E38:Sheet1.N38" chart:label-cell-address="Sheet1.D38:Sheet1.D38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Sheet1.D36:Sheet1.D36</svg:desc>
                </draw:g>
              </table:table-cell>
              <table:table-cell office:value-type="float" office:value="9.9947">
                <text:p>9.9947</text:p>
                <draw:g>
                  <svg:desc>Sheet1.E36:Sheet1.N36</svg:desc>
                </draw:g>
              </table:table-cell>
              <table:table-cell office:value-type="float" office:value="9.5664">
                <text:p>9.5664</text:p>
              </table:table-cell>
              <table:table-cell office:value-type="float" office:value="9.8747">
                <text:p>9.8747</text:p>
              </table:table-cell>
              <table:table-cell office:value-type="float" office:value="9.6952">
                <text:p>9.6952</text:p>
              </table:table-cell>
              <table:table-cell office:value-type="float" office:value="10.0567">
                <text:p>10.0567</text:p>
              </table:table-cell>
              <table:table-cell office:value-type="float" office:value="9.6409">
                <text:p>9.6409</text:p>
              </table:table-cell>
              <table:table-cell office:value-type="float" office:value="9.7092">
                <text:p>9.7092</text:p>
              </table:table-cell>
              <table:table-cell office:value-type="float" office:value="9.6944">
                <text:p>9.6944</text:p>
              </table:table-cell>
              <table:table-cell office:value-type="float" office:value="9.6937">
                <text:p>9.6937</text:p>
              </table:table-cell>
              <table:table-cell office:value-type="float" office:value="9.9661">
                <text:p>9.9661</text:p>
              </table:table-cell>
            </table:table-row>
            <table:table-row>
              <table:table-cell office:value-type="string">
                <text:p>Pooled</text:p>
                <draw:g>
                  <svg:desc>Sheet1.D37:Sheet1.D37</svg:desc>
                </draw:g>
              </table:table-cell>
              <table:table-cell office:value-type="float" office:value="18.7481">
                <text:p>18.7481</text:p>
                <draw:g>
                  <svg:desc>Sheet1.E37:Sheet1.N37</svg:desc>
                </draw:g>
              </table:table-cell>
              <table:table-cell office:value-type="float" office:value="17.3595">
                <text:p>17.3595</text:p>
              </table:table-cell>
              <table:table-cell office:value-type="float" office:value="16.4819">
                <text:p>16.4819</text:p>
              </table:table-cell>
              <table:table-cell office:value-type="float" office:value="15.5272">
                <text:p>15.5272</text:p>
              </table:table-cell>
              <table:table-cell office:value-type="float" office:value="14.9395">
                <text:p>14.9395</text:p>
              </table:table-cell>
              <table:table-cell office:value-type="float" office:value="14.9253">
                <text:p>14.9253</text:p>
              </table:table-cell>
              <table:table-cell office:value-type="float" office:value="14.329">
                <text:p>14.329</text:p>
              </table:table-cell>
              <table:table-cell office:value-type="float" office:value="14.376">
                <text:p>14.376</text:p>
              </table:table-cell>
              <table:table-cell office:value-type="float" office:value="14.3047">
                <text:p>14.3047</text:p>
              </table:table-cell>
              <table:table-cell office:value-type="float" office:value="14.0257">
                <text:p>14.0257</text:p>
              </table:table-cell>
            </table:table-row>
            <table:table-row>
              <table:table-cell office:value-type="string">
                <text:p>Naive</text:p>
                <draw:g>
                  <svg:desc>Sheet1.D38:Sheet1.D38</svg:desc>
                </draw:g>
              </table:table-cell>
              <table:table-cell office:value-type="float" office:value="19.5859">
                <text:p>19.5859</text:p>
                <draw:g>
                  <svg:desc>Sheet1.E38:Sheet1.N38</svg:desc>
                </draw:g>
              </table:table-cell>
              <table:table-cell office:value-type="float" office:value="17.5705">
                <text:p>17.5705</text:p>
              </table:table-cell>
              <table:table-cell office:value-type="float" office:value="16.7591">
                <text:p>16.7591</text:p>
              </table:table-cell>
              <table:table-cell office:value-type="float" office:value="15.9322">
                <text:p>15.9322</text:p>
              </table:table-cell>
              <table:table-cell office:value-type="float" office:value="15.5167">
                <text:p>15.5167</text:p>
              </table:table-cell>
              <table:table-cell office:value-type="float" office:value="14.9015">
                <text:p>14.9015</text:p>
              </table:table-cell>
              <table:table-cell office:value-type="float" office:value="14.814">
                <text:p>14.814</text:p>
              </table:table-cell>
              <table:table-cell office:value-type="float" office:value="14.4102">
                <text:p>14.4102</text:p>
              </table:table-cell>
              <table:table-cell office:value-type="float" office:value="14.2112">
                <text:p>14.2112</text:p>
              </table:table-cell>
              <table:table-cell office:value-type="float" office:value="14.0859">
                <text:p>14.085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95cm" svg:height="9cm" xlink:href=".." xlink:type="simple" chart:class="chart:line" chart:style-name="ch1">
        <chart:title svg:x="5.213cm" svg:y="0.316cm" chart:style-name="ch2">
          <text:p>1500 Nodes</text:p>
        </chart:title>
        <chart:plot-area chart:style-name="ch3" table:cell-range-address="Sheet1.D39:Sheet1.N41" chart:data-source-has-labels="column" svg:x="0.707cm" svg:y="1.635cm" svg:width="11.674cm" svg:height="6.765cm">
          <chartooo:coordinate-region svg:x="1.328cm" svg:y="1.847cm" svg:width="10.867cm" svg:height="5.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N39" chart:label-cell-address="Sheet1.D39:Sheet1.D39" chart:class="chart:line">
            <chart:data-point chart:repeated="10"/>
          </chart:series>
          <chart:series chart:style-name="ch7" chart:values-cell-range-address="Sheet1.E40:Sheet1.N40" chart:label-cell-address="Sheet1.D40:Sheet1.D40" chart:class="chart:line">
            <chart:data-point chart:repeated="10"/>
          </chart:series>
          <chart:series chart:style-name="ch8" chart:values-cell-range-address="Sheet1.E41:Sheet1.N41" chart:label-cell-address="Sheet1.D41:Sheet1.D4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Sheet1.D39:Sheet1.D39</svg:desc>
                </draw:g>
              </table:table-cell>
              <table:table-cell office:value-type="float" office:value="14.4567">
                <text:p>14.4567</text:p>
                <draw:g>
                  <svg:desc>Sheet1.E39:Sheet1.N39</svg:desc>
                </draw:g>
              </table:table-cell>
              <table:table-cell office:value-type="float" office:value="14.4753">
                <text:p>14.4753</text:p>
              </table:table-cell>
              <table:table-cell office:value-type="float" office:value="14.3967">
                <text:p>14.3967</text:p>
              </table:table-cell>
              <table:table-cell office:value-type="float" office:value="14.6227">
                <text:p>14.6227</text:p>
              </table:table-cell>
              <table:table-cell office:value-type="float" office:value="14.6162">
                <text:p>14.6162</text:p>
              </table:table-cell>
              <table:table-cell office:value-type="float" office:value="14.5989">
                <text:p>14.5989</text:p>
              </table:table-cell>
              <table:table-cell office:value-type="float" office:value="14.4979">
                <text:p>14.4979</text:p>
              </table:table-cell>
              <table:table-cell office:value-type="float" office:value="14.7364">
                <text:p>14.7364</text:p>
              </table:table-cell>
              <table:table-cell office:value-type="float" office:value="14.5084">
                <text:p>14.5084</text:p>
              </table:table-cell>
              <table:table-cell office:value-type="float" office:value="14.3072">
                <text:p>14.3072</text:p>
              </table:table-cell>
            </table:table-row>
            <table:table-row>
              <table:table-cell office:value-type="string">
                <text:p>Pooled</text:p>
                <draw:g>
                  <svg:desc>Sheet1.D40:Sheet1.D40</svg:desc>
                </draw:g>
              </table:table-cell>
              <table:table-cell office:value-type="float" office:value="29.0593">
                <text:p>29.0593</text:p>
                <draw:g>
                  <svg:desc>Sheet1.E40:Sheet1.N40</svg:desc>
                </draw:g>
              </table:table-cell>
              <table:table-cell office:value-type="float" office:value="27.9872">
                <text:p>27.9872</text:p>
              </table:table-cell>
              <table:table-cell office:value-type="float" office:value="26.489">
                <text:p>26.489</text:p>
              </table:table-cell>
              <table:table-cell office:value-type="float" office:value="25.2038">
                <text:p>25.2038</text:p>
              </table:table-cell>
              <table:table-cell office:value-type="float" office:value="24.429">
                <text:p>24.429</text:p>
              </table:table-cell>
              <table:table-cell office:value-type="float" office:value="24.0795">
                <text:p>24.0795</text:p>
              </table:table-cell>
              <table:table-cell office:value-type="float" office:value="23.778">
                <text:p>23.778</text:p>
              </table:table-cell>
              <table:table-cell office:value-type="float" office:value="23.2854">
                <text:p>23.2854</text:p>
              </table:table-cell>
              <table:table-cell office:value-type="float" office:value="22.8795">
                <text:p>22.8795</text:p>
              </table:table-cell>
              <table:table-cell office:value-type="float" office:value="22.8689">
                <text:p>22.8689</text:p>
              </table:table-cell>
            </table:table-row>
            <table:table-row>
              <table:table-cell office:value-type="string">
                <text:p>Naive</text:p>
                <draw:g>
                  <svg:desc>Sheet1.D41:Sheet1.D41</svg:desc>
                </draw:g>
              </table:table-cell>
              <table:table-cell office:value-type="float" office:value="29.8567">
                <text:p>29.8567</text:p>
                <draw:g>
                  <svg:desc>Sheet1.E41:Sheet1.N41</svg:desc>
                </draw:g>
              </table:table-cell>
              <table:table-cell office:value-type="float" office:value="27.2782">
                <text:p>27.2782</text:p>
              </table:table-cell>
              <table:table-cell office:value-type="float" office:value="26.3121">
                <text:p>26.3121</text:p>
              </table:table-cell>
              <table:table-cell office:value-type="float" office:value="25.7918">
                <text:p>25.7918</text:p>
              </table:table-cell>
              <table:table-cell office:value-type="float" office:value="25.1719">
                <text:p>25.1719</text:p>
              </table:table-cell>
              <table:table-cell office:value-type="float" office:value="24.2161">
                <text:p>24.2161</text:p>
              </table:table-cell>
              <table:table-cell office:value-type="float" office:value="23.9194">
                <text:p>23.9194</text:p>
              </table:table-cell>
              <table:table-cell office:value-type="float" office:value="24.0488">
                <text:p>24.0488</text:p>
              </table:table-cell>
              <table:table-cell office:value-type="float" office:value="23.3167">
                <text:p>23.3167</text:p>
              </table:table-cell>
              <table:table-cell office:value-type="float" office:value="23.145">
                <text:p>23.14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76cm" svg:height="9cm" xlink:href=".." xlink:type="simple" chart:class="chart:line" chart:style-name="ch1">
        <chart:title svg:x="5.204cm" svg:y="0.316cm" chart:style-name="ch2">
          <text:p>2000 Nodes</text:p>
        </chart:title>
        <chart:plot-area chart:style-name="ch3" table:cell-range-address="Sheet1.D42:Sheet1.N44" chart:data-source-has-labels="column" svg:x="0.707cm" svg:y="1.635cm" svg:width="11.655cm" svg:height="6.765cm">
          <chartooo:coordinate-region svg:x="1.328cm" svg:y="1.847cm" svg:width="10.847cm" svg:height="5.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42:Sheet1.N42" chart:label-cell-address="Sheet1.D42:Sheet1.D42" chart:class="chart:line">
            <chart:data-point chart:repeated="10"/>
          </chart:series>
          <chart:series chart:style-name="ch7" chart:values-cell-range-address="Sheet1.E43:Sheet1.N43" chart:label-cell-address="Sheet1.D43:Sheet1.D43" chart:class="chart:line">
            <chart:data-point chart:repeated="10"/>
          </chart:series>
          <chart:series chart:style-name="ch8" chart:values-cell-range-address="Sheet1.E44:Sheet1.N44" chart:label-cell-address="Sheet1.D44:Sheet1.D44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Sheet1.D42:Sheet1.D42</svg:desc>
                </draw:g>
              </table:table-cell>
              <table:table-cell office:value-type="float" office:value="23.7067">
                <text:p>23.7067</text:p>
                <draw:g>
                  <svg:desc>Sheet1.E42:Sheet1.N42</svg:desc>
                </draw:g>
              </table:table-cell>
              <table:table-cell office:value-type="float" office:value="21.7533">
                <text:p>21.7533</text:p>
              </table:table-cell>
              <table:table-cell office:value-type="float" office:value="20.8685">
                <text:p>20.8685</text:p>
              </table:table-cell>
              <table:table-cell office:value-type="float" office:value="20.5587">
                <text:p>20.5587</text:p>
              </table:table-cell>
              <table:table-cell office:value-type="float" office:value="20.2493">
                <text:p>20.2493</text:p>
              </table:table-cell>
              <table:table-cell office:value-type="float" office:value="20.3146">
                <text:p>20.3146</text:p>
              </table:table-cell>
              <table:table-cell office:value-type="float" office:value="20.2708">
                <text:p>20.2708</text:p>
              </table:table-cell>
              <table:table-cell office:value-type="float" office:value="20.4354">
                <text:p>20.4354</text:p>
              </table:table-cell>
              <table:table-cell office:value-type="float" office:value="20.181">
                <text:p>20.181</text:p>
              </table:table-cell>
              <table:table-cell office:value-type="float" office:value="20.7058">
                <text:p>20.7058</text:p>
              </table:table-cell>
            </table:table-row>
            <table:table-row>
              <table:table-cell office:value-type="string">
                <text:p>Pooled</text:p>
                <draw:g>
                  <svg:desc>Sheet1.D43:Sheet1.D43</svg:desc>
                </draw:g>
              </table:table-cell>
              <table:table-cell office:value-type="float" office:value="39.0632">
                <text:p>39.0632</text:p>
                <draw:g>
                  <svg:desc>Sheet1.E43:Sheet1.N43</svg:desc>
                </draw:g>
              </table:table-cell>
              <table:table-cell office:value-type="float" office:value="35.3955">
                <text:p>35.3955</text:p>
              </table:table-cell>
              <table:table-cell office:value-type="float" office:value="35.2486">
                <text:p>35.2486</text:p>
              </table:table-cell>
              <table:table-cell office:value-type="float" office:value="34.4367">
                <text:p>34.4367</text:p>
              </table:table-cell>
              <table:table-cell office:value-type="float" office:value="34.1258">
                <text:p>34.1258</text:p>
              </table:table-cell>
              <table:table-cell office:value-type="float" office:value="33.6899">
                <text:p>33.6899</text:p>
              </table:table-cell>
              <table:table-cell office:value-type="float" office:value="32.8981">
                <text:p>32.8981</text:p>
              </table:table-cell>
              <table:table-cell office:value-type="float" office:value="33.0726">
                <text:p>33.0726</text:p>
              </table:table-cell>
              <table:table-cell office:value-type="float" office:value="33.0669">
                <text:p>33.0669</text:p>
              </table:table-cell>
              <table:table-cell office:value-type="float" office:value="32.3196">
                <text:p>32.3196</text:p>
              </table:table-cell>
            </table:table-row>
            <table:table-row>
              <table:table-cell office:value-type="string">
                <text:p>Naive</text:p>
                <draw:g>
                  <svg:desc>Sheet1.D44:Sheet1.D44</svg:desc>
                </draw:g>
              </table:table-cell>
              <table:table-cell office:value-type="float" office:value="40.7947">
                <text:p>40.7947</text:p>
                <draw:g>
                  <svg:desc>Sheet1.E44:Sheet1.N44</svg:desc>
                </draw:g>
              </table:table-cell>
              <table:table-cell office:value-type="float" office:value="37.1844">
                <text:p>37.1844</text:p>
              </table:table-cell>
              <table:table-cell office:value-type="float" office:value="35.6758">
                <text:p>35.6758</text:p>
              </table:table-cell>
              <table:table-cell office:value-type="float" office:value="35.3699">
                <text:p>35.3699</text:p>
              </table:table-cell>
              <table:table-cell office:value-type="float" office:value="33.9514">
                <text:p>33.9514</text:p>
              </table:table-cell>
              <table:table-cell office:value-type="float" office:value="34.2252">
                <text:p>34.2252</text:p>
              </table:table-cell>
              <table:table-cell office:value-type="float" office:value="34.0129">
                <text:p>34.0129</text:p>
              </table:table-cell>
              <table:table-cell office:value-type="float" office:value="33.7323">
                <text:p>33.7323</text:p>
              </table:table-cell>
              <table:table-cell office:value-type="float" office:value="33.149">
                <text:p>33.149</text:p>
              </table:table-cell>
              <table:table-cell office:value-type="float" office:value="32.9194">
                <text:p>32.919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